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3.597cm"/>
    </style:style>
    <style:style style:name="co4" style:family="table-column">
      <style:table-column-properties fo:break-before="auto" style:column-width="0.238cm"/>
    </style:style>
    <style:style style:name="co5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4.627cm"/>
    </style:style>
    <style:style style:name="co8" style:family="table-column">
      <style:table-column-properties fo:break-before="auto" style:column-width="0.319cm"/>
    </style:style>
    <style:style style:name="co9" style:family="table-column">
      <style:table-column-properties fo:break-before="auto" style:column-width="3.043cm"/>
    </style:style>
    <style:style style:name="co10" style:family="table-column">
      <style:table-column-properties fo:break-before="auto" style:column-width="3.942cm"/>
    </style:style>
    <style:style style:name="co11" style:family="table-column">
      <style:table-column-properties fo:break-before="auto" style:column-width="4.154cm"/>
    </style:style>
    <style:style style:name="co12" style:family="table-column">
      <style:table-column-properties fo:break-before="auto" style:column-width="2.619cm"/>
    </style:style>
    <style:style style:name="co13" style:family="table-column">
      <style:table-column-properties fo:break-before="auto" style:column-width="3.83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3.493cm"/>
    </style:style>
    <style:style style:name="co18" style:family="table-column">
      <style:table-column-properties fo:break-before="auto" style:column-width="3.916cm"/>
    </style:style>
    <style:style style:name="co19" style:family="table-column">
      <style:table-column-properties fo:break-before="auto" style:column-width="4.23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66ffff"/>
    </style:style>
    <style:style style:name="ce3" style:family="table-cell" style:parent-style-name="Default">
      <style:text-properties style:font-name="Arial1" style:font-name-asian="Arial1" style:font-name-complex="Arial1"/>
    </style:style>
    <style:style style:name="ce4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6"/>
    <style:style style:name="ce6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106">
      <style:text-properties style:font-name="Arial1" style:font-name-asian="Arial1" style:font-name-complex="Arial1"/>
    </style:style>
    <style:style style:name="ce8" style:family="table-cell" style:parent-style-name="Default" style:data-style-name="N106">
      <style:table-cell-properties fo:background-color="#ffff00"/>
    </style:style>
    <style:style style:name="ce9" style:family="table-cell" style:parent-style-name="Default" style:data-style-name="N106">
      <style:table-cell-properties fo:background-color="#ffffff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007" table:default-cell-style-name="ce1"/>
        <table:table-column table:style-name="co6" table:default-cell-style-name="ce1"/>
        <table:table-row table:style-name="ro1">
          <table:table-cell table:number-columns-repeated="2"/>
          <table:table-cell office:value-type="string">
            <text:p>PV1</text:p>
          </table:table-cell>
          <table:table-cell office:value-type="string">
            <text:p>PV2</text:p>
          </table:table-cell>
          <table:table-cell office:value-type="string">
            <text:p>PV3</text:p>
          </table:table-cell>
          <table:table-cell office:value-type="string">
            <text:p>PV4</text:p>
          </table:table-cell>
          <table:table-cell office:value-type="string">
            <text:p>PV5</text:p>
          </table:table-cell>
          <table:table-cell office:value-type="string">
            <text:p>PV6</text:p>
          </table:table-cell>
          <table:table-cell office:value-type="string">
            <text:p>PV7</text:p>
          </table:table-cell>
          <table:table-cell office:value-type="string">
            <text:p>PV8</text:p>
          </table:table-cell>
          <table:table-cell/>
          <table:table-cell office:value-type="string">
            <text:p>Coef n</text:p>
          </table:table-cell>
          <table:table-cell office:value-type="string">
            <text:p><text:s/>Coef d_lin</text:p>
          </table:table-cell>
          <table:table-cell table:number-columns-repeated="3"/>
          <table:table-cell office:value-type="string">
            <text:p>PV1</text:p>
          </table:table-cell>
          <table:table-cell office:value-type="string">
            <text:p>PV2</text:p>
          </table:table-cell>
          <table:table-cell office:value-type="string">
            <text:p>PV3</text:p>
          </table:table-cell>
          <table:table-cell office:value-type="string">
            <text:p>PV4</text:p>
          </table:table-cell>
          <table:table-cell office:value-type="string">
            <text:p>PV5</text:p>
          </table:table-cell>
          <table:table-cell office:value-type="string">
            <text:p>PV6</text:p>
          </table:table-cell>
          <table:table-cell office:value-type="string">
            <text:p>PV7</text:p>
          </table:table-cell>
          <table:table-cell office:value-type="string">
            <text:p>PV8</text:p>
          </table:table-cell>
          <table:table-cell table:number-columns-repeated="1000"/>
        </table:table-row>
        <table:table-row table:style-name="ro1">
          <table:table-cell office:value-type="string">
            <text:p>Red</text:p>
          </table:table-cell>
          <table:table-cell/>
          <table:table-cell office:value-type="float" office:value="0.694">
            <text:p>0,694</text:p>
          </table:table-cell>
          <table:table-cell office:value-type="float" office:value="0.505">
            <text:p>0,505</text:p>
          </table:table-cell>
          <table:table-cell office:value-type="float" office:value="0.45">
            <text:p>0,45</text:p>
          </table:table-cell>
          <table:table-cell office:value-type="float" office:value="0.41">
            <text:p>0,41</text:p>
          </table:table-cell>
          <table:table-cell office:value-type="float" office:value="0.38">
            <text:p>0,38</text:p>
          </table:table-cell>
          <table:table-cell office:value-type="float" office:value="0.354">
            <text:p>0,354</text:p>
          </table:table-cell>
          <table:table-cell table:formula="of:=0.28" office:value-type="float" office:value="0.28">
            <text:p>0,28</text:p>
          </table:table-cell>
          <table:table-cell office:value-type="float" office:value="0.232">
            <text:p>0,232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d</text:p>
          </table:table-cell>
          <table:table-cell/>
          <table:table-cell table:formula="of:=65535*[.C2]" office:value-type="float" office:value="45481.29">
            <text:p>45481,29</text:p>
          </table:table-cell>
          <table:table-cell table:formula="of:=65535*[.D2]" office:value-type="float" office:value="33095.175">
            <text:p>33095,175</text:p>
          </table:table-cell>
          <table:table-cell table:formula="of:=65535*[.E2]" office:value-type="float" office:value="29490.75">
            <text:p>29490,75</text:p>
          </table:table-cell>
          <table:table-cell table:formula="of:=65535*[.F2]" office:value-type="float" office:value="26869.35">
            <text:p>26869,35</text:p>
          </table:table-cell>
          <table:table-cell table:formula="of:=65535*[.G2]" office:value-type="float" office:value="24903.3">
            <text:p>24903,3</text:p>
          </table:table-cell>
          <table:table-cell table:formula="of:=65535*[.H2]" office:value-type="float" office:value="23199.39">
            <text:p>23199,39</text:p>
          </table:table-cell>
          <table:table-cell table:formula="of:=65535*[.I2]" office:value-type="float" office:value="18349.8">
            <text:p>18349,8</text:p>
          </table:table-cell>
          <table:table-cell table:formula="of:=65535*[.J2]" office:value-type="float" office:value="15204.12">
            <text:p>15204,12</text:p>
          </table:table-cell>
          <table:table-cell table:number-columns-repeated="1000"/>
        </table:table-row>
        <table:table-row table:style-name="ro1">
          <table:table-cell office:value-type="string">
            <text:p>Green</text:p>
          </table:table-cell>
          <table:table-cell/>
          <table:table-cell office:value-type="float" office:value="0.68">
            <text:p>0,68</text:p>
          </table:table-cell>
          <table:table-cell office:value-type="float" office:value="0.549">
            <text:p>0,549</text:p>
          </table:table-cell>
          <table:table-cell office:value-type="float" office:value="0.501">
            <text:p>0,501</text:p>
          </table:table-cell>
          <table:table-cell office:value-type="float" office:value="0.462">
            <text:p>0,462</text:p>
          </table:table-cell>
          <table:table-cell office:value-type="float" office:value="0.432">
            <text:p>0,432</text:p>
          </table:table-cell>
          <table:table-cell office:value-type="float" office:value="0.405">
            <text:p>0,405</text:p>
          </table:table-cell>
          <table:table-cell office:value-type="float" office:value="0.332">
            <text:p>0,332</text:p>
          </table:table-cell>
          <table:table-cell office:value-type="float" office:value="0.266">
            <text:p>0,266</text:p>
          </table:table-cell>
          <table:table-cell table:number-columns-repeated="4"/>
          <table:table-cell office:value-type="string">
            <text:p>Green</text:p>
          </table:table-cell>
          <table:table-cell/>
          <table:table-cell table:formula="of:=65535*[.C3]" office:value-type="float" office:value="44563.8">
            <text:p>44563,8</text:p>
          </table:table-cell>
          <table:table-cell table:formula="of:=65535*[.D3]" office:value-type="float" office:value="35978.715">
            <text:p>35978,715</text:p>
          </table:table-cell>
          <table:table-cell table:formula="of:=65535*[.E3]" office:value-type="float" office:value="32833.035">
            <text:p>32833,035</text:p>
          </table:table-cell>
          <table:table-cell table:formula="of:=65535*[.F3]" office:value-type="float" office:value="30277.17">
            <text:p>30277,17</text:p>
          </table:table-cell>
          <table:table-cell table:formula="of:=65535*[.G3]" office:value-type="float" office:value="28311.12">
            <text:p>28311,12</text:p>
          </table:table-cell>
          <table:table-cell table:formula="of:=65535*[.H3]" office:value-type="float" office:value="26541.675">
            <text:p>26541,675</text:p>
          </table:table-cell>
          <table:table-cell table:formula="of:=65535*[.I3]" office:value-type="float" office:value="21757.62">
            <text:p>21757,62</text:p>
          </table:table-cell>
          <table:table-cell table:formula="of:=65535*[.J3]" office:value-type="float" office:value="17432.31">
            <text:p>17432,31</text:p>
          </table:table-cell>
          <table:table-cell table:number-columns-repeated="1000"/>
        </table:table-row>
        <table:table-row table:style-name="ro1">
          <table:table-cell office:value-type="string">
            <text:p>Blue</text:p>
          </table:table-cell>
          <table:table-cell/>
          <table:table-cell office:value-type="float" office:value="0.482">
            <text:p>0,482</text:p>
          </table:table-cell>
          <table:table-cell office:value-type="float" office:value="0.438">
            <text:p>0,438</text:p>
          </table:table-cell>
          <table:table-cell office:value-type="float" office:value="0.416">
            <text:p>0,416</text:p>
          </table:table-cell>
          <table:table-cell office:value-type="float" office:value="0.399">
            <text:p>0,399</text:p>
          </table:table-cell>
          <table:table-cell office:value-type="float" office:value="0.385">
            <text:p>0,385</text:p>
          </table:table-cell>
          <table:table-cell office:value-type="float" office:value="0.371">
            <text:p>0,371</text:p>
          </table:table-cell>
          <table:table-cell office:value-type="float" office:value="0.331">
            <text:p>0,331</text:p>
          </table:table-cell>
          <table:table-cell office:value-type="float" office:value="0.288">
            <text:p>0,288</text:p>
          </table:table-cell>
          <table:table-cell table:number-columns-repeated="4"/>
          <table:table-cell office:value-type="string">
            <text:p>Blue</text:p>
          </table:table-cell>
          <table:table-cell/>
          <table:table-cell table:formula="of:=65535*[.C4]" office:value-type="float" office:value="31587.87">
            <text:p>31587,87</text:p>
          </table:table-cell>
          <table:table-cell table:formula="of:=65535*[.D4]" office:value-type="float" office:value="28704.33">
            <text:p>28704,33</text:p>
          </table:table-cell>
          <table:table-cell table:formula="of:=65535*[.E4]" office:value-type="float" office:value="27262.56">
            <text:p>27262,56</text:p>
          </table:table-cell>
          <table:table-cell table:formula="of:=65535*[.F4]" office:value-type="float" office:value="26148.465">
            <text:p>26148,465</text:p>
          </table:table-cell>
          <table:table-cell table:formula="of:=65535*[.G4]" office:value-type="float" office:value="25230.975">
            <text:p>25230,975</text:p>
          </table:table-cell>
          <table:table-cell table:formula="of:=65535*[.H4]" office:value-type="float" office:value="24313.485">
            <text:p>24313,485</text:p>
          </table:table-cell>
          <table:table-cell table:formula="of:=65535*[.I4]" office:value-type="float" office:value="21692.085">
            <text:p>21692,085</text:p>
          </table:table-cell>
          <table:table-cell table:formula="of:=65535*[.J4]" office:value-type="float" office:value="18874.08">
            <text:p>18874,08</text:p>
          </table:table-cell>
          <table:table-cell table:number-columns-repeated="1000"/>
        </table:table-row>
        <table:table-row table:style-name="ro1">
          <table:table-cell table:style-name="Default" table:number-columns-repeated="11"/>
          <table:table-cell table:number-columns-repeated="3"/>
          <table:table-cell table:style-name="Default" table:number-columns-repeated="11"/>
          <table:table-cell table:number-columns-repeated="999"/>
        </table:table-row>
        <table:table-row table:style-name="ro1">
          <table:table-cell office:value-type="string">
            <text:p>ECR</text:p>
          </table:table-cell>
          <table:table-cell/>
          <table:table-cell office:value-type="float" office:value="0.00597">
            <text:p>0,00597</text:p>
          </table:table-cell>
          <table:table-cell office:value-type="float" office:value="0.00469">
            <text:p>0,00469</text:p>
          </table:table-cell>
          <table:table-cell office:value-type="float" office:value="0.00464">
            <text:p>0,00464</text:p>
          </table:table-cell>
          <table:table-cell office:value-type="float" office:value="0.00483">
            <text:p>0,00483</text:p>
          </table:table-cell>
          <table:table-cell office:value-type="float" office:value="0.00441">
            <text:p>0,00441</text:p>
          </table:table-cell>
          <table:table-cell office:value-type="float" office:value="0.00435">
            <text:p>0,00435</text:p>
          </table:table-cell>
          <table:table-cell office:value-type="float" office:value="0.0044">
            <text:p>0,0044</text:p>
          </table:table-cell>
          <table:table-cell office:value-type="float" office:value="0.00435">
            <text:p>0,00435</text:p>
          </table:table-cell>
          <table:table-cell table:style-name="Default"/>
          <table:table-cell table:number-columns-repeated="3"/>
          <table:table-cell office:value-type="string">
            <text:p>ECR</text:p>
          </table:table-cell>
          <table:table-cell/>
          <table:table-cell table:formula="of:=65535*[.C6]" office:value-type="float" office:value="391.24395">
            <text:p>391,24395</text:p>
          </table:table-cell>
          <table:table-cell table:formula="of:=65535*[.D6]" office:value-type="float" office:value="307.35915">
            <text:p>307,35915</text:p>
          </table:table-cell>
          <table:table-cell table:formula="of:=65535*[.E6]" office:value-type="float" office:value="304.0824">
            <text:p>304,0824</text:p>
          </table:table-cell>
          <table:table-cell table:formula="of:=65535*[.F6]" office:value-type="float" office:value="316.53405">
            <text:p>316,53405</text:p>
          </table:table-cell>
          <table:table-cell table:formula="of:=65535*[.G6]" office:value-type="float" office:value="289.00935">
            <text:p>289,00935</text:p>
          </table:table-cell>
          <table:table-cell table:formula="of:=65535*[.H6]" office:value-type="float" office:value="285.07725">
            <text:p>285,07725</text:p>
          </table:table-cell>
          <table:table-cell table:formula="of:=65535*[.I6]" office:value-type="float" office:value="288.354">
            <text:p>288,354</text:p>
          </table:table-cell>
          <table:table-cell table:formula="of:=65535*[.J6]" office:value-type="float" office:value="285.07725">
            <text:p>285,07725</text:p>
          </table:table-cell>
          <table:table-cell table:style-name="Default"/>
          <table:table-cell table:number-columns-repeated="999"/>
        </table:table-row>
        <table:table-row table:style-name="ro1">
          <table:table-cell office:value-type="string">
            <text:p>ECG</text:p>
          </table:table-cell>
          <table:table-cell/>
          <table:table-cell office:value-type="float" office:value="0.0054">
            <text:p>0,0054</text:p>
          </table:table-cell>
          <table:table-cell office:value-type="float" office:value="0.00492">
            <text:p>0,00492</text:p>
          </table:table-cell>
          <table:table-cell office:value-type="float" office:value="0.00498">
            <text:p>0,00498</text:p>
          </table:table-cell>
          <table:table-cell office:value-type="float" office:value="0.00531">
            <text:p>0,00531</text:p>
          </table:table-cell>
          <table:table-cell office:value-type="float" office:value="0.0047">
            <text:p>0,0047</text:p>
          </table:table-cell>
          <table:table-cell office:value-type="float" office:value="0.00451">
            <text:p>0,00451</text:p>
          </table:table-cell>
          <table:table-cell office:value-type="float" office:value="0.00458">
            <text:p>0,00458</text:p>
          </table:table-cell>
          <table:table-cell office:value-type="float" office:value="0.00479">
            <text:p>0,00479</text:p>
          </table:table-cell>
          <table:table-cell table:style-name="Default"/>
          <table:table-cell table:number-columns-repeated="3"/>
          <table:table-cell office:value-type="string">
            <text:p>ECG</text:p>
          </table:table-cell>
          <table:table-cell/>
          <table:table-cell table:formula="of:=65535*[.C7]" office:value-type="float" office:value="353.889">
            <text:p>353,889</text:p>
          </table:table-cell>
          <table:table-cell table:formula="of:=65535*[.D7]" office:value-type="float" office:value="322.4322">
            <text:p>322,4322</text:p>
          </table:table-cell>
          <table:table-cell table:formula="of:=65535*[.E7]" office:value-type="float" office:value="326.3643">
            <text:p>326,3643</text:p>
          </table:table-cell>
          <table:table-cell table:formula="of:=65535*[.F7]" office:value-type="float" office:value="347.99085">
            <text:p>347,99085</text:p>
          </table:table-cell>
          <table:table-cell table:formula="of:=65535*[.G7]" office:value-type="float" office:value="308.0145">
            <text:p>308,0145</text:p>
          </table:table-cell>
          <table:table-cell table:formula="of:=65535*[.H7]" office:value-type="float" office:value="295.56285">
            <text:p>295,56285</text:p>
          </table:table-cell>
          <table:table-cell table:formula="of:=65535*[.I7]" office:value-type="float" office:value="300.1503">
            <text:p>300,1503</text:p>
          </table:table-cell>
          <table:table-cell table:formula="of:=65535*[.J7]" office:value-type="float" office:value="313.91265">
            <text:p>313,91265</text:p>
          </table:table-cell>
          <table:table-cell table:number-columns-repeated="1000"/>
        </table:table-row>
        <table:table-row table:style-name="ro1">
          <table:table-cell office:value-type="string">
            <text:p>ECB</text:p>
          </table:table-cell>
          <table:table-cell/>
          <table:table-cell office:value-type="float" office:value="0.00464">
            <text:p>0,00464</text:p>
          </table:table-cell>
          <table:table-cell office:value-type="float" office:value="0.0043">
            <text:p>0,0043</text:p>
          </table:table-cell>
          <table:table-cell office:value-type="float" office:value="0.00418">
            <text:p>0,00418</text:p>
          </table:table-cell>
          <table:table-cell office:value-type="float" office:value="0.00436">
            <text:p>0,00436</text:p>
          </table:table-cell>
          <table:table-cell office:value-type="float" office:value="0.00411">
            <text:p>0,00411</text:p>
          </table:table-cell>
          <table:table-cell office:value-type="float" office:value="0.00399">
            <text:p>0,00399</text:p>
          </table:table-cell>
          <table:table-cell office:value-type="float" office:value="0.00396">
            <text:p>0,00396</text:p>
          </table:table-cell>
          <table:table-cell office:value-type="float" office:value="0.00422">
            <text:p>0,00422</text:p>
          </table:table-cell>
          <table:table-cell table:style-name="Default"/>
          <table:table-cell table:number-columns-repeated="3"/>
          <table:table-cell office:value-type="string">
            <text:p>ECB</text:p>
          </table:table-cell>
          <table:table-cell/>
          <table:table-cell table:formula="of:=65535*[.C8]" office:value-type="float" office:value="304.0824">
            <text:p>304,0824</text:p>
          </table:table-cell>
          <table:table-cell table:formula="of:=65535*[.D8]" office:value-type="float" office:value="281.8005">
            <text:p>281,8005</text:p>
          </table:table-cell>
          <table:table-cell table:formula="of:=65535*[.E8]" office:value-type="float" office:value="273.9363">
            <text:p>273,9363</text:p>
          </table:table-cell>
          <table:table-cell table:formula="of:=65535*[.F8]" office:value-type="float" office:value="285.7326">
            <text:p>285,7326</text:p>
          </table:table-cell>
          <table:table-cell table:formula="of:=65535*[.G8]" office:value-type="float" office:value="269.34885">
            <text:p>269,34885</text:p>
          </table:table-cell>
          <table:table-cell table:formula="of:=65535*[.H8]" office:value-type="float" office:value="261.48465">
            <text:p>261,48465</text:p>
          </table:table-cell>
          <table:table-cell table:formula="of:=65535*[.I8]" office:value-type="float" office:value="259.5186">
            <text:p>259,5186</text:p>
          </table:table-cell>
          <table:table-cell table:formula="of:=65535*[.J8]" office:value-type="float" office:value="276.5577">
            <text:p>276,5577</text:p>
          </table:table-cell>
          <table:table-cell table:number-columns-repeated="1000"/>
        </table:table-row>
        <table:table-row table:style-name="ro1">
          <table:table-cell table:style-name="Default" table:number-columns-repeated="10"/>
          <table:table-cell table:number-columns-repeated="4"/>
          <table:table-cell table:style-name="Default" table:number-columns-repeated="10"/>
          <table:table-cell table:number-columns-repeated="1000"/>
        </table:table-row>
        <table:table-row table:style-name="ro1">
          <table:table-cell office:value-type="string">
            <text:p>nPVr</text:p>
          </table:table-cell>
          <table:table-cell/>
          <table:table-cell table:formula="of:=([.$C2]/[.C2])-1" office:value-type="float" office:value="0">
            <text:p>0</text:p>
          </table:table-cell>
          <table:table-cell table:formula="of:=([.$C2]/[.D2])-1" office:value-type="float" office:value="0.374257425742574">
            <text:p>0,3742574257</text:p>
          </table:table-cell>
          <table:table-cell table:formula="of:=([.$C2]/[.E2])-1" office:value-type="float" office:value="0.542222222222222">
            <text:p>0,5422222222</text:p>
          </table:table-cell>
          <table:table-cell table:formula="of:=([.$C2]/[.F2])-1" office:value-type="float" office:value="0.692682926829268">
            <text:p>0,6926829268</text:p>
          </table:table-cell>
          <table:table-cell table:formula="of:=([.$C2]/[.G2])-1" office:value-type="float" office:value="0.826315789473684">
            <text:p>0,8263157895</text:p>
          </table:table-cell>
          <table:table-cell table:formula="of:=([.$C2]/[.H2])-1" office:value-type="float" office:value="0.96045197740113">
            <text:p>0,9604519774</text:p>
          </table:table-cell>
          <table:table-cell table:formula="of:=([.$C2]/[.I2])-1" office:value-type="float" office:value="1.47857142857143">
            <text:p>1,4785714286</text:p>
          </table:table-cell>
          <table:table-cell table:formula="of:=([.$C2]/[.J2])-1" office:value-type="float" office:value="1.99137931034483">
            <text:p>1,9913793103</text:p>
          </table:table-cell>
          <table:table-cell table:number-columns-repeated="4"/>
          <table:table-cell office:value-type="string">
            <text:p>nPVr</text:p>
          </table:table-cell>
          <table:table-cell/>
          <table:table-cell table:formula="of:=(([.$Q2]/[.Q2])-1)*65535" office:value-type="float" office:value="0">
            <text:p>0</text:p>
          </table:table-cell>
          <table:table-cell table:formula="of:=(([.$Q2]/[.R2])-1)*65535" office:value-type="float" office:value="24526.9603960396">
            <text:p>24526,9603960396</text:p>
          </table:table-cell>
          <table:table-cell table:formula="of:=(([.$Q2]/[.S2])-1)*65535" office:value-type="float" office:value="35534.5333333333">
            <text:p>35534,5333333333</text:p>
          </table:table-cell>
          <table:table-cell table:formula="of:=(([.$Q2]/[.T2])-1)*65535" office:value-type="float" office:value="45394.9756097561">
            <text:p>45394,9756097561</text:p>
          </table:table-cell>
          <table:table-cell table:formula="of:=(([.$Q2]/[.U2])-1)*65535" office:value-type="float" office:value="54152.6052631579">
            <text:p>54152,6052631579</text:p>
          </table:table-cell>
          <table:table-cell table:formula="of:=(([.$Q2]/[.V2])-1)*65535" office:value-type="float" office:value="62943.2203389831">
            <text:p>62943,2203389831</text:p>
          </table:table-cell>
          <table:table-cell table:formula="of:=(([.$Q2]/[.W2])-1)*65535" office:value-type="float" office:value="96898.1785714286">
            <text:p>96898,1785714286</text:p>
          </table:table-cell>
          <table:table-cell table:formula="of:=(([.$Q2]/[.X2])-1)*65535" office:value-type="float" office:value="130505.043103448">
            <text:p>130505,043103448</text:p>
          </table:table-cell>
          <table:table-cell table:number-columns-repeated="1000"/>
        </table:table-row>
        <table:table-row table:style-name="ro1">
          <table:table-cell office:value-type="string">
            <text:p>nPVg</text:p>
          </table:table-cell>
          <table:table-cell/>
          <table:table-cell table:formula="of:=([.$C3]/[.C3])-1" office:value-type="float" office:value="0">
            <text:p>0</text:p>
          </table:table-cell>
          <table:table-cell table:formula="of:=([.$C3]/[.D3])-1" office:value-type="float" office:value="0.238615664845173">
            <text:p>0,2386156648</text:p>
          </table:table-cell>
          <table:table-cell table:formula="of:=([.$C3]/[.E3])-1" office:value-type="float" office:value="0.357285429141717">
            <text:p>0,3572854291</text:p>
          </table:table-cell>
          <table:table-cell table:formula="of:=([.$C3]/[.F3])-1" office:value-type="float" office:value="0.471861471861472">
            <text:p>0,4718614719</text:p>
          </table:table-cell>
          <table:table-cell table:formula="of:=([.$C3]/[.G3])-1" office:value-type="float" office:value="0.574074074074074">
            <text:p>0,5740740741</text:p>
          </table:table-cell>
          <table:table-cell table:formula="of:=([.$C3]/[.H3])-1" office:value-type="float" office:value="0.679012345679012">
            <text:p>0,6790123457</text:p>
          </table:table-cell>
          <table:table-cell table:formula="of:=([.$C3]/[.I3])-1" office:value-type="float" office:value="1.04819277108434">
            <text:p>1,0481927711</text:p>
          </table:table-cell>
          <table:table-cell table:formula="of:=([.$C3]/[.J3])-1" office:value-type="float" office:value="1.55639097744361">
            <text:p>1,5563909774</text:p>
          </table:table-cell>
          <table:table-cell table:number-columns-repeated="4"/>
          <table:table-cell office:value-type="string">
            <text:p>nPVg</text:p>
          </table:table-cell>
          <table:table-cell/>
          <table:table-cell table:formula="of:=(([.$Q3]/[.Q3])-1)*65535" office:value-type="float" office:value="0">
            <text:p>0</text:p>
          </table:table-cell>
          <table:table-cell table:formula="of:=(([.$Q3]/[.R3])-1)*65535" office:value-type="float" office:value="15637.6775956284">
            <text:p>15637,6775956284</text:p>
          </table:table-cell>
          <table:table-cell table:formula="of:=(([.$Q3]/[.S3])-1)*65535" office:value-type="float" office:value="23414.7005988024">
            <text:p>23414,7005988024</text:p>
          </table:table-cell>
          <table:table-cell table:formula="of:=(([.$Q3]/[.T3])-1)*65535" office:value-type="float" office:value="30923.4415584416">
            <text:p>30923,4415584416</text:p>
          </table:table-cell>
          <table:table-cell table:formula="of:=(([.$Q3]/[.U3])-1)*65535" office:value-type="float" office:value="37621.9444444445">
            <text:p>37621,9444444445</text:p>
          </table:table-cell>
          <table:table-cell table:formula="of:=(([.$Q3]/[.V3])-1)*65535" office:value-type="float" office:value="44499.0740740741">
            <text:p>44499,0740740741</text:p>
          </table:table-cell>
          <table:table-cell table:formula="of:=(([.$Q3]/[.W3])-1)*65535" office:value-type="float" office:value="68693.313253012">
            <text:p>68693,313253012</text:p>
          </table:table-cell>
          <table:table-cell table:formula="of:=(([.$Q3]/[.X3])-1)*65535" office:value-type="float" office:value="101998.082706767">
            <text:p>101998,082706767</text:p>
          </table:table-cell>
          <table:table-cell table:number-columns-repeated="1000"/>
        </table:table-row>
        <table:table-row table:style-name="ro1">
          <table:table-cell office:value-type="string">
            <text:p>nPVb</text:p>
          </table:table-cell>
          <table:table-cell/>
          <table:table-cell table:formula="of:=([.$C4]/[.C4])-1" office:value-type="float" office:value="0">
            <text:p>0</text:p>
          </table:table-cell>
          <table:table-cell table:formula="of:=([.$C4]/[.D4])-1" office:value-type="float" office:value="0.100456621004566">
            <text:p>0,100456621</text:p>
          </table:table-cell>
          <table:table-cell table:formula="of:=([.$C4]/[.E4])-1" office:value-type="float" office:value="0.158653846153846">
            <text:p>0,1586538462</text:p>
          </table:table-cell>
          <table:table-cell table:formula="of:=([.$C4]/[.F4])-1" office:value-type="float" office:value="0.208020050125313">
            <text:p>0,2080200501</text:p>
          </table:table-cell>
          <table:table-cell table:formula="of:=([.$C4]/[.G4])-1" office:value-type="float" office:value="0.251948051948052">
            <text:p>0,2519480519</text:p>
          </table:table-cell>
          <table:table-cell table:formula="of:=([.$C4]/[.H4])-1" office:value-type="float" office:value="0.299191374663073">
            <text:p>0,2991913747</text:p>
          </table:table-cell>
          <table:table-cell table:formula="of:=([.$C4]/[.I4])-1" office:value-type="float" office:value="0.45619335347432">
            <text:p>0,4561933535</text:p>
          </table:table-cell>
          <table:table-cell table:formula="of:=([.$C4]/[.J4])-1" office:value-type="float" office:value="0.673611111111111">
            <text:p>0,6736111111</text:p>
          </table:table-cell>
          <table:table-cell table:number-columns-repeated="4"/>
          <table:table-cell office:value-type="string">
            <text:p>nPVb</text:p>
          </table:table-cell>
          <table:table-cell/>
          <table:table-cell table:formula="of:=(([.$Q4]/[.Q4])-1)*65535" office:value-type="float" office:value="0">
            <text:p>0</text:p>
          </table:table-cell>
          <table:table-cell table:formula="of:=(([.$Q4]/[.R4])-1)*65535" office:value-type="float" office:value="6583.42465753424">
            <text:p>6583,4246575342</text:p>
          </table:table-cell>
          <table:table-cell table:formula="of:=(([.$Q4]/[.S4])-1)*65535" office:value-type="float" office:value="10397.3798076923">
            <text:p>10397,3798076923</text:p>
          </table:table-cell>
          <table:table-cell table:formula="of:=(([.$Q4]/[.T4])-1)*65535" office:value-type="float" office:value="13632.5939849624">
            <text:p>13632,5939849624</text:p>
          </table:table-cell>
          <table:table-cell table:formula="of:=(([.$Q4]/[.U4])-1)*65535" office:value-type="float" office:value="16511.4155844156">
            <text:p>16511,4155844156</text:p>
          </table:table-cell>
          <table:table-cell table:formula="of:=(([.$Q4]/[.V4])-1)*65535" office:value-type="float" office:value="19607.5067385445">
            <text:p>19607,5067385445</text:p>
          </table:table-cell>
          <table:table-cell table:formula="of:=(([.$Q4]/[.W4])-1)*65535" office:value-type="float" office:value="29896.6314199396">
            <text:p>29896,6314199396</text:p>
          </table:table-cell>
          <table:table-cell table:formula="of:=(([.$Q4]/[.X4])-1)*65535" office:value-type="float" office:value="44145.1041666667">
            <text:p>44145,1041666667</text:p>
          </table:table-cell>
          <table:table-cell table:number-columns-repeated="1000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>
            <text:p>nPVrgb</text:p>
          </table:table-cell>
          <table:table-cell/>
          <table:table-cell table:formula="of:=[.C10]*[.C26]+[.C11]*[.C30]+[.C12]*[.C34]" office:value-type="float" office:value="0">
            <text:p>0</text:p>
          </table:table-cell>
          <table:table-cell table:formula="of:=[.D10]*[.D26]+[.D11]*[.D30]+[.D12]*[.D34]" office:value-type="float" office:value="0.103643389292495">
            <text:p>0,1036433893</text:p>
          </table:table-cell>
          <table:table-cell table:formula="of:=[.E10]*[.E26]+[.E11]*[.E30]+[.E12]*[.E34]" office:value-type="float" office:value="0.108291207034056">
            <text:p>0,108291207</text:p>
          </table:table-cell>
          <table:table-cell table:formula="of:=[.F10]*[.F26]+[.F11]*[.F30]+[.F12]*[.F34]" office:value-type="float" office:value="0.125892594875525">
            <text:p>0,1258925949</text:p>
          </table:table-cell>
          <table:table-cell table:formula="of:=[.G10]*[.G26]+[.G11]*[.G30]+[.G12]*[.G34]" office:value-type="float" office:value="0.146995656141689">
            <text:p>0,1469956561</text:p>
          </table:table-cell>
          <table:table-cell table:formula="of:=[.H10]*[.H26]+[.H11]*[.H30]+[.H12]*[.H34]" office:value-type="float" office:value="0.163192832357885">
            <text:p>0,1631928324</text:p>
          </table:table-cell>
          <table:table-cell table:formula="of:=[.I10]*[.I26]+[.I11]*[.I30]+[.I12]*[.I34]" office:value-type="float" office:value="0.484597872712683">
            <text:p>0,4845978727</text:p>
          </table:table-cell>
          <table:table-cell table:formula="of:=[.J10]*[.J26]+[.J11]*[.J30]+[.J12]*[.J34]" office:value-type="float" office:value="0.903081269400568">
            <text:p>0,9030812694</text:p>
          </table:table-cell>
          <table:table-cell table:number-columns-repeated="4"/>
          <table:table-cell office:value-type="string">
            <text:p>nPVrgb</text:p>
          </table:table-cell>
          <table:table-cell/>
          <table:table-cell table:formula="of:=[.Q10]*[.Q26]+[.Q11]*[.Q30]+[.Q12]*[.Q34]" office:value-type="float" office:value="0">
            <text:p>0</text:p>
          </table:table-cell>
          <table:table-cell table:formula="of:=[.R10]*[.R26]+[.R11]*[.R30]+[.R12]*[.R34]" office:value-type="float" office:value="6792.26951728367">
            <text:p>6792,2695172837</text:p>
          </table:table-cell>
          <table:table-cell table:formula="of:=[.S10]*[.S26]+[.S11]*[.S30]+[.S12]*[.S34]" office:value-type="float" office:value="7096.86425297687">
            <text:p>7096,8642529769</text:p>
          </table:table-cell>
          <table:table-cell table:formula="of:=[.T10]*[.T26]+[.T11]*[.T30]+[.T12]*[.T34]" office:value-type="float" office:value="8250.3712051675">
            <text:p>8250,3712051675</text:p>
          </table:table-cell>
          <table:table-cell table:formula="of:=[.U10]*[.U26]+[.U11]*[.U30]+[.U12]*[.U34]" office:value-type="float" office:value="9633.36032524559">
            <text:p>9633,3603252456</text:p>
          </table:table-cell>
          <table:table-cell table:formula="of:=[.V10]*[.V26]+[.V11]*[.V30]+[.V12]*[.V34]" office:value-type="float" office:value="10694.842268574">
            <text:p>10694,842268574</text:p>
          </table:table-cell>
          <table:table-cell table:formula="of:=[.W10]*[.W26]+[.W11]*[.W30]+[.W12]*[.W34]" office:value-type="float" office:value="31758.1215882256">
            <text:p>31758,1215882256</text:p>
          </table:table-cell>
          <table:table-cell table:formula="of:=[.X10]*[.X26]+[.X11]*[.X30]+[.X12]*[.X34]" office:value-type="float" office:value="59183.4309901662">
            <text:p>59183,430990166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Dose</text:p>
          </table:table-cell>
          <table:table-cell table:style-name="ce2"/>
          <table:table-cell table:style-name="ce2" table:formula="of:=[.C14]*[.$M$2]" office:value-type="float" office:value="0">
            <text:p>0</text:p>
          </table:table-cell>
          <table:table-cell table:style-name="ce2" table:formula="of:=[.D14]*[.$M$2]" office:value-type="float" office:value="0.103643389292495">
            <text:p>0,1036433893</text:p>
          </table:table-cell>
          <table:table-cell table:style-name="ce2" table:formula="of:=[.E14]*[.$M$2]" office:value-type="float" office:value="0.108291207034056">
            <text:p>0,108291207</text:p>
          </table:table-cell>
          <table:table-cell table:style-name="ce2" table:formula="of:=[.F14]*[.$M$2]" office:value-type="float" office:value="0.125892594875525">
            <text:p>0,1258925949</text:p>
          </table:table-cell>
          <table:table-cell table:style-name="ce2" table:formula="of:=[.G14]*[.$M$2]" office:value-type="float" office:value="0.146995656141689">
            <text:p>0,1469956561</text:p>
          </table:table-cell>
          <table:table-cell table:style-name="ce2" table:formula="of:=[.H14]*[.$M$2]" office:value-type="float" office:value="0.163192832357885">
            <text:p>0,1631928324</text:p>
          </table:table-cell>
          <table:table-cell table:style-name="ce2" table:formula="of:=[.I14]*[.$M$2]" office:value-type="float" office:value="0.484597872712683">
            <text:p>0,4845978727</text:p>
          </table:table-cell>
          <table:table-cell table:style-name="ce2" table:formula="of:=[.J14]*[.$M$2]" office:value-type="float" office:value="0.903081269400568">
            <text:p>0,9030812694</text:p>
          </table:table-cell>
          <table:table-cell table:number-columns-repeated="4"/>
          <table:table-cell table:style-name="ce2" office:value-type="string">
            <text:p>Dose</text:p>
          </table:table-cell>
          <table:table-cell table:style-name="ce2"/>
          <table:table-cell table:style-name="ce2" table:formula="of:=[.Q14]*[.$M$2]" office:value-type="float" office:value="0">
            <text:p>0</text:p>
          </table:table-cell>
          <table:table-cell table:style-name="ce2" table:formula="of:=[.R14]*[.$M$2]" office:value-type="float" office:value="6792.26951728367">
            <text:p>6792,2695172837</text:p>
          </table:table-cell>
          <table:table-cell table:style-name="ce2" table:formula="of:=[.S14]*[.$M$2]" office:value-type="float" office:value="7096.86425297687">
            <text:p>7096,8642529769</text:p>
          </table:table-cell>
          <table:table-cell table:style-name="ce2" table:formula="of:=[.T14]*[.$M$2]" office:value-type="float" office:value="8250.3712051675">
            <text:p>8250,3712051675</text:p>
          </table:table-cell>
          <table:table-cell table:style-name="ce2" table:formula="of:=[.U14]*[.$M$2]" office:value-type="float" office:value="9633.36032524559">
            <text:p>9633,3603252456</text:p>
          </table:table-cell>
          <table:table-cell table:style-name="ce2" table:formula="of:=[.V14]*[.$M$2]" office:value-type="float" office:value="10694.842268574">
            <text:p>10694,842268574</text:p>
          </table:table-cell>
          <table:table-cell table:style-name="ce2" table:formula="of:=[.W14]*[.$M$2]" office:value-type="float" office:value="31758.1215882256">
            <text:p>31758,1215882256</text:p>
          </table:table-cell>
          <table:table-cell table:style-name="ce2" table:formula="of:=[.X14]*[.$M$2]" office:value-type="float" office:value="59183.4309901662">
            <text:p>59183,4309901662</text:p>
          </table:table-cell>
          <table:table-cell table:number-columns-repeated="1000"/>
        </table:table-row>
        <table:table-row table:style-name="ro1">
          <table:table-cell table:style-name="Default" table:number-columns-repeated="10"/>
          <table:table-cell table:number-columns-repeated="4"/>
          <table:table-cell table:style-name="Default" table:number-columns-repeated="11"/>
          <table:table-cell table:number-columns-repeated="999"/>
        </table:table-row>
        <table:table-row table:style-name="ro1">
          <table:table-cell office:value-type="string">
            <text:p>ratio meas/actual dose</text:p>
          </table:table-cell>
          <table:table-cell/>
          <table:table-cell table:formula="of:=1" office:value-type="float" office:value="1">
            <text:p>1</text:p>
          </table:table-cell>
          <table:table-cell table:formula="of:=[.D15]/[.D21]" office:value-type="float" office:value="0.00103643389292495">
            <text:p>0,0010364339</text:p>
          </table:table-cell>
          <table:table-cell table:formula="of:=[.E15]/[.E21]" office:value-type="float" office:value="0.000721941380227041">
            <text:p>0,0007219414</text:p>
          </table:table-cell>
          <table:table-cell table:formula="of:=[.F15]/[.F21]" office:value-type="float" office:value="0.000629462974377623">
            <text:p>0,000629463</text:p>
          </table:table-cell>
          <table:table-cell table:formula="of:=[.G15]/[.G21]" office:value-type="float" office:value="0.000587982624566756">
            <text:p>0,0005879826</text:p>
          </table:table-cell>
          <table:table-cell table:formula="of:=[.H15]/[.H21]" office:value-type="float" office:value="0.000543976107859616">
            <text:p>0,0005439761</text:p>
          </table:table-cell>
          <table:table-cell table:formula="of:=[.I15]/[.I21]" office:value-type="float" office:value="0.000969195745425365">
            <text:p>0,0009691957</text:p>
          </table:table-cell>
          <table:table-cell table:formula="of:=[.J15]/[.J21]" office:value-type="float" office:value="0.00112885158675071">
            <text:p>0,0011288516</text:p>
          </table:table-cell>
          <table:table-cell table:number-columns-repeated="4"/>
          <table:table-cell office:value-type="string">
            <text:p>ratio meas/actual dose</text:p>
          </table:table-cell>
          <table:table-cell/>
          <table:table-cell table:formula="of:=1" office:value-type="float" office:value="1">
            <text:p>1</text:p>
          </table:table-cell>
          <table:table-cell table:formula="of:=[.R15]/[.R21]" office:value-type="float" office:value="67.9226951728367">
            <text:p>67,9226951728</text:p>
          </table:table-cell>
          <table:table-cell table:formula="of:=[.S15]/[.S21]" office:value-type="float" office:value="47.3124283531791">
            <text:p>47,3124283532</text:p>
          </table:table-cell>
          <table:table-cell table:formula="of:=[.T15]/[.T21]" office:value-type="float" office:value="41.2518560258375">
            <text:p>41,2518560258</text:p>
          </table:table-cell>
          <table:table-cell table:formula="of:=[.U15]/[.U21]" office:value-type="float" office:value="38.5334413009823">
            <text:p>38,533441301</text:p>
          </table:table-cell>
          <table:table-cell table:formula="of:=[.V15]/[.V21]" office:value-type="float" office:value="35.64947422858">
            <text:p>35,6494742286</text:p>
          </table:table-cell>
          <table:table-cell table:formula="of:=[.W15]/[.W21]" office:value-type="float" office:value="63.5162431764513">
            <text:p>63,5162431765</text:p>
          </table:table-cell>
          <table:table-cell table:formula="of:=[.X15]/[.X21]" office:value-type="float" office:value="73.9792887377078">
            <text:p>73,9792887377</text:p>
          </table:table-cell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10"/>
          <table:table-cell table:number-columns-repeated="4"/>
          <table:table-cell table:style-name="Default" table:number-columns-repeated="3"/>
          <table:table-cell table:style-name="ce3"/>
          <table:table-cell table:style-name="Default" table:number-columns-repeated="6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D5</text:p>
          </table:table-cell>
          <table:table-cell office:value-type="string">
            <text:p>D6</text:p>
          </table:table-cell>
          <table:table-cell office:value-type="string">
            <text:p>D7</text:p>
          </table:table-cell>
          <table:table-cell office:value-type="string">
            <text:p>D8</text:p>
          </table:table-cell>
          <table:table-cell table:number-columns-repeated="6"/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D5</text:p>
          </table:table-cell>
          <table:table-cell office:value-type="string">
            <text:p>D6</text:p>
          </table:table-cell>
          <table:table-cell office:value-type="string">
            <text:p>D7</text:p>
          </table:table-cell>
          <table:table-cell office:value-type="string">
            <text:p>D8</text:p>
          </table:table-cell>
          <table:table-cell table:number-columns-repeated="1000"/>
        </table:table-row>
        <table:table-row table:style-name="ro1"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table:number-columns-repeated="4"/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table:number-columns-repeated="1000"/>
        </table:table-row>
        <table:table-row table:style-name="ro1">
          <table:table-cell office:value-type="string">
            <text:p>Wd</text:p>
          </table:table-cell>
          <table:table-cell/>
          <table:table-cell table:formula="of:=([.C21]-[.B21])/[.$J21]" office:value-type="float" office:value="0">
            <text:p>0</text:p>
          </table:table-cell>
          <table:table-cell table:formula="of:=([.D21]-[.C21])/[.$J21]" office:value-type="float" office:value="0.125">
            <text:p>0,125</text:p>
          </table:table-cell>
          <table:table-cell table:formula="of:=([.E21]-[.D21])/[.$J21]" office:value-type="float" office:value="0.0625">
            <text:p>0,0625</text:p>
          </table:table-cell>
          <table:table-cell table:formula="of:=([.F21]-[.E21])/[.$J21]" office:value-type="float" office:value="0.0625">
            <text:p>0,0625</text:p>
          </table:table-cell>
          <table:table-cell table:formula="of:=([.G21]-[.F21])/[.$J21]" office:value-type="float" office:value="0.0625">
            <text:p>0,0625</text:p>
          </table:table-cell>
          <table:table-cell table:formula="of:=([.H21]-[.G21])/[.$J21]" office:value-type="float" office:value="0.0625">
            <text:p>0,0625</text:p>
          </table:table-cell>
          <table:table-cell table:formula="of:=([.I21]-[.H21])/[.$J21]" office:value-type="float" office:value="0.25">
            <text:p>0,25</text:p>
          </table:table-cell>
          <table:table-cell table:formula="of:=([.J21]-[.I21])/[.$J21]" office:value-type="float" office:value="0.375">
            <text:p>0,375</text:p>
          </table:table-cell>
          <table:table-cell table:number-columns-repeated="4"/>
          <table:table-cell office:value-type="string">
            <text:p>Wd</text:p>
          </table:table-cell>
          <table:table-cell/>
          <table:table-cell table:formula="of:=([.Q21]-[.P21])/[.$X21]" office:value-type="float" office:value="0">
            <text:p>0</text:p>
          </table:table-cell>
          <table:table-cell table:formula="of:=([.R21]-[.Q21])/[.$X21]" office:value-type="float" office:value="0.125">
            <text:p>0,125</text:p>
          </table:table-cell>
          <table:table-cell table:formula="of:=([.S21]-[.R21])/[.$X21]" office:value-type="float" office:value="0.0625">
            <text:p>0,0625</text:p>
          </table:table-cell>
          <table:table-cell table:formula="of:=([.T21]-[.S21])/[.$X21]" office:value-type="float" office:value="0.0625">
            <text:p>0,0625</text:p>
          </table:table-cell>
          <table:table-cell table:formula="of:=([.U21]-[.T21])/[.$X21]" office:value-type="float" office:value="0.0625">
            <text:p>0,0625</text:p>
          </table:table-cell>
          <table:table-cell table:formula="of:=([.V21]-[.U21])/[.$X21]" office:value-type="float" office:value="0.0625">
            <text:p>0,0625</text:p>
          </table:table-cell>
          <table:table-cell table:formula="of:=([.W21]-[.V21])/[.$X21]" office:value-type="float" office:value="0.25">
            <text:p>0,25</text:p>
          </table:table-cell>
          <table:table-cell table:formula="of:=([.X21]-[.W21])/[.$X21]" office:value-type="float" office:value="0.375">
            <text:p>0,375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érateur Ws R</text:p>
          </table:table-cell>
          <table:table-cell/>
          <table:table-cell table:formula="of:=1/SQRT(([.$Q6]/[.Q2])^2 + ([.Q6]*[.$Q2]/([.Q2])^2)^2)" office:value-type="float" office:value="82.1996827710995">
            <text:p>82,1996827711</text:p>
          </table:table-cell>
          <table:table-cell table:formula="of:=1/SQRT(([.$Q6]/[.R2])^2 + ([.R6]*[.$Q2]/([.R2])^2)^2)" office:value-type="float" office:value="57.4820595804801">
            <text:p>57,4820595805</text:p>
          </table:table-cell>
          <table:table-cell table:formula="of:=1/SQRT(([.$Q6]/[.S2])^2 + ([.S6]*[.$Q2]/([.S2])^2)^2)" office:value-type="float" office:value="48.2872745414797">
            <text:p>48,2872745415</text:p>
          </table:table-cell>
          <table:table-cell table:formula="of:=1/SQRT(([.$Q6]/[.T2])^2 + ([.T6]*[.$Q2]/([.T2])^2)^2)" office:value-type="float" office:value="40.5004119589445">
            <text:p>40,5004119589</text:p>
          </table:table-cell>
          <table:table-cell table:formula="of:=1/SQRT(([.$Q6]/[.U2])^2 + ([.U6]*[.$Q2]/([.U2])^2)^2)" office:value-type="float" office:value="37.9037210263827">
            <text:p>37,9037210264</text:p>
          </table:table-cell>
          <table:table-cell table:formula="of:=1/SQRT(([.$Q6]/[.V2])^2 + ([.V6]*[.$Q2]/([.V2])^2)^2)" office:value-type="float" office:value="34.0059196741769">
            <text:p>34,0059196742</text:p>
          </table:table-cell>
          <table:table-cell table:formula="of:=1/SQRT(([.$Q6]/[.W2])^2 + ([.W6]*[.$Q2]/([.W2])^2)^2)" office:value-type="float" office:value="22.5210012983356">
            <text:p>22,5210012983</text:p>
          </table:table-cell>
          <table:table-cell table:formula="of:=1/SQRT(([.$Q6]/[.X2])^2 + ([.X6]*[.$Q2]/([.X2])^2)^2)" office:value-type="float" office:value="16.2049245171662">
            <text:p>16,2049245172</text:p>
          </table:table-cell>
          <table:table-cell table:formula="of:=SUM([.C24:.J24])" office:value-type="float" office:value="339.104995368065">
            <text:p>339,1049953681</text:p>
          </table:table-cell>
          <table:table-cell table:number-columns-repeated="3"/>
          <table:table-cell office:value-type="string">
            <text:p>numérateur Ws R</text:p>
          </table:table-cell>
          <table:table-cell/>
          <table:table-cell table:formula="of:=1/SQRT(([.$Q6]/[.Q2])^2 + ([.Q6]*[.$Q2]/([.Q2])^2)^2)" office:value-type="float" office:value="82.1996827710995">
            <text:p>82,1996827711</text:p>
          </table:table-cell>
          <table:table-cell table:formula="of:=1/SQRT(([.$Q6]/[.R2])^2 + ([.R6]*[.$Q2]/([.R2])^2)^2)" office:value-type="float" office:value="57.4820595804801">
            <text:p>57,4820595805</text:p>
          </table:table-cell>
          <table:table-cell table:formula="of:=1/SQRT(([.$Q6]/[.S2])^2 + ([.S6]*[.$Q2]/([.S2])^2)^2)" office:value-type="float" office:value="48.2872745414797">
            <text:p>48,2872745415</text:p>
          </table:table-cell>
          <table:table-cell table:formula="of:=1/SQRT(([.$Q6]/[.T2])^2 + ([.T6]*[.$Q2]/([.T2])^2)^2)" office:value-type="float" office:value="40.5004119589445">
            <text:p>40,5004119589</text:p>
          </table:table-cell>
          <table:table-cell table:formula="of:=1/SQRT(([.$Q6]/[.U2])^2 + ([.U6]*[.$Q2]/([.U2])^2)^2)" office:value-type="float" office:value="37.9037210263827">
            <text:p>37,9037210264</text:p>
          </table:table-cell>
          <table:table-cell table:formula="of:=1/SQRT(([.$Q6]/[.V2])^2 + ([.V6]*[.$Q2]/([.V2])^2)^2)" office:value-type="float" office:value="34.0059196741769">
            <text:p>34,0059196742</text:p>
          </table:table-cell>
          <table:table-cell table:formula="of:=1/SQRT(([.$Q6]/[.W2])^2 + ([.W6]*[.$Q2]/([.W2])^2)^2)" office:value-type="float" office:value="22.5210012983356">
            <text:p>22,5210012983</text:p>
          </table:table-cell>
          <table:table-cell table:formula="of:=1/SQRT(([.$Q6]/[.X2])^2 + ([.X6]*[.$Q2]/([.X2])^2)^2)" office:value-type="float" office:value="16.2049245171662">
            <text:p>16,2049245172</text:p>
          </table:table-cell>
          <table:table-cell table:formula="of:=SUM([.Q24:.X24])" office:value-type="float" office:value="339.104995368065">
            <text:p>339,1049953681</text:p>
          </table:table-cell>
          <table:table-cell table:number-columns-repeated="999"/>
        </table:table-row>
        <table:table-row table:style-name="ro1">
          <table:table-cell office:value-type="string">
            <text:p>Ws R</text:p>
          </table:table-cell>
          <table:table-cell/>
          <table:table-cell table:formula="of:=[.C24]/[.$K24]" office:value-type="float" office:value="0.242401863416609">
            <text:p>0,2424018634</text:p>
          </table:table-cell>
          <table:table-cell table:formula="of:=[.D24]/[.$K24]" office:value-type="float" office:value="0.169511096461699">
            <text:p>0,1695110965</text:p>
          </table:table-cell>
          <table:table-cell table:formula="of:=[.E24]/[.$K24]" office:value-type="float" office:value="0.142396234797628">
            <text:p>0,1423962348</text:p>
          </table:table-cell>
          <table:table-cell table:formula="of:=[.F24]/[.$K24]" office:value-type="float" office:value="0.119433250798872">
            <text:p>0,1194332508</text:p>
          </table:table-cell>
          <table:table-cell table:formula="of:=[.G24]/[.$K24]" office:value-type="float" office:value="0.111775767222898">
            <text:p>0,1117757672</text:p>
          </table:table-cell>
          <table:table-cell table:formula="of:=[.H24]/[.$K24]" office:value-type="float" office:value="0.10028138817969">
            <text:p>0,1002813882</text:p>
          </table:table-cell>
          <table:table-cell table:formula="of:=[.I24]/[.$K24]" office:value-type="float" office:value="0.0664130626382878">
            <text:p>0,0664130626</text:p>
          </table:table-cell>
          <table:table-cell table:formula="of:=[.J24]/[.$K24]" office:value-type="float" office:value="0.0477873364843162">
            <text:p>0,0477873365</text:p>
          </table:table-cell>
          <table:table-cell table:number-columns-repeated="4"/>
          <table:table-cell office:value-type="string">
            <text:p>Ws R</text:p>
          </table:table-cell>
          <table:table-cell/>
          <table:table-cell table:formula="of:=[.Q24]/[.$Y24]" office:value-type="float" office:value="0.242401863416609">
            <text:p>0,2424018634</text:p>
          </table:table-cell>
          <table:table-cell table:formula="of:=[.R24]/[.$Y24]" office:value-type="float" office:value="0.169511096461699">
            <text:p>0,1695110965</text:p>
          </table:table-cell>
          <table:table-cell table:formula="of:=[.S24]/[.$Y24]" office:value-type="float" office:value="0.142396234797628">
            <text:p>0,1423962348</text:p>
          </table:table-cell>
          <table:table-cell table:formula="of:=[.T24]/[.$Y24]" office:value-type="float" office:value="0.119433250798872">
            <text:p>0,1194332508</text:p>
          </table:table-cell>
          <table:table-cell table:formula="of:=[.U24]/[.$Y24]" office:value-type="float" office:value="0.111775767222898">
            <text:p>0,1117757672</text:p>
          </table:table-cell>
          <table:table-cell table:formula="of:=[.V24]/[.$Y24]" office:value-type="float" office:value="0.10028138817969">
            <text:p>0,1002813882</text:p>
          </table:table-cell>
          <table:table-cell table:formula="of:=[.W24]/[.$Y24]" office:value-type="float" office:value="0.0664130626382878">
            <text:p>0,0664130626</text:p>
          </table:table-cell>
          <table:table-cell table:formula="of:=[.X24]/[.$Y24]" office:value-type="float" office:value="0.0477873364843162">
            <text:p>0,0477873365</text:p>
          </table:table-cell>
          <table:table-cell table:number-columns-repeated="1000"/>
        </table:table-row>
        <table:table-row table:style-name="ro1">
          <table:table-cell office:value-type="string">
            <text:p>Wc R</text:p>
          </table:table-cell>
          <table:table-cell/>
          <table:table-cell table:formula="of:=[.$L$2]*[.C22]+(1-[.$L$2])*[.C25]" office:value-type="float" office:value="0.121200931708304">
            <text:p>0,1212009317</text:p>
          </table:table-cell>
          <table:table-cell table:formula="of:=[.$L$2]*[.D22]+(1-[.$L$2])*[.D25]" office:value-type="float" office:value="0.147255548230849">
            <text:p>0,1472555482</text:p>
          </table:table-cell>
          <table:table-cell table:formula="of:=[.$L$2]*[.E22]+(1-[.$L$2])*[.E25]" office:value-type="float" office:value="0.102448117398814">
            <text:p>0,1024481174</text:p>
          </table:table-cell>
          <table:table-cell table:formula="of:=[.$L$2]*[.F22]+(1-[.$L$2])*[.F25]" office:value-type="float" office:value="0.0909666253994361">
            <text:p>0,0909666254</text:p>
          </table:table-cell>
          <table:table-cell table:formula="of:=[.$L$2]*[.G22]+(1-[.$L$2])*[.G25]" office:value-type="float" office:value="0.0871378836114489">
            <text:p>0,0871378836</text:p>
          </table:table-cell>
          <table:table-cell table:formula="of:=[.$L$2]*[.H22]+(1-[.$L$2])*[.H25]" office:value-type="float" office:value="0.0813906940898449">
            <text:p>0,0813906941</text:p>
          </table:table-cell>
          <table:table-cell table:formula="of:=[.$L$2]*[.I22]+(1-[.$L$2])*[.I25]" office:value-type="float" office:value="0.158206531319144">
            <text:p>0,1582065313</text:p>
          </table:table-cell>
          <table:table-cell table:formula="of:=[.$L$2]*[.J22]+(1-[.$L$2])*[.J25]" office:value-type="float" office:value="0.211393668242158">
            <text:p>0,2113936682</text:p>
          </table:table-cell>
          <table:table-cell table:number-columns-repeated="4"/>
          <table:table-cell office:value-type="string">
            <text:p>Wc R</text:p>
          </table:table-cell>
          <table:table-cell/>
          <table:table-cell table:formula="of:=[.$L$2]*[.Q22]+(1-[.$L$2])*[.Q25]" office:value-type="float" office:value="0.121200931708304">
            <text:p>0,1212009317</text:p>
          </table:table-cell>
          <table:table-cell table:formula="of:=[.$L$2]*[.R22]+(1-[.$L$2])*[.R25]" office:value-type="float" office:value="0.147255548230849">
            <text:p>0,1472555482</text:p>
          </table:table-cell>
          <table:table-cell table:formula="of:=[.$L$2]*[.S22]+(1-[.$L$2])*[.S25]" office:value-type="float" office:value="0.102448117398814">
            <text:p>0,1024481174</text:p>
          </table:table-cell>
          <table:table-cell table:formula="of:=[.$L$2]*[.T22]+(1-[.$L$2])*[.T25]" office:value-type="float" office:value="0.0909666253994361">
            <text:p>0,0909666254</text:p>
          </table:table-cell>
          <table:table-cell table:formula="of:=[.$L$2]*[.U22]+(1-[.$L$2])*[.U25]" office:value-type="float" office:value="0.0871378836114489">
            <text:p>0,0871378836</text:p>
          </table:table-cell>
          <table:table-cell table:formula="of:=[.$L$2]*[.V22]+(1-[.$L$2])*[.V25]" office:value-type="float" office:value="0.0813906940898449">
            <text:p>0,0813906941</text:p>
          </table:table-cell>
          <table:table-cell table:formula="of:=[.$L$2]*[.W22]+(1-[.$L$2])*[.W25]" office:value-type="float" office:value="0.158206531319144">
            <text:p>0,1582065313</text:p>
          </table:table-cell>
          <table:table-cell table:formula="of:=[.$L$2]*[.X22]+(1-[.$L$2])*[.X25]" office:value-type="float" office:value="0.211393668242158">
            <text:p>0,2113936682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érateur Ws G</text:p>
          </table:table-cell>
          <table:table-cell/>
          <table:table-cell table:formula="of:=1/SQRT(([.$Q7]/[.Q3])^2 + ([.Q7]*[.$Q3]/([.Q3])^2)^2)" office:value-type="float" office:value="89.0430761494171">
            <text:p>89,0430761494</text:p>
          </table:table-cell>
          <table:table-cell table:formula="of:=1/SQRT(([.$Q7]/[.R3])^2 + ([.R7]*[.$Q3]/([.R3])^2)^2)" office:value-type="float" office:value="67.4258421626196">
            <text:p>67,4258421626</text:p>
          </table:table-cell>
          <table:table-cell table:formula="of:=1/SQRT(([.$Q7]/[.S3])^2 + ([.S7]*[.$Q3]/([.S3])^2)^2)" office:value-type="float" office:value="57.9092523416292">
            <text:p>57,9092523416</text:p>
          </table:table-cell>
          <table:table-cell table:formula="of:=1/SQRT(([.$Q7]/[.T3])^2 + ([.T7]*[.$Q3]/([.T3])^2)^2)" office:value-type="float" office:value="48.6333681070158">
            <text:p>48,633368107</text:p>
          </table:table-cell>
          <table:table-cell table:formula="of:=1/SQRT(([.$Q7]/[.U3])^2 + ([.U7]*[.$Q3]/([.U3])^2)^2)" office:value-type="float" office:value="47.1652271084659">
            <text:p>47,1652271085</text:p>
          </table:table-cell>
          <table:table-cell table:formula="of:=1/SQRT(([.$Q7]/[.V3])^2 + ([.V7]*[.$Q3]/([.V3])^2)^2)" office:value-type="float" office:value="43.5457642892498">
            <text:p>43,5457642892</text:p>
          </table:table-cell>
          <table:table-cell table:formula="of:=1/SQRT(([.$Q7]/[.W3])^2 + ([.W7]*[.$Q3]/([.W3])^2)^2)" office:value-type="float" office:value="30.6727121922271">
            <text:p>30,6727121922</text:p>
          </table:table-cell>
          <table:table-cell table:formula="of:=1/SQRT(([.$Q7]/[.X3])^2 + ([.X7]*[.$Q3]/([.X3])^2)^2)" office:value-type="float" office:value="19.8760675761267">
            <text:p>19,8760675761</text:p>
          </table:table-cell>
          <table:table-cell table:formula="of:=SUM([.C28:.J28])" office:value-type="float" office:value="404.271309926751">
            <text:p>404,2713099268</text:p>
          </table:table-cell>
          <table:table-cell table:number-columns-repeated="3"/>
          <table:table-cell office:value-type="string">
            <text:p>numérateur Ws G</text:p>
          </table:table-cell>
          <table:table-cell/>
          <table:table-cell table:formula="of:=1/SQRT(([.$Q7]/[.Q3])^2 + ([.Q7]*[.$Q3]/([.Q3])^2)^2)" office:value-type="float" office:value="89.0430761494171">
            <text:p>89,0430761494</text:p>
          </table:table-cell>
          <table:table-cell table:formula="of:=1/SQRT(([.$Q7]/[.R3])^2 + ([.R7]*[.$Q3]/([.R3])^2)^2)" office:value-type="float" office:value="67.4258421626196">
            <text:p>67,4258421626</text:p>
          </table:table-cell>
          <table:table-cell table:formula="of:=1/SQRT(([.$Q7]/[.S3])^2 + ([.S7]*[.$Q3]/([.S3])^2)^2)" office:value-type="float" office:value="57.9092523416292">
            <text:p>57,9092523416</text:p>
          </table:table-cell>
          <table:table-cell table:formula="of:=1/SQRT(([.$Q7]/[.T3])^2 + ([.T7]*[.$Q3]/([.T3])^2)^2)" office:value-type="float" office:value="48.6333681070158">
            <text:p>48,633368107</text:p>
          </table:table-cell>
          <table:table-cell table:formula="of:=1/SQRT(([.$Q7]/[.U3])^2 + ([.U7]*[.$Q3]/([.U3])^2)^2)" office:value-type="float" office:value="47.1652271084659">
            <text:p>47,1652271085</text:p>
          </table:table-cell>
          <table:table-cell table:formula="of:=1/SQRT(([.$Q7]/[.V3])^2 + ([.V7]*[.$Q3]/([.V3])^2)^2)" office:value-type="float" office:value="43.5457642892498">
            <text:p>43,5457642892</text:p>
          </table:table-cell>
          <table:table-cell table:formula="of:=1/SQRT(([.$Q7]/[.W3])^2 + ([.W7]*[.$Q3]/([.W3])^2)^2)" office:value-type="float" office:value="30.6727121922271">
            <text:p>30,6727121922</text:p>
          </table:table-cell>
          <table:table-cell table:formula="of:=1/SQRT(([.$Q7]/[.X3])^2 + ([.X7]*[.$Q3]/([.X3])^2)^2)" office:value-type="float" office:value="19.8760675761267">
            <text:p>19,8760675761</text:p>
          </table:table-cell>
          <table:table-cell table:formula="of:=SUM([.Q28:.X28])" office:value-type="float" office:value="404.271309926751">
            <text:p>404,2713099268</text:p>
          </table:table-cell>
          <table:table-cell table:number-columns-repeated="999"/>
        </table:table-row>
        <table:table-row table:style-name="ro1">
          <table:table-cell office:value-type="string">
            <text:p>Ws G</text:p>
          </table:table-cell>
          <table:table-cell/>
          <table:table-cell table:formula="of:=[.C28]/[.$K28]" office:value-type="float" office:value="0.220255739061846">
            <text:p>0,2202557391</text:p>
          </table:table-cell>
          <table:table-cell table:formula="of:=[.D28]/[.$K28]" office:value-type="float" office:value="0.166783643822848">
            <text:p>0,1667836438</text:p>
          </table:table-cell>
          <table:table-cell table:formula="of:=[.E28]/[.$K28]" office:value-type="float" office:value="0.143243537000243">
            <text:p>0,143243537</text:p>
          </table:table-cell>
          <table:table-cell table:formula="of:=[.F28]/[.$K28]" office:value-type="float" office:value="0.120298836234081">
            <text:p>0,1202988362</text:p>
          </table:table-cell>
          <table:table-cell table:formula="of:=[.G28]/[.$K28]" office:value-type="float" office:value="0.116667262678155">
            <text:p>0,1166672627</text:p>
          </table:table-cell>
          <table:table-cell table:formula="of:=[.H28]/[.$K28]" office:value-type="float" office:value="0.107714208799877">
            <text:p>0,1077142088</text:p>
          </table:table-cell>
          <table:table-cell table:formula="of:=[.I28]/[.$K28]" office:value-type="float" office:value="0.0758716026566036">
            <text:p>0,0758716027</text:p>
          </table:table-cell>
          <table:table-cell table:formula="of:=[.J28]/[.$K28]" office:value-type="float" office:value="0.0491651697463467">
            <text:p>0,0491651697</text:p>
          </table:table-cell>
          <table:table-cell table:number-columns-repeated="4"/>
          <table:table-cell office:value-type="string">
            <text:p>Ws G</text:p>
          </table:table-cell>
          <table:table-cell/>
          <table:table-cell table:formula="of:=[.Q28]/[.$Y28]" office:value-type="float" office:value="0.220255739061846">
            <text:p>0,2202557391</text:p>
          </table:table-cell>
          <table:table-cell table:formula="of:=[.R28]/[.$Y28]" office:value-type="float" office:value="0.166783643822848">
            <text:p>0,1667836438</text:p>
          </table:table-cell>
          <table:table-cell table:formula="of:=[.S28]/[.$Y28]" office:value-type="float" office:value="0.143243537000243">
            <text:p>0,143243537</text:p>
          </table:table-cell>
          <table:table-cell table:formula="of:=[.T28]/[.$Y28]" office:value-type="float" office:value="0.120298836234081">
            <text:p>0,1202988362</text:p>
          </table:table-cell>
          <table:table-cell table:formula="of:=[.U28]/[.$Y28]" office:value-type="float" office:value="0.116667262678155">
            <text:p>0,1166672627</text:p>
          </table:table-cell>
          <table:table-cell table:formula="of:=[.V28]/[.$Y28]" office:value-type="float" office:value="0.107714208799877">
            <text:p>0,1077142088</text:p>
          </table:table-cell>
          <table:table-cell table:formula="of:=[.W28]/[.$Y28]" office:value-type="float" office:value="0.0758716026566036">
            <text:p>0,0758716027</text:p>
          </table:table-cell>
          <table:table-cell table:formula="of:=[.X28]/[.$Y28]" office:value-type="float" office:value="0.0491651697463467">
            <text:p>0,0491651697</text:p>
          </table:table-cell>
          <table:table-cell table:number-columns-repeated="1000"/>
        </table:table-row>
        <table:table-row table:style-name="ro1">
          <table:table-cell office:value-type="string">
            <text:p>Wc G</text:p>
          </table:table-cell>
          <table:table-cell/>
          <table:table-cell table:formula="of:=[.$L$2]*[.C22]+(1-[.$L$2])*[.C29]" office:value-type="float" office:value="0.110127869530923">
            <text:p>0,1101278695</text:p>
          </table:table-cell>
          <table:table-cell table:formula="of:=[.$L$2]*[.D22]+(1-[.$L$2])*[.D29]" office:value-type="float" office:value="0.145891821911424">
            <text:p>0,1458918219</text:p>
          </table:table-cell>
          <table:table-cell table:formula="of:=[.$L$2]*[.E22]+(1-[.$L$2])*[.E29]" office:value-type="float" office:value="0.102871768500121">
            <text:p>0,1028717685</text:p>
          </table:table-cell>
          <table:table-cell table:formula="of:=[.$L$2]*[.F22]+(1-[.$L$2])*[.F29]" office:value-type="float" office:value="0.0913994181170406">
            <text:p>0,0913994181</text:p>
          </table:table-cell>
          <table:table-cell table:formula="of:=[.$L$2]*[.G22]+(1-[.$L$2])*[.G29]" office:value-type="float" office:value="0.0895836313390773">
            <text:p>0,0895836313</text:p>
          </table:table-cell>
          <table:table-cell table:formula="of:=[.$L$2]*[.H22]+(1-[.$L$2])*[.H29]" office:value-type="float" office:value="0.0851071043999384">
            <text:p>0,0851071044</text:p>
          </table:table-cell>
          <table:table-cell table:formula="of:=[.$L$2]*[.I22]+(1-[.$L$2])*[.I29]" office:value-type="float" office:value="0.162935801328302">
            <text:p>0,1629358013</text:p>
          </table:table-cell>
          <table:table-cell table:formula="of:=[.$L$2]*[.J22]+(1-[.$L$2])*[.J29]" office:value-type="float" office:value="0.212082584873173">
            <text:p>0,2120825849</text:p>
          </table:table-cell>
          <table:table-cell table:number-columns-repeated="4"/>
          <table:table-cell office:value-type="string">
            <text:p>Wc G</text:p>
          </table:table-cell>
          <table:table-cell/>
          <table:table-cell table:formula="of:=[.$L$2]*[.Q22]+(1-[.$L$2])*[.Q29]" office:value-type="float" office:value="0.110127869530923">
            <text:p>0,1101278695</text:p>
          </table:table-cell>
          <table:table-cell table:formula="of:=[.$L$2]*[.R22]+(1-[.$L$2])*[.R29]" office:value-type="float" office:value="0.145891821911424">
            <text:p>0,1458918219</text:p>
          </table:table-cell>
          <table:table-cell table:formula="of:=[.$L$2]*[.S22]+(1-[.$L$2])*[.S29]" office:value-type="float" office:value="0.102871768500121">
            <text:p>0,1028717685</text:p>
          </table:table-cell>
          <table:table-cell table:formula="of:=[.$L$2]*[.T22]+(1-[.$L$2])*[.T29]" office:value-type="float" office:value="0.0913994181170406">
            <text:p>0,0913994181</text:p>
          </table:table-cell>
          <table:table-cell table:formula="of:=[.$L$2]*[.U22]+(1-[.$L$2])*[.U29]" office:value-type="float" office:value="0.0895836313390773">
            <text:p>0,0895836313</text:p>
          </table:table-cell>
          <table:table-cell table:formula="of:=[.$L$2]*[.V22]+(1-[.$L$2])*[.V29]" office:value-type="float" office:value="0.0851071043999384">
            <text:p>0,0851071044</text:p>
          </table:table-cell>
          <table:table-cell table:formula="of:=[.$L$2]*[.W22]+(1-[.$L$2])*[.W29]" office:value-type="float" office:value="0.162935801328302">
            <text:p>0,1629358013</text:p>
          </table:table-cell>
          <table:table-cell table:formula="of:=[.$L$2]*[.X22]+(1-[.$L$2])*[.X29]" office:value-type="float" office:value="0.212082584873173">
            <text:p>0,2120825849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érateur Ws B</text:p>
          </table:table-cell>
          <table:table-cell/>
          <table:table-cell table:formula="of:=1/SQRT(([.$Q8]/[.Q4])^2 + ([.Q8]*[.$Q4]/([.Q4])^2)^2)" office:value-type="float" office:value="73.4537647698095">
            <text:p>73,4537647698</text:p>
          </table:table-cell>
          <table:table-cell table:formula="of:=1/SQRT(([.$Q8]/[.R4])^2 + ([.R8]*[.$Q4]/([.R4])^2)^2)" office:value-type="float" office:value="66.0902833213447">
            <text:p>66,0902833213</text:p>
          </table:table-cell>
          <table:table-cell table:formula="of:=1/SQRT(([.$Q8]/[.S4])^2 + ([.S8]*[.$Q4]/([.S4])^2)^2)" office:value-type="float" office:value="62.0233187802339">
            <text:p>62,0233187802</text:p>
          </table:table-cell>
          <table:table-cell table:formula="of:=1/SQRT(([.$Q8]/[.T4])^2 + ([.T8]*[.$Q4]/([.T4])^2)^2)" office:value-type="float" office:value="56.8432903734269">
            <text:p>56,8432903734</text:p>
          </table:table-cell>
          <table:table-cell table:formula="of:=1/SQRT(([.$Q8]/[.U4])^2 + ([.U8]*[.$Q4]/([.U4])^2)^2)" office:value-type="float" office:value="55.5665849048359">
            <text:p>55,5665849048</text:p>
          </table:table-cell>
          <table:table-cell table:formula="of:=1/SQRT(([.$Q8]/[.V4])^2 + ([.V8]*[.$Q4]/([.V4])^2)^2)" office:value-type="float" office:value="53.3268898315806">
            <text:p>53,3268898316</text:p>
          </table:table-cell>
          <table:table-cell table:formula="of:=1/SQRT(([.$Q8]/[.W4])^2 + ([.W8]*[.$Q4]/([.W4])^2)^2)" office:value-type="float" office:value="44.7205764986581">
            <text:p>44,7205764987</text:p>
          </table:table-cell>
          <table:table-cell table:formula="of:=1/SQRT(([.$Q8]/[.X4])^2 + ([.X8]*[.$Q4]/([.X4])^2)^2)" office:value-type="float" office:value="34.0809386793562">
            <text:p>34,0809386794</text:p>
          </table:table-cell>
          <table:table-cell table:formula="of:=SUM([.C32:.J32])" office:value-type="float" office:value="446.105647159246">
            <text:p>446,1056471592</text:p>
          </table:table-cell>
          <table:table-cell table:number-columns-repeated="3"/>
          <table:table-cell office:value-type="string">
            <text:p>numérateur Ws B</text:p>
          </table:table-cell>
          <table:table-cell/>
          <table:table-cell table:formula="of:=1/SQRT(([.$Q8]/[.Q4])^2 + ([.Q8]*[.$Q4]/([.Q4])^2)^2)" office:value-type="float" office:value="73.4537647698095">
            <text:p>73,4537647698</text:p>
          </table:table-cell>
          <table:table-cell table:formula="of:=1/SQRT(([.$Q8]/[.R4])^2 + ([.R8]*[.$Q4]/([.R4])^2)^2)" office:value-type="float" office:value="66.0902833213447">
            <text:p>66,0902833213</text:p>
          </table:table-cell>
          <table:table-cell table:formula="of:=1/SQRT(([.$Q8]/[.S4])^2 + ([.S8]*[.$Q4]/([.S4])^2)^2)" office:value-type="float" office:value="62.0233187802339">
            <text:p>62,0233187802</text:p>
          </table:table-cell>
          <table:table-cell table:formula="of:=1/SQRT(([.$Q8]/[.T4])^2 + ([.T8]*[.$Q4]/([.T4])^2)^2)" office:value-type="float" office:value="56.8432903734269">
            <text:p>56,8432903734</text:p>
          </table:table-cell>
          <table:table-cell table:formula="of:=1/SQRT(([.$Q8]/[.U4])^2 + ([.U8]*[.$Q4]/([.U4])^2)^2)" office:value-type="float" office:value="55.5665849048359">
            <text:p>55,5665849048</text:p>
          </table:table-cell>
          <table:table-cell table:formula="of:=1/SQRT(([.$Q8]/[.V4])^2 + ([.V8]*[.$Q4]/([.V4])^2)^2)" office:value-type="float" office:value="53.3268898315806">
            <text:p>53,3268898316</text:p>
          </table:table-cell>
          <table:table-cell table:formula="of:=1/SQRT(([.$Q8]/[.W4])^2 + ([.W8]*[.$Q4]/([.W4])^2)^2)" office:value-type="float" office:value="44.7205764986581">
            <text:p>44,7205764987</text:p>
          </table:table-cell>
          <table:table-cell table:formula="of:=1/SQRT(([.$Q8]/[.X4])^2 + ([.X8]*[.$Q4]/([.X4])^2)^2)" office:value-type="float" office:value="34.0809386793562">
            <text:p>34,0809386794</text:p>
          </table:table-cell>
          <table:table-cell table:formula="of:=SUM([.Q32:.X32])" office:value-type="float" office:value="446.105647159246">
            <text:p>446,1056471592</text:p>
          </table:table-cell>
          <table:table-cell table:number-columns-repeated="999"/>
        </table:table-row>
        <table:table-row table:style-name="ro1">
          <table:table-cell office:value-type="string">
            <text:p>Ws B</text:p>
          </table:table-cell>
          <table:table-cell/>
          <table:table-cell table:formula="of:=[.C32]/[.$K32]" office:value-type="float" office:value="0.164655536726682">
            <text:p>0,1646555367</text:p>
          </table:table-cell>
          <table:table-cell table:formula="of:=[.D32]/[.$K32]" office:value-type="float" office:value="0.148149398561082">
            <text:p>0,1481493986</text:p>
          </table:table-cell>
          <table:table-cell table:formula="of:=[.E32]/[.$K32]" office:value-type="float" office:value="0.139032803496642">
            <text:p>0,1390328035</text:p>
          </table:table-cell>
          <table:table-cell table:formula="of:=[.F32]/[.$K32]" office:value-type="float" office:value="0.127421140564795">
            <text:p>0,1274211406</text:p>
          </table:table-cell>
          <table:table-cell table:formula="of:=[.G32]/[.$K32]" office:value-type="float" office:value="0.124559250165691">
            <text:p>0,1245592502</text:p>
          </table:table-cell>
          <table:table-cell table:formula="of:=[.H32]/[.$K32]" office:value-type="float" office:value="0.11953870158596">
            <text:p>0,1195387016</text:p>
          </table:table-cell>
          <table:table-cell table:formula="of:=[.I32]/[.$K32]" office:value-type="float" office:value="0.100246604774977">
            <text:p>0,1002466048</text:p>
          </table:table-cell>
          <table:table-cell table:formula="of:=[.J32]/[.$K32]" office:value-type="float" office:value="0.0763965641241711">
            <text:p>0,0763965641</text:p>
          </table:table-cell>
          <table:table-cell table:number-columns-repeated="4"/>
          <table:table-cell office:value-type="string">
            <text:p>Ws B</text:p>
          </table:table-cell>
          <table:table-cell/>
          <table:table-cell table:formula="of:=[.Q32]/[.$Y32]" office:value-type="float" office:value="0.164655536726682">
            <text:p>0,1646555367</text:p>
          </table:table-cell>
          <table:table-cell table:formula="of:=[.R32]/[.$Y32]" office:value-type="float" office:value="0.148149398561082">
            <text:p>0,1481493986</text:p>
          </table:table-cell>
          <table:table-cell table:formula="of:=[.S32]/[.$Y32]" office:value-type="float" office:value="0.139032803496642">
            <text:p>0,1390328035</text:p>
          </table:table-cell>
          <table:table-cell table:formula="of:=[.T32]/[.$Y32]" office:value-type="float" office:value="0.127421140564795">
            <text:p>0,1274211406</text:p>
          </table:table-cell>
          <table:table-cell table:formula="of:=[.U32]/[.$Y32]" office:value-type="float" office:value="0.124559250165691">
            <text:p>0,1245592502</text:p>
          </table:table-cell>
          <table:table-cell table:formula="of:=[.V32]/[.$Y32]" office:value-type="float" office:value="0.11953870158596">
            <text:p>0,1195387016</text:p>
          </table:table-cell>
          <table:table-cell table:formula="of:=[.W32]/[.$Y32]" office:value-type="float" office:value="0.100246604774977">
            <text:p>0,1002466048</text:p>
          </table:table-cell>
          <table:table-cell table:formula="of:=[.X32]/[.$Y32]" office:value-type="float" office:value="0.0763965641241711">
            <text:p>0,0763965641</text:p>
          </table:table-cell>
          <table:table-cell table:number-columns-repeated="1000"/>
        </table:table-row>
        <table:table-row table:style-name="ro1">
          <table:table-cell office:value-type="string">
            <text:p>Wc B</text:p>
          </table:table-cell>
          <table:table-cell/>
          <table:table-cell table:formula="of:=[.$L$2]*[.C22]+(1-[.$L$2])*[.C33]" office:value-type="float" office:value="0.0823277683633411">
            <text:p>0,0823277684</text:p>
          </table:table-cell>
          <table:table-cell table:formula="of:=[.$L$2]*[.D22]+(1-[.$L$2])*[.D33]" office:value-type="float" office:value="0.136574699280541">
            <text:p>0,1365746993</text:p>
          </table:table-cell>
          <table:table-cell table:formula="of:=[.$L$2]*[.E22]+(1-[.$L$2])*[.E33]" office:value-type="float" office:value="0.100766401748321">
            <text:p>0,1007664017</text:p>
          </table:table-cell>
          <table:table-cell table:formula="of:=[.$L$2]*[.F22]+(1-[.$L$2])*[.F33]" office:value-type="float" office:value="0.0949605702823973">
            <text:p>0,0949605703</text:p>
          </table:table-cell>
          <table:table-cell table:formula="of:=[.$L$2]*[.G22]+(1-[.$L$2])*[.G33]" office:value-type="float" office:value="0.0935296250828455">
            <text:p>0,0935296251</text:p>
          </table:table-cell>
          <table:table-cell table:formula="of:=[.$L$2]*[.H22]+(1-[.$L$2])*[.H33]" office:value-type="float" office:value="0.09101935079298">
            <text:p>0,0910193508</text:p>
          </table:table-cell>
          <table:table-cell table:formula="of:=[.$L$2]*[.I22]+(1-[.$L$2])*[.I33]" office:value-type="float" office:value="0.175123302387488">
            <text:p>0,1751233024</text:p>
          </table:table-cell>
          <table:table-cell table:formula="of:=[.$L$2]*[.J22]+(1-[.$L$2])*[.J33]" office:value-type="float" office:value="0.225698282062085">
            <text:p>0,2256982821</text:p>
          </table:table-cell>
          <table:table-cell table:number-columns-repeated="4"/>
          <table:table-cell office:value-type="string">
            <text:p>Wc B</text:p>
          </table:table-cell>
          <table:table-cell/>
          <table:table-cell table:formula="of:=[.$L$2]*[.Q22]+(1-[.$L$2])*[.Q33]" office:value-type="float" office:value="0.0823277683633411">
            <text:p>0,0823277684</text:p>
          </table:table-cell>
          <table:table-cell table:formula="of:=[.$L$2]*[.R22]+(1-[.$L$2])*[.R33]" office:value-type="float" office:value="0.136574699280541">
            <text:p>0,1365746993</text:p>
          </table:table-cell>
          <table:table-cell table:formula="of:=[.$L$2]*[.S22]+(1-[.$L$2])*[.S33]" office:value-type="float" office:value="0.100766401748321">
            <text:p>0,1007664017</text:p>
          </table:table-cell>
          <table:table-cell table:formula="of:=[.$L$2]*[.T22]+(1-[.$L$2])*[.T33]" office:value-type="float" office:value="0.0949605702823973">
            <text:p>0,0949605703</text:p>
          </table:table-cell>
          <table:table-cell table:formula="of:=[.$L$2]*[.U22]+(1-[.$L$2])*[.U33]" office:value-type="float" office:value="0.0935296250828455">
            <text:p>0,0935296251</text:p>
          </table:table-cell>
          <table:table-cell table:formula="of:=[.$L$2]*[.V22]+(1-[.$L$2])*[.V33]" office:value-type="float" office:value="0.09101935079298">
            <text:p>0,0910193508</text:p>
          </table:table-cell>
          <table:table-cell table:formula="of:=[.$L$2]*[.W22]+(1-[.$L$2])*[.W33]" office:value-type="float" office:value="0.175123302387488">
            <text:p>0,1751233024</text:p>
          </table:table-cell>
          <table:table-cell table:formula="of:=[.$L$2]*[.X22]+(1-[.$L$2])*[.X33]" office:value-type="float" office:value="0.225698282062085">
            <text:p>0,2256982821</text:p>
          </table:table-cell>
          <table:table-cell table:number-columns-repeated="100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_2" table:style-name="ta2" table:print="false"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0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2" table:number-columns-repeated="2" table:default-cell-style-name="ce1"/>
        <table:table-column table:style-name="co15" table:number-columns-repeated="3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16" table:default-cell-style-name="ce1"/>
        <table:table-column table:style-name="co12" table:number-columns-repeated="2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18" table:default-cell-style-name="ce1"/>
        <table:table-column table:style-name="co9" table:number-columns-repeated="2" table:default-cell-style-name="ce1"/>
        <table:table-column table:style-name="co19" table:default-cell-style-name="ce1"/>
        <table:table-column table:style-name="co6" table:number-columns-repeated="993" table:default-cell-style-name="ce1"/>
        <table:table-row table:style-name="ro1">
          <table:table-cell table:style-name="ce4" office:value-type="string">
            <text:p>Dose Json</text:p>
          </table:table-cell>
          <table:table-cell table:style-name="ce6" office:value-type="string" table:number-columns-spanned="3" table:number-rows-spanned="1">
            <text:p>Strips</text:p>
          </table:table-cell>
          <table:covered-table-cell table:number-columns-repeated="2" table:style-name="ce5"/>
          <table:table-cell table:style-name="ce6" office:value-type="string" table:number-columns-spanned="2" table:number-rows-spanned="1">
            <text:p>wd</text:p>
          </table:table-cell>
          <table:covered-table-cell table:style-name="ce5"/>
          <table:table-cell table:style-name="ce6" office:value-type="string" table:number-columns-spanned="3" table:number-rows-spanned="1">
            <text:p>Std Programme (vérif ImageJ)</text:p>
          </table:table-cell>
          <table:covered-table-cell table:number-columns-repeated="2" table:style-name="ce5"/>
          <table:table-cell table:style-name="ce6" office:value-type="string" table:number-columns-spanned="3" table:number-rows-spanned="1">
            <text:p>Denominateur ws Manuel</text:p>
          </table:table-cell>
          <table:covered-table-cell table:number-columns-repeated="2" table:style-name="ce5"/>
          <table:table-cell table:style-name="ce6" office:value-type="string" table:number-columns-spanned="3" table:number-rows-spanned="1">
            <text:p>Division ws Manuel</text:p>
          </table:table-cell>
          <table:covered-table-cell table:number-columns-repeated="2" table:style-name="ce5"/>
          <table:table-cell table:style-name="ce6" office:value-type="string" table:number-columns-spanned="6" table:number-rows-spanned="1">
            <text:p>Ws</text:p>
          </table:table-cell>
          <table:covered-table-cell table:number-columns-repeated="5" table:style-name="ce5"/>
          <table:table-cell table:style-name="ce6" office:value-type="string" table:number-columns-spanned="6" table:number-rows-spanned="1">
            <text:p>Wc (n-1)</text:p>
          </table:table-cell>
          <table:covered-table-cell table:number-columns-repeated="5" table:style-name="ce5"/>
          <table:table-cell table:style-name="ce6" office:value-type="string" table:number-columns-spanned="3" table:number-rows-spanned="1">
            <text:p>PVT</text:p>
          </table:table-cell>
          <table:covered-table-cell table:number-columns-repeated="2" table:style-name="ce5"/>
          <table:table-cell table:style-name="ce5" office:value-type="string">
            <text:p>PVTf</text:p>
          </table:table-cell>
          <table:table-cell table:style-name="ce5" table:number-columns-repeated="3"/>
          <table:table-cell table:number-columns-repeated="990"/>
        </table:table-row>
        <table:table-row table:style-name="ro1">
          <table:table-cell table:style-name="ce5"/>
          <table:table-cell table:style-name="ce6" office:value-type="string" table:number-columns-spanned="1" table:number-rows-spanned="2">
            <text:p>r</text:p>
          </table:table-cell>
          <table:table-cell table:style-name="ce6" office:value-type="string" table:number-columns-spanned="1" table:number-rows-spanned="2">
            <text:p>g</text:p>
          </table:table-cell>
          <table:table-cell table:style-name="ce6" office:value-type="string" table:number-columns-spanned="1" table:number-rows-spanned="2">
            <text:p>b</text:p>
          </table:table-cell>
          <table:table-cell table:style-name="ce6" office:value-type="string" table:number-columns-spanned="1" table:number-rows-spanned="2">
            <text:p>Manuel</text:p>
          </table:table-cell>
          <table:table-cell table:style-name="ce6" office:value-type="string" table:number-columns-spanned="1" table:number-rows-spanned="2">
            <text:p>Programme</text:p>
          </table:table-cell>
          <table:table-cell table:style-name="ce6" office:value-type="string" table:number-columns-spanned="1" table:number-rows-spanned="2">
            <text:p>r</text:p>
          </table:table-cell>
          <table:table-cell table:style-name="ce6" office:value-type="string" table:number-columns-spanned="1" table:number-rows-spanned="2">
            <text:p>g</text:p>
          </table:table-cell>
          <table:table-cell table:style-name="ce6" office:value-type="string" table:number-columns-spanned="1" table:number-rows-spanned="2">
            <text:p>b</text:p>
          </table:table-cell>
          <table:table-cell table:style-name="ce6" office:value-type="string" table:number-columns-spanned="1" table:number-rows-spanned="2">
            <text:p>r</text:p>
          </table:table-cell>
          <table:table-cell table:style-name="ce6" office:value-type="string" table:number-columns-spanned="1" table:number-rows-spanned="2">
            <text:p>g</text:p>
          </table:table-cell>
          <table:table-cell table:style-name="ce6" office:value-type="string" table:number-columns-spanned="1" table:number-rows-spanned="2">
            <text:p>b</text:p>
          </table:table-cell>
          <table:table-cell table:style-name="ce6" office:value-type="string" table:number-columns-spanned="1" table:number-rows-spanned="2">
            <text:p>r</text:p>
          </table:table-cell>
          <table:table-cell table:style-name="ce6" office:value-type="string" table:number-columns-spanned="1" table:number-rows-spanned="2">
            <text:p>g</text:p>
          </table:table-cell>
          <table:table-cell table:style-name="ce6" office:value-type="string" table:number-columns-spanned="1" table:number-rows-spanned="2">
            <text:p>b</text:p>
          </table:table-cell>
          <table:table-cell table:style-name="ce6" office:value-type="string" table:number-columns-spanned="2" table:number-rows-spanned="1">
            <text:p>WsR</text:p>
          </table:table-cell>
          <table:covered-table-cell table:style-name="ce5"/>
          <table:table-cell table:style-name="ce6" office:value-type="string" table:number-columns-spanned="2" table:number-rows-spanned="1">
            <text:p>WsG</text:p>
          </table:table-cell>
          <table:covered-table-cell table:style-name="ce5"/>
          <table:table-cell table:style-name="ce6" office:value-type="string" table:number-columns-spanned="2" table:number-rows-spanned="1">
            <text:p>WsB</text:p>
          </table:table-cell>
          <table:covered-table-cell table:style-name="ce5"/>
          <table:table-cell table:style-name="ce6" office:value-type="string" table:number-columns-spanned="2" table:number-rows-spanned="1">
            <text:p>WcR</text:p>
          </table:table-cell>
          <table:covered-table-cell table:style-name="ce5"/>
          <table:table-cell table:style-name="ce6" office:value-type="string" table:number-columns-spanned="2" table:number-rows-spanned="1">
            <text:p>WcG</text:p>
          </table:table-cell>
          <table:covered-table-cell table:style-name="ce5"/>
          <table:table-cell table:style-name="ce6" office:value-type="string" table:number-columns-spanned="2" table:number-rows-spanned="1">
            <text:p>WcB</text:p>
          </table:table-cell>
          <table:covered-table-cell table:style-name="ce5"/>
          <table:table-cell table:style-name="ce5" office:value-type="string">
            <text:p>R</text:p>
          </table:table-cell>
          <table:table-cell table:style-name="ce5" office:value-type="string">
            <text:p>G</text:p>
          </table:table-cell>
          <table:table-cell table:style-name="ce5" office:value-type="string">
            <text:p>B</text:p>
          </table:table-cell>
          <table:table-cell table:style-name="ce5" table:number-columns-repeated="4"/>
          <table:table-cell table:number-columns-repeated="990"/>
        </table:table-row>
        <table:table-row table:style-name="ro1">
          <table:table-cell table:style-name="ce5"/>
          <table:covered-table-cell table:number-columns-repeated="14" table:style-name="ce5"/>
          <table:table-cell table:style-name="ce5" office:value-type="string">
            <text:p>Manuel</text:p>
          </table:table-cell>
          <table:table-cell table:style-name="ce5" office:value-type="string">
            <text:p>Programme</text:p>
          </table:table-cell>
          <table:table-cell table:style-name="ce5" office:value-type="string">
            <text:p>Manuel</text:p>
          </table:table-cell>
          <table:table-cell table:style-name="ce5" office:value-type="string">
            <text:p>Programme</text:p>
          </table:table-cell>
          <table:table-cell table:style-name="ce5" office:value-type="string">
            <text:p>Manuel</text:p>
          </table:table-cell>
          <table:table-cell table:style-name="ce5" office:value-type="string">
            <text:p>Programme</text:p>
          </table:table-cell>
          <table:table-cell table:style-name="ce5" office:value-type="string">
            <text:p>Manuel</text:p>
          </table:table-cell>
          <table:table-cell table:style-name="ce5" office:value-type="string">
            <text:p>Programme</text:p>
          </table:table-cell>
          <table:table-cell table:style-name="ce5" office:value-type="string">
            <text:p>Manuel</text:p>
          </table:table-cell>
          <table:table-cell table:style-name="ce5" office:value-type="string">
            <text:p>Programme</text:p>
          </table:table-cell>
          <table:table-cell table:style-name="ce5" office:value-type="string">
            <text:p>Manuel</text:p>
          </table:table-cell>
          <table:table-cell table:style-name="ce5" office:value-type="string">
            <text:p>Programme</text:p>
          </table:table-cell>
          <table:table-cell table:style-name="ce5" table:number-columns-repeated="7"/>
          <table:table-cell table:number-columns-repeated="990"/>
        </table:table-row>
        <table:table-row table:style-name="ro1">
          <table:table-cell table:style-name="ce5" office:value-type="float" office:value="0">
            <text:p>0,0000000000</text:p>
          </table:table-cell>
          <table:table-cell table:style-name="ce5" office:value-type="float" office:value="45487.296125">
            <text:p>45487,2961250000</text:p>
          </table:table-cell>
          <table:table-cell table:style-name="ce5" office:value-type="float" office:value="44534.6052125">
            <text:p>44534,6052125000</text:p>
          </table:table-cell>
          <table:table-cell table:style-name="ce5" office:value-type="float" office:value="31606.12355">
            <text:p>31606,1235500000</text:p>
          </table:table-cell>
          <table:table-cell table:number-columns-repeated="2" table:style-name="ce5" office:value-type="float" office:value="0">
            <text:p>0,0000000000</text:p>
          </table:table-cell>
          <table:table-cell table:style-name="ce5" office:value-type="float" office:value="391.058092532278">
            <text:p>391,0580925323</text:p>
          </table:table-cell>
          <table:table-cell table:style-name="ce5" office:value-type="float" office:value="354.150564633645">
            <text:p>354,1505646336</text:p>
          </table:table-cell>
          <table:table-cell table:style-name="ce5" office:value-type="float" office:value="303.883605530797">
            <text:p>303,8836055308</text:p>
          </table:table-cell>
          <table:table-cell table:style-name="ce5" table:formula="of:=SQRT(([.G$4]/[.B4])^2+([.G4]*[.B$4]/([.B4]^2))^2)" office:value-type="float" office:value="0.0121581123796661">
            <text:p>0,0121581124</text:p>
          </table:table-cell>
          <table:table-cell table:style-name="ce5" table:formula="of:=SQRT(([.H$4]/[.C4])^2+([.H4]*[.C$4]/([.C4]^2))^2)" office:value-type="float" office:value="0.0112461877507878">
            <text:p>0,0112461878</text:p>
          </table:table-cell>
          <table:table-cell table:style-name="ce5" table:formula="of:=SQRT(([.I$4]/[.D4])^2+([.I4]*[.D$4]/([.D4]^2))^2)" office:value-type="float" office:value="0.0135972485092842">
            <text:p>0,0135972485</text:p>
          </table:table-cell>
          <table:table-cell table:style-name="ce5" table:formula="of:=1/[.J4]" office:value-type="float" office:value="82.2496098713856">
            <text:p>82,2496098714</text:p>
          </table:table-cell>
          <table:table-cell table:style-name="ce5" table:formula="of:=1/[.K4]" office:value-type="float" office:value="88.9190205747672">
            <text:p>88,9190205748</text:p>
          </table:table-cell>
          <table:table-cell table:style-name="ce5" table:formula="of:=1/[.L4]" office:value-type="float" office:value="73.5442909142392">
            <text:p>73,5442909142</text:p>
          </table:table-cell>
          <table:table-cell table:style-name="ce7" table:formula="of:=[.M4]/SUM([.M$4:.M$11])" office:value-type="float" office:value="0.24154637424478">
            <text:p>0,2415463742</text:p>
          </table:table-cell>
          <table:table-cell table:style-name="ce5"/>
          <table:table-cell table:style-name="ce7" table:formula="of:=[.N4]/SUM([.N$4:.N$11])" office:value-type="float" office:value="0.219970351149916">
            <text:p>0,2199703511</text:p>
          </table:table-cell>
          <table:table-cell table:style-name="ce5"/>
          <table:table-cell table:style-name="ce7" table:formula="of:=[.O4]/SUM([.O$4:.O$11])" office:value-type="float" office:value="0.16494153584882">
            <text:p>0,1649415358</text:p>
          </table:table-cell>
          <table:table-cell table:style-name="ce5"/>
          <table:table-cell table:style-name="ce5" table:formula="of:=[.B$14] * [.$E4] + ([.B$14]-1) * [.P4]" office:value-type="float" office:value="-0.12077318712239">
            <text:p>-0,1207731871</text:p>
          </table:table-cell>
          <table:table-cell table:style-name="ce5"/>
          <table:table-cell table:formula="of:=[.B$14] * [.$E4] + ([.B$14]-1) * [.R4]" office:value-type="float" office:value="-0.109985175574958">
            <text:p>-0,1099851756</text:p>
          </table:table-cell>
          <table:table-cell/>
          <table:table-cell table:formula="of:=[.B$14] * [.$E4] + ([.B$14]-1) * [.T4]" office:value-type="float" office:value="-0.0824707679244102">
            <text:p>-0,0824707679</text:p>
          </table:table-cell>
          <table:table-cell table:style-name="ce5"/>
          <table:table-cell table:style-name="ce5" table:formula="of:=[.B$4]/[.B4]-1" office:value-type="float" office:value="0">
            <text:p>0,0000000000</text:p>
          </table:table-cell>
          <table:table-cell table:style-name="ce5" table:formula="of:=[.C$4]/[.C4]-1" office:value-type="float" office:value="0">
            <text:p>0,0000000000</text:p>
          </table:table-cell>
          <table:table-cell table:style-name="ce5" table:formula="of:=[.D$4]/[.D4]-1" office:value-type="float" office:value="0">
            <text:p>0,0000000000</text:p>
          </table:table-cell>
          <table:table-cell table:style-name="ce5" table:formula="of:=([.V4]*[.AB4]+[.X4]*[.AC4]+[.Z4]*[.AD4])" office:value-type="float" office:value="-0">
            <text:p>0,0000000000</text:p>
          </table:table-cell>
          <table:table-cell table:style-name="ce5" table:number-columns-repeated="993"/>
        </table:table-row>
        <table:table-row table:style-name="ro1">
          <table:table-cell table:style-name="ce5" office:value-type="float" office:value="100">
            <text:p>100,0000000000</text:p>
          </table:table-cell>
          <table:table-cell table:style-name="ce5" office:value-type="float" office:value="33109.904175">
            <text:p>33109,9041750000</text:p>
          </table:table-cell>
          <table:table-cell table:style-name="ce5" office:value-type="float" office:value="35980.96284375">
            <text:p>35980,9628437500</text:p>
          </table:table-cell>
          <table:table-cell table:style-name="ce5" office:value-type="float" office:value="28676.61203125">
            <text:p>28676,6120312500</text:p>
          </table:table-cell>
          <table:table-cell table:style-name="ce5" table:formula="of:=([.A5]-[.A4])/MAX([.A4:.A11])" office:value-type="float" office:value="0.125">
            <text:p>0,1250000000</text:p>
          </table:table-cell>
          <table:table-cell table:style-name="ce5" office:value-type="float" office:value="0.125">
            <text:p>0,1250000000</text:p>
          </table:table-cell>
          <table:table-cell table:style-name="ce5" office:value-type="float" office:value="307.673792481695">
            <text:p>307,6737924817</text:p>
          </table:table-cell>
          <table:table-cell table:style-name="ce5" office:value-type="float" office:value="322.625969003834">
            <text:p>322,6259690038</text:p>
          </table:table-cell>
          <table:table-cell table:style-name="ce5" office:value-type="float" office:value="281.692268861782">
            <text:p>281,6922688618</text:p>
          </table:table-cell>
          <table:table-cell table:style-name="ce5" table:formula="of:=SQRT(([.G$4]/[.B5])^2+([.G5]*[.B$4]/([.B5]^2))^2)" office:value-type="float" office:value="0.0173918316015552">
            <text:p>0,0173918316</text:p>
          </table:table-cell>
          <table:table-cell table:style-name="ce5" table:formula="of:=SQRT(([.H$4]/[.C5])^2+([.H5]*[.C$4]/([.C5]^2))^2)" office:value-type="float" office:value="0.0148340325963654">
            <text:p>0,0148340326</text:p>
          </table:table-cell>
          <table:table-cell table:style-name="ce5" table:formula="of:=SQRT(([.I$4]/[.D5])^2+([.I5]*[.D$4]/([.D5]^2))^2)" office:value-type="float" office:value="0.0151495542563806">
            <text:p>0,0151495543</text:p>
          </table:table-cell>
          <table:table-cell table:style-name="ce5" table:formula="of:=1/[.J5]" office:value-type="float" office:value="57.4982568202063">
            <text:p>57,4982568202</text:p>
          </table:table-cell>
          <table:table-cell table:style-name="ce5" table:formula="of:=1/[.K5]" office:value-type="float" office:value="67.4125524198336">
            <text:p>67,4125524198</text:p>
          </table:table-cell>
          <table:table-cell table:style-name="ce5" table:formula="of:=1/[.L5]" office:value-type="float" office:value="66.0085427648026">
            <text:p>66,0085427648</text:p>
          </table:table-cell>
          <table:table-cell table:style-name="ce7" table:formula="of:=[.M5]/SUM([.M$4:.M$11])" office:value-type="float" office:value="0.168857888591005">
            <text:p>0,1688578886</text:p>
          </table:table-cell>
          <table:table-cell table:style-name="ce8"/>
          <table:table-cell table:style-name="ce7" table:formula="of:=[.N5]/SUM([.N$4:.N$11])" office:value-type="float" office:value="0.166767050872251">
            <text:p>0,1667670509</text:p>
          </table:table-cell>
          <table:table-cell table:style-name="ce8"/>
          <table:table-cell table:style-name="ce7" table:formula="of:=[.O5]/SUM([.O$4:.O$11])" office:value-type="float" office:value="0.148040728755753">
            <text:p>0,1480407288</text:p>
          </table:table-cell>
          <table:table-cell table:style-name="ce8"/>
          <table:table-cell table:style-name="ce5" table:formula="of:=[.B$14] * [.$E5] + ([.B$14]-1) * [.P5]" office:value-type="float" office:value="-0.0219289442955023">
            <text:p>-0,0219289443</text:p>
          </table:table-cell>
          <table:table-cell table:style-name="ce5"/>
          <table:table-cell table:formula="of:=[.B$14] * [.$E5] + ([.B$14]-1) * [.R5]" office:value-type="float" office:value="-0.0208835254361255">
            <text:p>-0,0208835254</text:p>
          </table:table-cell>
          <table:table-cell/>
          <table:table-cell table:formula="of:=[.B$14] * [.$E5] + ([.B$14]-1) * [.T5]" office:value-type="float" office:value="-0.0115203643778766">
            <text:p>-0,0115203644</text:p>
          </table:table-cell>
          <table:table-cell table:style-name="ce5"/>
          <table:table-cell table:style-name="ce5" table:formula="of:=[.B$4]/[.B5]-1" office:value-type="float" office:value="0.37382747725817">
            <text:p>0,3738274773</text:p>
          </table:table-cell>
          <table:table-cell table:style-name="ce5" table:formula="of:=[.C$4]/[.C5]-1" office:value-type="float" office:value="0.237726889241259">
            <text:p>0,2377268892</text:p>
          </table:table-cell>
          <table:table-cell table:style-name="ce5" table:formula="of:=[.D$4]/[.D5]-1" office:value-type="float" office:value="0.102156820880988">
            <text:p>0,1021568209</text:p>
          </table:table-cell>
          <table:table-cell table:style-name="ce5" table:formula="of:=([.V5]*[.AB5]+[.X5]*[.AC5]+[.Z5]*[.AD5])" office:value-type="float" office:value="-0.0143391012634779">
            <text:p>-0,0143391013</text:p>
          </table:table-cell>
          <table:table-cell table:style-name="ce5" table:number-columns-repeated="993"/>
        </table:table-row>
        <table:table-row table:style-name="ro1">
          <table:table-cell table:style-name="ce5" office:value-type="float" office:value="150">
            <text:p>150,0000000000</text:p>
          </table:table-cell>
          <table:table-cell table:style-name="ce5" office:value-type="float" office:value="29497.87848125">
            <text:p>29497,8784812500</text:p>
          </table:table-cell>
          <table:table-cell table:style-name="ce5" office:value-type="float" office:value="32807.14106875">
            <text:p>32807,1410687500</text:p>
          </table:table-cell>
          <table:table-cell table:style-name="ce5" office:value-type="float" office:value="27287.2741875">
            <text:p>27287,2741875000</text:p>
          </table:table-cell>
          <table:table-cell table:style-name="ce5" table:formula="of:=([.A6]-[.A5])/MAX([.A5:.A12])" office:value-type="float" office:value="0.0625">
            <text:p>0,0625000000</text:p>
          </table:table-cell>
          <table:table-cell table:style-name="ce5" office:value-type="float" office:value="0.0625">
            <text:p>0,0625000000</text:p>
          </table:table-cell>
          <table:table-cell table:style-name="ce5" office:value-type="float" office:value="304.134239320309">
            <text:p>304,1342393203</text:p>
          </table:table-cell>
          <table:table-cell table:style-name="ce5" office:value-type="float" office:value="326.516606458779">
            <text:p>326,5166064588</text:p>
          </table:table-cell>
          <table:table-cell table:style-name="ce5" office:value-type="float" office:value="273.792589648103">
            <text:p>273,7925896481</text:p>
          </table:table-cell>
          <table:table-cell table:style-name="ce5" table:formula="of:=SQRT(([.G$4]/[.B6])^2+([.G6]*[.B$4]/([.B6]^2))^2)" office:value-type="float" office:value="0.0207010922708188">
            <text:p>0,0207010923</text:p>
          </table:table-cell>
          <table:table-cell table:style-name="ce5" table:formula="of:=SQRT(([.H$4]/[.C6])^2+([.H6]*[.C$4]/([.C6]^2))^2)" office:value-type="float" office:value="0.0172933371190045">
            <text:p>0,0172933371</text:p>
          </table:table-cell>
          <table:table-cell table:style-name="ce5" table:formula="of:=SQRT(([.I$4]/[.D6])^2+([.I6]*[.D$4]/([.D6]^2))^2)" office:value-type="float" office:value="0.0160961629855014">
            <text:p>0,0160961630</text:p>
          </table:table-cell>
          <table:table-cell table:style-name="ce5" table:formula="of:=1/[.J6]" office:value-type="float" office:value="48.3066297622202">
            <text:p>48,3066297622</text:p>
          </table:table-cell>
          <table:table-cell table:style-name="ce5" table:formula="of:=1/[.K6]" office:value-type="float" office:value="57.8257390761815">
            <text:p>57,8257390762</text:p>
          </table:table-cell>
          <table:table-cell table:style-name="ce5" table:formula="of:=1/[.L6]" office:value-type="float" office:value="62.1266074965041">
            <text:p>62,1266074965</text:p>
          </table:table-cell>
          <table:table-cell table:style-name="ce7" table:formula="of:=[.M6]/SUM([.M$4:.M$11])" office:value-type="float" office:value="0.141864396552094">
            <text:p>0,1418643966</text:p>
          </table:table-cell>
          <table:table-cell table:style-name="ce8"/>
          <table:table-cell table:style-name="ce7" table:formula="of:=[.N6]/SUM([.N$4:.N$11])" office:value-type="float" office:value="0.143050924851287">
            <text:p>0,1430509249</text:p>
          </table:table-cell>
          <table:table-cell table:style-name="ce8"/>
          <table:table-cell table:style-name="ce7" table:formula="of:=[.O6]/SUM([.O$4:.O$11])" office:value-type="float" office:value="0.139334514347275">
            <text:p>0,1393345143</text:p>
          </table:table-cell>
          <table:table-cell table:style-name="ce8"/>
          <table:table-cell table:style-name="ce5" table:formula="of:=[.B$14] * [.$E6] + ([.B$14]-1) * [.P6]" office:value-type="float" office:value="-0.0396821982760469">
            <text:p>-0,0396821983</text:p>
          </table:table-cell>
          <table:table-cell table:style-name="ce5"/>
          <table:table-cell table:formula="of:=[.B$14] * [.$E6] + ([.B$14]-1) * [.R6]" office:value-type="float" office:value="-0.0402754624256436">
            <text:p>-0,0402754624</text:p>
          </table:table-cell>
          <table:table-cell/>
          <table:table-cell table:formula="of:=[.B$14] * [.$E6] + ([.B$14]-1) * [.T6]" office:value-type="float" office:value="-0.0384172571736374">
            <text:p>-0,0384172572</text:p>
          </table:table-cell>
          <table:table-cell table:style-name="ce5"/>
          <table:table-cell table:style-name="ce5" table:formula="of:=[.B$4]/[.B6]-1" office:value-type="float" office:value="0.542053139649128">
            <text:p>0,5420531396</text:p>
          </table:table-cell>
          <table:table-cell table:style-name="ce5" table:formula="of:=[.C$4]/[.C6]-1" office:value-type="float" office:value="0.357466812459341">
            <text:p>0,3574668125</text:p>
          </table:table-cell>
          <table:table-cell table:style-name="ce5" table:formula="of:=[.D$4]/[.D6]-1" office:value-type="float" office:value="0.158273389009974">
            <text:p>0,1582733890</text:p>
          </table:table-cell>
          <table:table-cell table:style-name="ce5" table:formula="of:=([.V6]*[.AB6]+[.X6]*[.AC6]+[.Z6]*[.AD6])" office:value-type="float" office:value="-0.0419874308266705">
            <text:p>-0,0419874308</text:p>
          </table:table-cell>
          <table:table-cell table:style-name="ce5" table:number-columns-repeated="993"/>
        </table:table-row>
        <table:table-row table:style-name="ro1">
          <table:table-cell table:style-name="ce5" office:value-type="float" office:value="200">
            <text:p>200,0000000000</text:p>
          </table:table-cell>
          <table:table-cell table:style-name="ce5" office:value-type="float" office:value="26873.683125">
            <text:p>26873,6831250000</text:p>
          </table:table-cell>
          <table:table-cell table:style-name="ce5" office:value-type="float" office:value="30301.3136625">
            <text:p>30301,3136625000</text:p>
          </table:table-cell>
          <table:table-cell table:style-name="ce5" office:value-type="float" office:value="26146.2872625">
            <text:p>26146,2872625000</text:p>
          </table:table-cell>
          <table:table-cell table:style-name="ce5" table:formula="of:=([.A7]-[.A6])/MAX([.A6:.A13])" office:value-type="float" office:value="0.0625">
            <text:p>0,0625000000</text:p>
          </table:table-cell>
          <table:table-cell table:style-name="ce5" office:value-type="float" office:value="0.0625">
            <text:p>0,0625000000</text:p>
          </table:table-cell>
          <table:table-cell table:style-name="ce5" office:value-type="float" office:value="316.345054612419">
            <text:p>316,3450546124</text:p>
          </table:table-cell>
          <table:table-cell table:style-name="ce5" office:value-type="float" office:value="347.994828827722">
            <text:p>347,9948288277</text:p>
          </table:table-cell>
          <table:table-cell table:style-name="ce5" office:value-type="float" office:value="285.935974792008">
            <text:p>285,9359747920</text:p>
          </table:table-cell>
          <table:table-cell table:style-name="ce5" table:formula="of:=SQRT(([.G$4]/[.B7])^2+([.G7]*[.B$4]/([.B7]^2))^2)" office:value-type="float" office:value="0.0246729633851356">
            <text:p>0,0246729634</text:p>
          </table:table-cell>
          <table:table-cell table:style-name="ce5" table:formula="of:=SQRT(([.H$4]/[.C7])^2+([.H7]*[.C$4]/([.C7]^2))^2)" office:value-type="float" office:value="0.0205305227215463">
            <text:p>0,0205305227</text:p>
          </table:table-cell>
          <table:table-cell table:style-name="ce5" table:formula="of:=SQRT(([.I$4]/[.D7])^2+([.I7]*[.D$4]/([.D7]^2))^2)" office:value-type="float" office:value="0.0176022790845371">
            <text:p>0,0176022791</text:p>
          </table:table-cell>
          <table:table-cell table:style-name="ce5" table:formula="of:=1/[.J7]" office:value-type="float" office:value="40.5301943017698">
            <text:p>40,5301943018</text:p>
          </table:table-cell>
          <table:table-cell table:style-name="ce5" table:formula="of:=1/[.K7]" office:value-type="float" office:value="48.7079658693016">
            <text:p>48,7079658693</text:p>
          </table:table-cell>
          <table:table-cell table:style-name="ce5" table:formula="of:=1/[.L7]" office:value-type="float" office:value="56.8108251890211">
            <text:p>56,8108251890</text:p>
          </table:table-cell>
          <table:table-cell table:style-name="ce7" table:formula="of:=[.M7]/SUM([.M$4:.M$11])" office:value-type="float" office:value="0.119026965554457">
            <text:p>0,1190269656</text:p>
          </table:table-cell>
          <table:table-cell table:style-name="ce8"/>
          <table:table-cell table:style-name="ce7" table:formula="of:=[.N7]/SUM([.N$4:.N$11])" office:value-type="float" office:value="0.120495123392181">
            <text:p>0,1204951234</text:p>
          </table:table-cell>
          <table:table-cell table:style-name="ce8"/>
          <table:table-cell table:style-name="ce7" table:formula="of:=[.O7]/SUM([.O$4:.O$11])" office:value-type="float" office:value="0.127412537982629">
            <text:p>0,1274125380</text:p>
          </table:table-cell>
          <table:table-cell table:style-name="ce8"/>
          <table:table-cell table:style-name="ce5" table:formula="of:=[.B$14] * [.$E7] + ([.B$14]-1) * [.P7]" office:value-type="float" office:value="-0.0282634827772286">
            <text:p>-0,0282634828</text:p>
          </table:table-cell>
          <table:table-cell table:style-name="ce5"/>
          <table:table-cell table:formula="of:=[.B$14] * [.$E7] + ([.B$14]-1) * [.R7]" office:value-type="float" office:value="-0.0289975616960902">
            <text:p>-0,0289975617</text:p>
          </table:table-cell>
          <table:table-cell/>
          <table:table-cell table:formula="of:=[.B$14] * [.$E7] + ([.B$14]-1) * [.T7]" office:value-type="float" office:value="-0.0324562689913143">
            <text:p>-0,032456269</text:p>
          </table:table-cell>
          <table:table-cell table:style-name="ce5"/>
          <table:table-cell table:style-name="ce5" table:formula="of:=[.B$4]/[.B7]-1" office:value-type="float" office:value="0.692633492529506">
            <text:p>0,6926334925</text:p>
          </table:table-cell>
          <table:table-cell table:style-name="ce5" table:formula="of:=[.C$4]/[.C7]-1" office:value-type="float" office:value="0.46972523067918">
            <text:p>0,4697252307</text:p>
          </table:table-cell>
          <table:table-cell table:style-name="ce5" table:formula="of:=[.D$4]/[.D7]-1" office:value-type="float" office:value="0.208818798351179">
            <text:p>0,2088187984</text:p>
          </table:table-cell>
          <table:table-cell table:style-name="ce5" table:formula="of:=([.V7]*[.AB7]+[.X7]*[.AC7]+[.Z7]*[.AD7])" office:value-type="float" office:value="-0.039974600233598">
            <text:p>-0,0399746002</text:p>
          </table:table-cell>
          <table:table-cell table:style-name="ce5" table:number-columns-repeated="993"/>
        </table:table-row>
        <table:table-row table:style-name="ro1">
          <table:table-cell table:style-name="ce5" office:value-type="float" office:value="250">
            <text:p>250,0000000000</text:p>
          </table:table-cell>
          <table:table-cell table:style-name="ce5" office:value-type="float" office:value="24889.6048625">
            <text:p>24889,6048625000</text:p>
          </table:table-cell>
          <table:table-cell table:style-name="ce5" office:value-type="float" office:value="28317.39133125">
            <text:p>28317,3913312500</text:p>
          </table:table-cell>
          <table:table-cell table:style-name="ce5" office:value-type="float" office:value="25205.43946875">
            <text:p>25205,4394687500</text:p>
          </table:table-cell>
          <table:table-cell table:style-name="ce5" table:formula="of:=([.A8]-[.A7])/MAX([.A7:.A14])" office:value-type="float" office:value="0.0625">
            <text:p>0,0625000000</text:p>
          </table:table-cell>
          <table:table-cell table:style-name="ce5" office:value-type="float" office:value="0.0625">
            <text:p>0,0625000000</text:p>
          </table:table-cell>
          <table:table-cell table:style-name="ce5" office:value-type="float" office:value="288.843051701708">
            <text:p>288,8430517017</text:p>
          </table:table-cell>
          <table:table-cell table:style-name="ce5" office:value-type="float" office:value="307.737190742527">
            <text:p>307,7371907425</text:p>
          </table:table-cell>
          <table:table-cell table:style-name="ce5" office:value-type="float" office:value="269.153697213075">
            <text:p>269,1536972131</text:p>
          </table:table-cell>
          <table:table-cell table:style-name="ce5" table:formula="of:=SQRT(([.G$4]/[.B8])^2+([.G8]*[.B$4]/([.B8]^2))^2)" office:value-type="float" office:value="0.0263945205253182">
            <text:p>0,0263945205</text:p>
          </table:table-cell>
          <table:table-cell table:style-name="ce5" table:formula="of:=SQRT(([.H$4]/[.C8])^2+([.H8]*[.C$4]/([.C8]^2))^2)" office:value-type="float" office:value="0.0211782653507517">
            <text:p>0,0211782654</text:p>
          </table:table-cell>
          <table:table-cell table:style-name="ce5" table:formula="of:=SQRT(([.I$4]/[.D8])^2+([.I8]*[.D$4]/([.D8]^2))^2)" office:value-type="float" office:value="0.0180179853755638">
            <text:p>0,0180179854</text:p>
          </table:table-cell>
          <table:table-cell table:style-name="ce5" table:formula="of:=1/[.J8]" office:value-type="float" office:value="37.8866514752855">
            <text:p>37,8866514753</text:p>
          </table:table-cell>
          <table:table-cell table:style-name="ce5" table:formula="of:=1/[.K8]" office:value-type="float" office:value="47.2182203517676">
            <text:p>47,2182203518</text:p>
          </table:table-cell>
          <table:table-cell table:style-name="ce5" table:formula="of:=1/[.L8]" office:value-type="float" office:value="55.5001005471018">
            <text:p>55,5001005471</text:p>
          </table:table-cell>
          <table:table-cell table:style-name="ce7" table:formula="of:=[.M8]/SUM([.M$4:.M$11])" office:value-type="float" office:value="0.111263546543758">
            <text:p>0,1112635465</text:p>
          </table:table-cell>
          <table:table-cell table:style-name="ce8"/>
          <table:table-cell table:style-name="ce7" table:formula="of:=[.N8]/SUM([.N$4:.N$11])" office:value-type="float" office:value="0.116809749413725">
            <text:p>0,1168097494</text:p>
          </table:table-cell>
          <table:table-cell table:style-name="ce8"/>
          <table:table-cell table:style-name="ce7" table:formula="of:=[.O8]/SUM([.O$4:.O$11])" office:value-type="float" office:value="0.124472908912506">
            <text:p>0,1244729089</text:p>
          </table:table-cell>
          <table:table-cell table:style-name="ce8"/>
          <table:table-cell table:style-name="ce5" table:formula="of:=[.B$14] * [.$E8] + ([.B$14]-1) * [.P8]" office:value-type="float" office:value="-0.0243817732718791">
            <text:p>-0,0243817733</text:p>
          </table:table-cell>
          <table:table-cell table:style-name="ce5"/>
          <table:table-cell table:formula="of:=[.B$14] * [.$E8] + ([.B$14]-1) * [.R8]" office:value-type="float" office:value="-0.0271548747068627">
            <text:p>-0,0271548747</text:p>
          </table:table-cell>
          <table:table-cell/>
          <table:table-cell table:formula="of:=[.B$14] * [.$E8] + ([.B$14]-1) * [.T8]" office:value-type="float" office:value="-0.030986454456253">
            <text:p>-0,0309864545</text:p>
          </table:table-cell>
          <table:table-cell table:style-name="ce5"/>
          <table:table-cell table:style-name="ce5" table:formula="of:=[.B$4]/[.B8]-1" office:value-type="float" office:value="0.827562003345966">
            <text:p>0,8275620033</text:p>
          </table:table-cell>
          <table:table-cell table:style-name="ce5" table:formula="of:=[.C$4]/[.C8]-1" office:value-type="float" office:value="0.572694486280355">
            <text:p>0,5726944863</text:p>
          </table:table-cell>
          <table:table-cell table:style-name="ce5" table:formula="of:=[.D$4]/[.D8]-1" office:value-type="float" office:value="0.253940586482757">
            <text:p>0,2539405865</text:p>
          </table:table-cell>
          <table:table-cell table:style-name="ce5" table:formula="of:=([.V8]*[.AB8]+[.X8]*[.AC8]+[.Z8]*[.AD8])" office:value-type="float" office:value="-0.0435975945718997">
            <text:p>-0,0435975946</text:p>
          </table:table-cell>
          <table:table-cell table:style-name="ce5" table:number-columns-repeated="993"/>
        </table:table-row>
        <table:table-row table:style-name="ro1">
          <table:table-cell table:style-name="ce5" office:value-type="float" office:value="300">
            <text:p>300,0000000000</text:p>
          </table:table-cell>
          <table:table-cell table:style-name="ce5" office:value-type="float" office:value="23227.60233125">
            <text:p>23227,6023312500</text:p>
          </table:table-cell>
          <table:table-cell table:style-name="ce5" office:value-type="float" office:value="26562.78166875">
            <text:p>26562,7816687500</text:p>
          </table:table-cell>
          <table:table-cell table:style-name="ce5" office:value-type="float" office:value="24290.73913125">
            <text:p>24290,7391312500</text:p>
          </table:table-cell>
          <table:table-cell table:style-name="ce5" table:formula="of:=([.A9]-[.A8])/MAX([.A8:.A15])" office:value-type="float" office:value="0.0625">
            <text:p>0,0625000000</text:p>
          </table:table-cell>
          <table:table-cell table:style-name="ce5" office:value-type="float" office:value="0.0625">
            <text:p>0,0625000000</text:p>
          </table:table-cell>
          <table:table-cell table:style-name="ce5" office:value-type="float" office:value="284.785404433435">
            <text:p>284,7854044334</text:p>
          </table:table-cell>
          <table:table-cell table:style-name="ce5" office:value-type="float" office:value="295.754473466108">
            <text:p>295,7544734661</text:p>
          </table:table-cell>
          <table:table-cell table:style-name="ce5" office:value-type="float" office:value="261.643066535777">
            <text:p>261,6430665358</text:p>
          </table:table-cell>
          <table:table-cell table:style-name="ce5" table:formula="of:=SQRT(([.G$4]/[.B9])^2+([.G9]*[.B$4]/([.B9]^2))^2)" office:value-type="float" office:value="0.0293248485550771">
            <text:p>0,0293248486</text:p>
          </table:table-cell>
          <table:table-cell table:style-name="ce5" table:formula="of:=SQRT(([.H$4]/[.C9])^2+([.H9]*[.C$4]/([.C9]^2))^2)" office:value-type="float" office:value="0.0229396259936368">
            <text:p>0,0229396260</text:p>
          </table:table-cell>
          <table:table-cell table:style-name="ce5" table:formula="of:=SQRT(([.I$4]/[.D9])^2+([.I9]*[.D$4]/([.D9]^2))^2)" office:value-type="float" office:value="0.01878649293289">
            <text:p>0,0187864929</text:p>
          </table:table-cell>
          <table:table-cell table:style-name="ce5" table:formula="of:=1/[.J9]" office:value-type="float" office:value="34.1007728691873">
            <text:p>34,1007728692</text:p>
          </table:table-cell>
          <table:table-cell table:style-name="ce5" table:formula="of:=1/[.K9]" office:value-type="float" office:value="43.5926897970083">
            <text:p>43,5926897970</text:p>
          </table:table-cell>
          <table:table-cell table:style-name="ce5" table:formula="of:=1/[.L9]" office:value-type="float" office:value="53.2297328496728">
            <text:p>53,2297328497</text:p>
          </table:table-cell>
          <table:table-cell table:style-name="ce7" table:formula="of:=[.M9]/SUM([.M$4:.M$11])" office:value-type="float" office:value="0.100145375259252">
            <text:p>0,1001453753</text:p>
          </table:table-cell>
          <table:table-cell table:style-name="ce8"/>
          <table:table-cell table:style-name="ce7" table:formula="of:=[.N9]/SUM([.N$4:.N$11])" office:value-type="float" office:value="0.107840810888761">
            <text:p>0,1078408109</text:p>
          </table:table-cell>
          <table:table-cell table:style-name="ce8"/>
          <table:table-cell table:style-name="ce7" table:formula="of:=[.O9]/SUM([.O$4:.O$11])" office:value-type="float" office:value="0.119381039369673">
            <text:p>0,1193810394</text:p>
          </table:table-cell>
          <table:table-cell table:style-name="ce8"/>
          <table:table-cell table:style-name="ce5" table:formula="of:=[.B$14] * [.$E9] + ([.B$14]-1) * [.P9]" office:value-type="float" office:value="-0.0188226876296257">
            <text:p>-0,0188226876</text:p>
          </table:table-cell>
          <table:table-cell table:style-name="ce5"/>
          <table:table-cell table:formula="of:=[.B$14] * [.$E9] + ([.B$14]-1) * [.R9]" office:value-type="float" office:value="-0.0226704054443804">
            <text:p>-0,0226704054</text:p>
          </table:table-cell>
          <table:table-cell/>
          <table:table-cell table:formula="of:=[.B$14] * [.$E9] + ([.B$14]-1) * [.T9]" office:value-type="float" office:value="-0.0284405196848363">
            <text:p>-0,0284405197</text:p>
          </table:table-cell>
          <table:table-cell table:style-name="ce5"/>
          <table:table-cell table:style-name="ce5" table:formula="of:=[.B$4]/[.B9]-1" office:value-type="float" office:value="0.958329382271291">
            <text:p>0,9583293823</text:p>
          </table:table-cell>
          <table:table-cell table:style-name="ce5" table:formula="of:=[.C$4]/[.C9]-1" office:value-type="float" office:value="0.67657912367262">
            <text:p>0,6765791237</text:p>
          </table:table-cell>
          <table:table-cell table:style-name="ce5" table:formula="of:=[.D$4]/[.D9]-1" office:value-type="float" office:value="0.301159399852875">
            <text:p>0,3011593999</text:p>
          </table:table-cell>
          <table:table-cell table:style-name="ce5" table:formula="of:=([.V9]*[.AB9]+[.X9]*[.AC9]+[.Z9]*[.AD9])" office:value-type="float" office:value="-0.0419417874974357">
            <text:p>-0,0419417875</text:p>
          </table:table-cell>
          <table:table-cell table:style-name="ce5" table:number-columns-repeated="993"/>
        </table:table-row>
        <table:table-row table:style-name="ro1">
          <table:table-cell table:style-name="ce5" office:value-type="float" office:value="500">
            <text:p>500,0000000000</text:p>
          </table:table-cell>
          <table:table-cell table:style-name="ce5" office:value-type="float" office:value="18914.21239375">
            <text:p>18914,2123937500</text:p>
          </table:table-cell>
          <table:table-cell table:style-name="ce5" office:value-type="float" office:value="21773.21490625">
            <text:p>21773,2149062500</text:p>
          </table:table-cell>
          <table:table-cell table:style-name="ce5" office:value-type="float" office:value="21665.79270625">
            <text:p>21665,7927062500</text:p>
          </table:table-cell>
          <table:table-cell table:style-name="ce5" table:formula="of:=([.A10]-[.A9])/MAX([.A9:.A16])" office:value-type="float" office:value="0.25">
            <text:p>0,2500000000</text:p>
          </table:table-cell>
          <table:table-cell table:style-name="ce5" office:value-type="float" office:value="0.25">
            <text:p>0,2500000000</text:p>
          </table:table-cell>
          <table:table-cell table:style-name="ce5" office:value-type="float" office:value="288.173315419982">
            <text:p>288,1733154200</text:p>
          </table:table-cell>
          <table:table-cell table:style-name="ce5" office:value-type="float" office:value="300.464328471873">
            <text:p>300,4643284719</text:p>
          </table:table-cell>
          <table:table-cell table:style-name="ce5" office:value-type="float" office:value="259.280480653772">
            <text:p>259,2804806538</text:p>
          </table:table-cell>
          <table:table-cell table:style-name="ce5" table:formula="of:=SQRT(([.G$4]/[.B10])^2+([.G10]*[.B$4]/([.B10]^2))^2)" office:value-type="float" office:value="0.0420717665296268">
            <text:p>0,0420717665</text:p>
          </table:table-cell>
          <table:table-cell table:style-name="ce5" table:formula="of:=SQRT(([.H$4]/[.C10])^2+([.H10]*[.C$4]/([.C10]^2))^2)" office:value-type="float" office:value="0.0325769345659837">
            <text:p>0,0325769346</text:p>
          </table:table-cell>
          <table:table-cell table:style-name="ce5" table:formula="of:=SQRT(([.I$4]/[.D10])^2+([.I10]*[.D$4]/([.D10]^2))^2)" office:value-type="float" office:value="0.0223943240891486">
            <text:p>0,0223943241</text:p>
          </table:table-cell>
          <table:table-cell table:style-name="ce5" table:formula="of:=1/[.J10]" office:value-type="float" office:value="23.7689092350283">
            <text:p>23,7689092350</text:p>
          </table:table-cell>
          <table:table-cell table:style-name="ce5" table:formula="of:=1/[.K10]" office:value-type="float" office:value="30.6965653252158">
            <text:p>30,6965653252</text:p>
          </table:table-cell>
          <table:table-cell table:style-name="ce5" table:formula="of:=1/[.L10]" office:value-type="float" office:value="44.6541720133701">
            <text:p>44,6541720134</text:p>
          </table:table-cell>
          <table:table-cell table:style-name="ce7" table:formula="of:=[.M10]/SUM([.M$4:.M$11])" office:value-type="float" office:value="0.0698032957779625">
            <text:p>0,0698032958</text:p>
          </table:table-cell>
          <table:table-cell table:style-name="ce8"/>
          <table:table-cell table:style-name="ce7" table:formula="of:=[.N10]/SUM([.N$4:.N$11])" office:value-type="float" office:value="0.0759380187730069">
            <text:p>0,0759380188</text:p>
          </table:table-cell>
          <table:table-cell table:style-name="ce8"/>
          <table:table-cell table:style-name="ce7" table:formula="of:=[.O10]/SUM([.O$4:.O$11])" office:value-type="float" office:value="0.100148191278796">
            <text:p>0,1001481913</text:p>
          </table:table-cell>
          <table:table-cell table:style-name="ce8"/>
          <table:table-cell table:style-name="ce5" table:formula="of:=[.B$14] * [.$E10] + ([.B$14]-1) * [.P10]" office:value-type="float" office:value="0.0900983521110188">
            <text:p>0,0900983521</text:p>
          </table:table-cell>
          <table:table-cell table:style-name="ce5"/>
          <table:table-cell table:style-name="ce5" table:formula="of:=[.B$14] * [.$E10] + ([.B$14]-1) * [.R10]" office:value-type="float" office:value="0.0870309906134965">
            <text:p>0,0870309906</text:p>
          </table:table-cell>
          <table:table-cell table:style-name="ce5"/>
          <table:table-cell table:style-name="ce5" table:formula="of:=[.B$14] * [.$E10] + ([.B$14]-1) * [.T10]" office:value-type="float" office:value="0.0749259043606018">
            <text:p>0,0749259044</text:p>
          </table:table-cell>
          <table:table-cell table:style-name="ce5"/>
          <table:table-cell table:style-name="ce5" table:formula="of:=[.B$4]/[.B10]-1" office:value-type="float" office:value="1.40492679145502">
            <text:p>1,4049267915</text:p>
          </table:table-cell>
          <table:table-cell table:style-name="ce5" table:formula="of:=[.C$4]/[.C10]-1" office:value-type="float" office:value="1.04538491004911">
            <text:p>1,0453849100</text:p>
          </table:table-cell>
          <table:table-cell table:style-name="ce5" table:formula="of:=[.D$4]/[.D10]-1" office:value-type="float" office:value="0.458803007050025">
            <text:p>0,4588030071</text:p>
          </table:table-cell>
          <table:table-cell table:style-name="ce5" table:formula="of:=([.V10]*[.AB10]+[.X10]*[.AC10]+[.Z10]*[.AD10])" office:value-type="float" office:value="0.25193870326728">
            <text:p>0,2519387033</text:p>
          </table:table-cell>
          <table:table-cell table:style-name="ce5" table:number-columns-repeated="993"/>
        </table:table-row>
        <table:table-row table:style-name="ro1">
          <table:table-cell table:style-name="ce5" office:value-type="float" office:value="800">
            <text:p>800,0000000000</text:p>
          </table:table-cell>
          <table:table-cell table:style-name="ce5" office:value-type="float" office:value="15189.34503125">
            <text:p>15189,3450312500</text:p>
          </table:table-cell>
          <table:table-cell table:style-name="ce5" office:value-type="float" office:value="17416.61228125">
            <text:p>17416,6122812500</text:p>
          </table:table-cell>
          <table:table-cell table:style-name="ce5" office:value-type="float" office:value="18849.84799375">
            <text:p>18849,8479937500</text:p>
          </table:table-cell>
          <table:table-cell table:style-name="ce5" table:formula="of:=([.A11]-[.A10])/MAX([.A10:.A17])" office:value-type="float" office:value="0.375">
            <text:p>0,3750000000</text:p>
          </table:table-cell>
          <table:table-cell table:style-name="ce5" office:value-type="float" office:value="0.375">
            <text:p>0,3750000000</text:p>
          </table:table-cell>
          <table:table-cell table:style-name="ce5" office:value-type="float" office:value="285.163884476429">
            <text:p>285,1638844764</text:p>
          </table:table-cell>
          <table:table-cell table:style-name="ce5" office:value-type="float" office:value="313.773058205163">
            <text:p>313,7730582052</text:p>
          </table:table-cell>
          <table:table-cell table:style-name="ce5" office:value-type="float" office:value="276.475141627325">
            <text:p>276,4751416273</text:p>
          </table:table-cell>
          <table:table-cell table:style-name="ce5" table:formula="of:=SQRT(([.G$4]/[.B11])^2+([.G11]*[.B$4]/([.B11]^2))^2)" office:value-type="float" office:value="0.0618364824636616">
            <text:p>0,0618364825</text:p>
          </table:table-cell>
          <table:table-cell table:style-name="ce5" table:formula="of:=SQRT(([.H$4]/[.C11])^2+([.H11]*[.C$4]/([.C11]^2))^2)" office:value-type="float" office:value="0.0503547741838581">
            <text:p>0,0503547742</text:p>
          </table:table-cell>
          <table:table-cell table:style-name="ce5" table:formula="of:=SQRT(([.I$4]/[.D11])^2+([.I11]*[.D$4]/([.D11]^2))^2)" office:value-type="float" office:value="0.0294059772139961">
            <text:p>0,0294059772</text:p>
          </table:table-cell>
          <table:table-cell table:style-name="ce5" table:formula="of:=1/[.J11]" office:value-type="float" office:value="16.1716831255344">
            <text:p>16,1716831255</text:p>
          </table:table-cell>
          <table:table-cell table:style-name="ce5" table:formula="of:=1/[.K11]" office:value-type="float" office:value="19.8590901499974">
            <text:p>19,8590901500</text:p>
          </table:table-cell>
          <table:table-cell table:style-name="ce5" table:formula="of:=1/[.L11]" office:value-type="float" office:value="34.0066916573695">
            <text:p>34,0066916574</text:p>
          </table:table-cell>
          <table:table-cell table:style-name="ce7" table:formula="of:=[.M11]/SUM([.M$4:.M$11])" office:value-type="float" office:value="0.047492157476692">
            <text:p>0,0474921575</text:p>
          </table:table-cell>
          <table:table-cell table:style-name="ce8"/>
          <table:table-cell table:style-name="ce7" table:formula="of:=[.N11]/SUM([.N$4:.N$11])" office:value-type="float" office:value="0.0491279706588717">
            <text:p>0,0491279707</text:p>
          </table:table-cell>
          <table:table-cell table:style-name="ce8"/>
          <table:table-cell table:style-name="ce7" table:formula="of:=[.O11]/SUM([.O$4:.O$11])" office:value-type="float" office:value="0.0762685435045481">
            <text:p>0,0762685435</text:p>
          </table:table-cell>
          <table:table-cell table:style-name="ce8"/>
          <table:table-cell table:style-name="ce5" table:formula="of:=[.B$14] * [.$E11] + ([.B$14]-1) * [.P11]" office:value-type="float" office:value="0.163753921261654">
            <text:p>0,1637539213</text:p>
          </table:table-cell>
          <table:table-cell table:style-name="ce5"/>
          <table:table-cell table:style-name="ce5" table:formula="of:=[.B$14] * [.$E11] + ([.B$14]-1) * [.R11]" office:value-type="float" office:value="0.162936014670564">
            <text:p>0,1629360147</text:p>
          </table:table-cell>
          <table:table-cell table:style-name="ce5"/>
          <table:table-cell table:style-name="ce5" table:formula="of:=[.B$14] * [.$E11] + ([.B$14]-1) * [.T11]" office:value-type="float" office:value="0.149365728247726">
            <text:p>0,1493657282</text:p>
          </table:table-cell>
          <table:table-cell table:style-name="ce5"/>
          <table:table-cell table:style-name="ce5" table:formula="of:=[.B$4]/[.B11]-1" office:value-type="float" office:value="1.99468449965526">
            <text:p>1,9946844997</text:p>
          </table:table-cell>
          <table:table-cell table:style-name="ce5" table:formula="of:=[.C$4]/[.C11]-1" office:value-type="float" office:value="1.5570188101646">
            <text:p>1,5570188102</text:p>
          </table:table-cell>
          <table:table-cell table:style-name="ce5" table:formula="of:=[.D$4]/[.D11]-1" office:value-type="float" office:value="0.676730950853268">
            <text:p>0,6767309509</text:p>
          </table:table-cell>
          <table:table-cell table:style-name="ce5" table:formula="of:=([.V11]*[.AB11]+[.X11]*[.AC11]+[.Z11]*[.AD11])" office:value-type="float" office:value="0.681412259495686">
            <text:p>0,6814122595</text:p>
          </table:table-cell>
          <table:table-cell table:style-name="ce5" table:number-columns-repeated="993"/>
        </table:table-row>
        <table:table-row table:style-name="ro1" table:number-rows-repeated="2">
          <table:table-cell table:style-name="ce5" table:number-columns-repeated="34"/>
          <table:table-cell table:number-columns-repeated="990"/>
        </table:table-row>
        <table:table-row table:style-name="ro1">
          <table:table-cell table:style-name="ce5" office:value-type="string">
            <text:p>facteur n</text:p>
          </table:table-cell>
          <table:table-cell table:style-name="ce5" office:value-type="float" office:value="0.5">
            <text:p>0,5000000000</text:p>
          </table:table-cell>
          <table:table-cell table:style-name="ce5" table:number-columns-repeated="19"/>
          <table:table-cell table:style-name="ce6" office:value-type="string" table:number-columns-spanned="6" table:number-rows-spanned="1">
            <text:p>Wc (1-n)</text:p>
          </table:table-cell>
          <table:covered-table-cell table:number-columns-repeated="5" table:style-name="ce5"/>
          <table:table-cell table:style-name="ce6" table:number-columns-spanned="3" table:number-rows-spanned="1"/>
          <table:covered-table-cell table:number-columns-repeated="2" table:style-name="ce5"/>
          <table:table-cell table:style-name="ce5" office:value-type="string">
            <text:p>PVTf --- nPVrgb --- Dose</text:p>
          </table:table-cell>
          <table:table-cell table:style-name="ce5" table:number-columns-repeated="3"/>
          <table:table-cell table:number-columns-repeated="990"/>
        </table:table-row>
        <table:table-row table:style-name="ro1">
          <table:table-cell table:style-name="ce5" table:number-columns-repeated="21"/>
          <table:table-cell table:style-name="ce6" office:value-type="string" table:number-columns-spanned="2" table:number-rows-spanned="1">
            <text:p>WcR</text:p>
          </table:table-cell>
          <table:covered-table-cell table:style-name="ce5"/>
          <table:table-cell table:style-name="ce6" office:value-type="string" table:number-columns-spanned="2" table:number-rows-spanned="1">
            <text:p>WcG</text:p>
          </table:table-cell>
          <table:covered-table-cell table:style-name="ce5"/>
          <table:table-cell table:style-name="ce6" office:value-type="string" table:number-columns-spanned="2" table:number-rows-spanned="1">
            <text:p>WcB</text:p>
          </table:table-cell>
          <table:covered-table-cell table:style-name="ce5"/>
          <table:table-cell table:style-name="ce5" table:number-columns-repeated="7"/>
          <table:table-cell table:number-columns-repeated="990"/>
        </table:table-row>
        <table:table-row table:style-name="ro1">
          <table:table-cell table:style-name="ce5" table:number-columns-repeated="21"/>
          <table:table-cell table:style-name="ce5" office:value-type="string">
            <text:p>Manuel</text:p>
          </table:table-cell>
          <table:table-cell table:style-name="ce5" office:value-type="string">
            <text:p>Programme</text:p>
          </table:table-cell>
          <table:table-cell table:style-name="ce5" office:value-type="string">
            <text:p>Manuel</text:p>
          </table:table-cell>
          <table:table-cell table:style-name="ce5" office:value-type="string">
            <text:p>Programme</text:p>
          </table:table-cell>
          <table:table-cell table:style-name="ce5" office:value-type="string">
            <text:p>Manuel</text:p>
          </table:table-cell>
          <table:table-cell table:style-name="ce5" office:value-type="string">
            <text:p>Programme</text:p>
          </table:table-cell>
          <table:table-cell table:style-name="ce5" table:number-columns-repeated="7"/>
          <table:table-cell table:number-columns-repeated="990"/>
        </table:table-row>
        <table:table-row table:style-name="ro1">
          <table:table-cell table:style-name="ce5"/>
          <table:table-cell table:style-name="ce4" office:value-type="string" table:number-columns-spanned="3" table:number-rows-spanned="1">
            <text:p>Cmeas</text:p>
          </table:table-cell>
          <table:covered-table-cell table:number-columns-repeated="2" table:style-name="ce5"/>
          <table:table-cell table:style-name="ce5" table:number-columns-repeated="17"/>
          <table:table-cell table:style-name="ce5" table:formula="of:=[.$B$14] * [.$E4] + (1-[.$B$14]) * [.P4]" office:value-type="float" office:value="0.12077318712239">
            <text:p>0,1207731871</text:p>
          </table:table-cell>
          <table:table-cell table:style-name="ce5"/>
          <table:table-cell table:style-name="ce5" table:formula="of:=[.$B$14] * [.$E4] + (1-[.$B$14]) * [.R4]" office:value-type="float" office:value="0.109985175574958">
            <text:p>0,1099851756</text:p>
          </table:table-cell>
          <table:table-cell table:style-name="ce5"/>
          <table:table-cell table:style-name="ce5" table:formula="of:=[.$B$14] * [.$E4] + (1-[.$B$14]) * [.T4]" office:value-type="float" office:value="0.0824707679244102">
            <text:p>0,0824707679</text:p>
          </table:table-cell>
          <table:table-cell table:style-name="ce5" table:number-columns-repeated="4"/>
          <table:table-cell table:style-name="ce9" table:formula="of:=([.V17]*[.AB4]+[.X17]*[.AC4]+[.Z17]*[.AD4])" office:value-type="float" office:value="0">
            <text:p>0,0000000000</text:p>
          </table:table-cell>
          <table:table-cell table:style-name="ce5" table:number-columns-repeated="3"/>
          <table:table-cell table:number-columns-repeated="990"/>
        </table:table-row>
        <table:table-row table:style-name="ro1">
          <table:table-cell table:style-name="ce5"/>
          <table:table-cell table:style-name="ce4" office:value-type="string">
            <text:p>r</text:p>
          </table:table-cell>
          <table:table-cell table:style-name="ce4" office:value-type="string">
            <text:p>g</text:p>
          </table:table-cell>
          <table:table-cell table:style-name="ce4" office:value-type="string">
            <text:p>b</text:p>
          </table:table-cell>
          <table:table-cell table:style-name="ce5" table:number-columns-repeated="17"/>
          <table:table-cell table:style-name="ce5" table:formula="of:=[.$B$14] * [.$E5] + (1-[.$B$14]) * [.P5]" office:value-type="float" office:value="0.146928944295502">
            <text:p>0,1469289443</text:p>
          </table:table-cell>
          <table:table-cell table:style-name="ce5"/>
          <table:table-cell table:style-name="ce5" table:formula="of:=[.$B$14] * [.$E5] + (1-[.$B$14]) * [.R5]" office:value-type="float" office:value="0.145883525436125">
            <text:p>0,1458835254</text:p>
          </table:table-cell>
          <table:table-cell table:style-name="ce5"/>
          <table:table-cell table:style-name="ce5" table:formula="of:=[.$B$14] * [.$E5] + (1-[.$B$14]) * [.T5]" office:value-type="float" office:value="0.136520364377877">
            <text:p>0,1365203644</text:p>
          </table:table-cell>
          <table:table-cell table:style-name="ce5" table:number-columns-repeated="4"/>
          <table:table-cell table:style-name="ce9" table:formula="of:=([.V18]*[.AB5]+[.X18]*[.AC5]+[.Z18]*[.AD5])" office:value-type="float" office:value="0.10355299968603">
            <text:p>0,1035529997</text:p>
          </table:table-cell>
          <table:table-cell table:style-name="ce5" table:number-columns-repeated="3"/>
          <table:table-cell table:number-columns-repeated="990"/>
        </table:table-row>
        <table:table-row table:style-name="ro1">
          <table:table-cell table:style-name="ce5"/>
          <table:table-cell table:style-name="ce5" table:formula="of:=[.B4] / ([.$B4] + [.$C4] + [.$D4])" office:value-type="float" office:value="0.373986966959905">
            <text:p>0,3739869670</text:p>
          </table:table-cell>
          <table:table-cell table:style-name="ce5" table:formula="of:=[.C4] / ([.$B4] + [.$C4] + [.$D4])" office:value-type="float" office:value="0.366154142959177">
            <text:p>0,3661541430</text:p>
          </table:table-cell>
          <table:table-cell table:style-name="ce5" table:formula="of:=[.D4] / ([.$B4] + [.$C4] + [.$D4])" office:value-type="float" office:value="0.259858890080918">
            <text:p>0,2598588901</text:p>
          </table:table-cell>
          <table:table-cell table:style-name="ce5" table:number-columns-repeated="17"/>
          <table:table-cell table:style-name="ce5" table:formula="of:=[.$B$14] * [.$E6] + (1-[.$B$14]) * [.P6]" office:value-type="float" office:value="0.102182198276047">
            <text:p>0,1021821983</text:p>
          </table:table-cell>
          <table:table-cell table:style-name="ce5"/>
          <table:table-cell table:style-name="ce5" table:formula="of:=[.$B$14] * [.$E6] + (1-[.$B$14]) * [.R6]" office:value-type="float" office:value="0.102775462425644">
            <text:p>0,1027754624</text:p>
          </table:table-cell>
          <table:table-cell table:style-name="ce5"/>
          <table:table-cell table:style-name="ce5" table:formula="of:=[.$B$14] * [.$E6] + (1-[.$B$14]) * [.T6]" office:value-type="float" office:value="0.100917257173637">
            <text:p>0,1009172572</text:p>
          </table:table-cell>
          <table:table-cell table:style-name="ce5" table:number-columns-repeated="4"/>
          <table:table-cell table:style-name="ce9" table:formula="of:=([.V19]*[.AB6]+[.X19]*[.AC6]+[.Z19]*[.AD6])" office:value-type="float" office:value="0.108099514646573">
            <text:p>0,1080995146</text:p>
          </table:table-cell>
          <table:table-cell table:style-name="ce5" table:number-columns-repeated="3"/>
          <table:table-cell table:number-columns-repeated="990"/>
        </table:table-row>
        <table:table-row table:style-name="ro1">
          <table:table-cell table:style-name="ce5"/>
          <table:table-cell table:style-name="ce5" table:formula="of:=[.B5] / ([.$B5] + [.$C5] + [.$D5])" office:value-type="float" office:value="0.338659690284814">
            <text:p>0,3386596903</text:p>
          </table:table-cell>
          <table:table-cell table:style-name="ce5" table:formula="of:=[.C5] / ([.$B5] + [.$C5] + [.$D5])" office:value-type="float" office:value="0.368025883385504">
            <text:p>0,3680258834</text:p>
          </table:table-cell>
          <table:table-cell table:style-name="ce5" table:formula="of:=[.D5] / ([.$B5] + [.$C5] + [.$D5])" office:value-type="float" office:value="0.293314426329682">
            <text:p>0,2933144263</text:p>
          </table:table-cell>
          <table:table-cell table:style-name="ce5" table:number-columns-repeated="17"/>
          <table:table-cell table:style-name="ce5" table:formula="of:=[.$B$14] * [.$E7] + (1-[.$B$14]) * [.P7]" office:value-type="float" office:value="0.0907634827772286">
            <text:p>0,0907634828</text:p>
          </table:table-cell>
          <table:table-cell table:style-name="ce5"/>
          <table:table-cell table:style-name="ce5" table:formula="of:=[.$B$14] * [.$E7] + (1-[.$B$14]) * [.R7]" office:value-type="float" office:value="0.0914975616960902">
            <text:p>0,0914975617</text:p>
          </table:table-cell>
          <table:table-cell table:style-name="ce5"/>
          <table:table-cell table:style-name="ce5" table:formula="of:=[.$B$14] * [.$E7] + (1-[.$B$14]) * [.T7]" office:value-type="float" office:value="0.0949562689913143">
            <text:p>0,0949562690</text:p>
          </table:table-cell>
          <table:table-cell table:style-name="ce5" table:number-columns-repeated="4"/>
          <table:table-cell table:style-name="ce9" table:formula="of:=([.V20]*[.AB7]+[.X20]*[.AC7]+[.Z20]*[.AD7])" office:value-type="float" office:value="0.12567319533109">
            <text:p>0,1256731953</text:p>
          </table:table-cell>
          <table:table-cell table:style-name="ce5" table:number-columns-repeated="3"/>
          <table:table-cell table:number-columns-repeated="990"/>
        </table:table-row>
        <table:table-row table:style-name="ro1">
          <table:table-cell table:style-name="ce5"/>
          <table:table-cell table:style-name="ce5" table:formula="of:=[.B6] / ([.$B6] + [.$C6] + [.$D6])" office:value-type="float" office:value="0.329245711329559">
            <text:p>0,3292457113</text:p>
          </table:table-cell>
          <table:table-cell table:style-name="ce5" table:formula="of:=[.C6] / ([.$B6] + [.$C6] + [.$D6])" office:value-type="float" office:value="0.366182622412514">
            <text:p>0,3661826224</text:p>
          </table:table-cell>
          <table:table-cell table:style-name="ce5" table:formula="of:=[.D6] / ([.$B6] + [.$C6] + [.$D6])" office:value-type="float" office:value="0.304571666257927">
            <text:p>0,3045716663</text:p>
          </table:table-cell>
          <table:table-cell table:style-name="ce5" table:number-columns-repeated="17"/>
          <table:table-cell table:style-name="ce5" table:formula="of:=[.$B$14] * [.$E8] + (1-[.$B$14]) * [.P8]" office:value-type="float" office:value="0.0868817732718791">
            <text:p>0,0868817733</text:p>
          </table:table-cell>
          <table:table-cell table:style-name="ce5"/>
          <table:table-cell table:style-name="ce5" table:formula="of:=[.$B$14] * [.$E8] + (1-[.$B$14]) * [.R8]" office:value-type="float" office:value="0.0896548747068627">
            <text:p>0,0896548747</text:p>
          </table:table-cell>
          <table:table-cell table:style-name="ce5"/>
          <table:table-cell table:style-name="ce5" table:formula="of:=[.$B$14] * [.$E8] + (1-[.$B$14]) * [.T8]" office:value-type="float" office:value="0.0934864544562529">
            <text:p>0,0934864545</text:p>
          </table:table-cell>
          <table:table-cell table:style-name="ce5" table:number-columns-repeated="4"/>
          <table:table-cell table:style-name="ce9" table:formula="of:=([.V21]*[.AB8]+[.X21]*[.AC8]+[.Z21]*[.AD8])" office:value-type="float" office:value="0.146984911828717">
            <text:p>0,1469849118</text:p>
          </table:table-cell>
          <table:table-cell table:style-name="ce5" table:number-columns-repeated="3"/>
          <table:table-cell table:number-columns-repeated="990"/>
        </table:table-row>
        <table:table-row table:style-name="ro1">
          <table:table-cell table:style-name="ce5"/>
          <table:table-cell table:style-name="ce5" table:formula="of:=[.B7] / ([.$B7] + [.$C7] + [.$D7])" office:value-type="float" office:value="0.322530832684641">
            <text:p>0,3225308327</text:p>
          </table:table-cell>
          <table:table-cell table:style-name="ce5" table:formula="of:=[.C7] / ([.$B7] + [.$C7] + [.$D7])" office:value-type="float" office:value="0.363668347265467">
            <text:p>0,3636683473</text:p>
          </table:table-cell>
          <table:table-cell table:style-name="ce5" table:formula="of:=[.D7] / ([.$B7] + [.$C7] + [.$D7])" office:value-type="float" office:value="0.313800820049892">
            <text:p>0,3138008200</text:p>
          </table:table-cell>
          <table:table-cell table:style-name="ce5" table:number-columns-repeated="17"/>
          <table:table-cell table:style-name="ce5" table:formula="of:=[.$B$14] * [.$E9] + (1-[.$B$14]) * [.P9]" office:value-type="float" office:value="0.0813226876296258">
            <text:p>0,0813226876</text:p>
          </table:table-cell>
          <table:table-cell table:style-name="ce5"/>
          <table:table-cell table:style-name="ce5" table:formula="of:=[.$B$14] * [.$E9] + (1-[.$B$14]) * [.R9]" office:value-type="float" office:value="0.0851704054443804">
            <text:p>0,0851704054</text:p>
          </table:table-cell>
          <table:table-cell table:style-name="ce5"/>
          <table:table-cell table:style-name="ce5" table:formula="of:=[.$B$14] * [.$E9] + (1-[.$B$14]) * [.T9]" office:value-type="float" office:value="0.0909405196848363">
            <text:p>0,0909405197</text:p>
          </table:table-cell>
          <table:table-cell table:style-name="ce5" table:number-columns-repeated="4"/>
          <table:table-cell table:style-name="ce9" table:formula="of:=([.V22]*[.AB9]+[.X22]*[.AC9]+[.Z22]*[.AD9])" office:value-type="float" office:value="0.162946031609735">
            <text:p>0,1629460316</text:p>
          </table:table-cell>
          <table:table-cell table:style-name="ce5" table:number-columns-repeated="3"/>
          <table:table-cell table:number-columns-repeated="990"/>
        </table:table-row>
        <table:table-row table:style-name="ro1">
          <table:table-cell table:style-name="ce5"/>
          <table:table-cell table:style-name="ce5" table:formula="of:=[.B8] / ([.$B8] + [.$C8] + [.$D8])" office:value-type="float" office:value="0.317419101348018">
            <text:p>0,3174191013</text:p>
          </table:table-cell>
          <table:table-cell table:style-name="ce5" table:formula="of:=[.C8] / ([.$B8] + [.$C8] + [.$D8])" office:value-type="float" office:value="0.361133933565496">
            <text:p>0,3611339336</text:p>
          </table:table-cell>
          <table:table-cell table:style-name="ce5" table:formula="of:=[.D8] / ([.$B8] + [.$C8] + [.$D8])" office:value-type="float" office:value="0.321446965086486">
            <text:p>0,3214469651</text:p>
          </table:table-cell>
          <table:table-cell table:style-name="ce5" table:number-columns-repeated="17"/>
          <table:table-cell table:style-name="ce5" table:formula="of:=[.$B$14] * [.$E10] + (1-[.$B$14]) * [.P10]" office:value-type="float" office:value="0.159901647888981">
            <text:p>0,1599016479</text:p>
          </table:table-cell>
          <table:table-cell table:style-name="ce5"/>
          <table:table-cell table:style-name="ce5" table:formula="of:=[.$B$14] * [.$E10] + (1-[.$B$14]) * [.R10]" office:value-type="float" office:value="0.162969009386503">
            <text:p>0,1629690094</text:p>
          </table:table-cell>
          <table:table-cell table:style-name="ce5"/>
          <table:table-cell table:style-name="ce5" table:formula="of:=[.$B$14] * [.$E10] + (1-[.$B$14]) * [.T10]" office:value-type="float" office:value="0.175074095639398">
            <text:p>0,1750740956</text:p>
          </table:table-cell>
          <table:table-cell table:style-name="ce5" table:number-columns-repeated="4"/>
          <table:table-cell table:style-name="ce9" table:formula="of:=([.V23]*[.AB10]+[.X23]*[.AC10]+[.Z23]*[.AD10])" office:value-type="float" office:value="0.475339973871259">
            <text:p>0,4753399739</text:p>
          </table:table-cell>
          <table:table-cell table:style-name="ce5" table:number-columns-repeated="3"/>
          <table:table-cell table:number-columns-repeated="990"/>
        </table:table-row>
        <table:table-row table:style-name="ro1">
          <table:table-cell table:style-name="ce5"/>
          <table:table-cell table:style-name="ce5" table:formula="of:=[.B9] / ([.$B9] + [.$C9] + [.$D9])" office:value-type="float" office:value="0.313542794027265">
            <text:p>0,3135427940</text:p>
          </table:table-cell>
          <table:table-cell table:style-name="ce5" table:formula="of:=[.C9] / ([.$B9] + [.$C9] + [.$D9])" office:value-type="float" office:value="0.358563430817437">
            <text:p>0,3585634308</text:p>
          </table:table-cell>
          <table:table-cell table:style-name="ce5" table:formula="of:=[.D9] / ([.$B9] + [.$C9] + [.$D9])" office:value-type="float" office:value="0.327893775155298">
            <text:p>0,3278937752</text:p>
          </table:table-cell>
          <table:table-cell table:style-name="ce5" table:number-columns-repeated="17"/>
          <table:table-cell table:style-name="ce5" table:formula="of:=[.$B$14] * [.$E11] + (1-[.$B$14]) * [.P11]" office:value-type="float" office:value="0.211246078738346">
            <text:p>0,2112460787</text:p>
          </table:table-cell>
          <table:table-cell table:style-name="ce5"/>
          <table:table-cell table:style-name="ce5" table:formula="of:=[.$B$14] * [.$E11] + (1-[.$B$14]) * [.R11]" office:value-type="float" office:value="0.212063985329436">
            <text:p>0,2120639853</text:p>
          </table:table-cell>
          <table:table-cell table:style-name="ce5"/>
          <table:table-cell table:style-name="ce5" table:formula="of:=[.$B$14] * [.$E11] + (1-[.$B$14]) * [.T11]" office:value-type="float" office:value="0.225634271752274">
            <text:p>0,2256342718</text:p>
          </table:table-cell>
          <table:table-cell table:style-name="ce5" table:number-columns-repeated="4"/>
          <table:table-cell table:style-name="ce9" table:formula="of:=([.V24]*[.AB11]+[.X24]*[.AC11]+[.Z24]*[.AD11])" office:value-type="float" office:value="0.904250588256735">
            <text:p>0,9042505883</text:p>
          </table:table-cell>
          <table:table-cell table:style-name="ce5" table:number-columns-repeated="3"/>
          <table:table-cell table:number-columns-repeated="990"/>
        </table:table-row>
        <table:table-row table:style-name="ro1">
          <table:table-cell table:style-name="ce5"/>
          <table:table-cell table:style-name="ce5" table:formula="of:=[.B10] / ([.$B10] + [.$C10] + [.$D10])" office:value-type="float" office:value="0.303339785689562">
            <text:p>0,3033397857</text:p>
          </table:table-cell>
          <table:table-cell table:style-name="ce5" table:formula="of:=[.C10] / ([.$B10] + [.$C10] + [.$D10])" office:value-type="float" office:value="0.349191507737171">
            <text:p>0,3491915077</text:p>
          </table:table-cell>
          <table:table-cell table:style-name="ce5" table:formula="of:=[.D10] / ([.$B10] + [.$C10] + [.$D10])" office:value-type="float" office:value="0.347468706573266">
            <text:p>0,3474687066</text:p>
          </table:table-cell>
          <table:table-cell table:style-name="ce5" table:number-columns-repeated="30"/>
          <table:table-cell table:number-columns-repeated="990"/>
        </table:table-row>
        <table:table-row table:style-name="ro1">
          <table:table-cell table:style-name="ce5"/>
          <table:table-cell table:style-name="ce5" table:formula="of:=[.B11] / ([.$B11] + [.$C11] + [.$D11])" office:value-type="float" office:value="0.295192057355772">
            <text:p>0,2951920574</text:p>
          </table:table-cell>
          <table:table-cell table:style-name="ce5" table:formula="of:=[.C11] / ([.$B11] + [.$C11] + [.$D11])" office:value-type="float" office:value="0.338477110164565">
            <text:p>0,3384771102</text:p>
          </table:table-cell>
          <table:table-cell table:style-name="ce5" table:formula="of:=[.D11] / ([.$B11] + [.$C11] + [.$D11])" office:value-type="float" office:value="0.366330832479662">
            <text:p>0,3663308325</text:p>
          </table:table-cell>
          <table:table-cell table:style-name="ce5" table:number-columns-repeated="30"/>
          <table:table-cell table:number-columns-repeated="990"/>
        </table:table-row>
        <table:table-row table:style-name="ro1">
          <table:table-cell table:style-name="ce5" table:number-columns-repeated="34"/>
          <table:table-cell table:number-columns-repeated="990"/>
        </table:table-row>
        <table:table-row table:style-name="ro1">
          <table:table-cell table:style-name="ce5"/>
          <table:table-cell table:style-name="ce4" office:value-type="string" table:number-columns-spanned="3" table:number-rows-spanned="1">
            <text:p>Ccal</text:p>
          </table:table-cell>
          <table:covered-table-cell table:number-columns-repeated="2" table:style-name="ce5"/>
          <table:table-cell table:style-name="ce5" table:number-columns-repeated="30"/>
          <table:table-cell table:number-columns-repeated="990"/>
        </table:table-row>
        <table:table-row table:style-name="ro1">
          <table:table-cell table:style-name="ce5"/>
          <table:table-cell table:style-name="ce4" office:value-type="string">
            <text:p>r</text:p>
          </table:table-cell>
          <table:table-cell table:style-name="ce4" office:value-type="string">
            <text:p>g</text:p>
          </table:table-cell>
          <table:table-cell table:style-name="ce4" office:value-type="string">
            <text:p>b</text:p>
          </table:table-cell>
          <table:table-cell table:style-name="ce5" table:number-columns-repeated="30"/>
          <table:table-cell table:number-columns-repeated="990"/>
        </table:table-row>
        <table:table-row table:style-name="ro1">
          <table:table-cell table:style-name="ce5"/>
          <table:table-cell table:style-name="ce5" table:formula="of:=[.B$4] / ([.$B$4] + [.$C$4] + [.$D$4])" office:value-type="float" office:value="0.373986966959905">
            <text:p>0,3739869670</text:p>
          </table:table-cell>
          <table:table-cell table:style-name="ce5" table:formula="of:=[.C$4] / ([.$B$4] + [.$C$4] + [.$D$4])" office:value-type="float" office:value="0.366154142959177">
            <text:p>0,3661541430</text:p>
          </table:table-cell>
          <table:table-cell table:style-name="ce5" table:formula="of:=[.D$4] / ([.$B$4] + [.$C$4] + [.$D$4])" office:value-type="float" office:value="0.259858890080918">
            <text:p>0,2598588901</text:p>
          </table:table-cell>
          <table:table-cell table:style-name="ce5" table:number-columns-repeated="30"/>
          <table:table-cell table:number-columns-repeated="990"/>
        </table:table-row>
        <table:table-row table:style-name="ro1">
          <table:table-cell table:style-name="ce5" table:number-columns-repeated="34"/>
          <table:table-cell table:number-columns-repeated="990"/>
        </table:table-row>
        <table:table-row table:style-name="ro1">
          <table:table-cell table:style-name="ce5" table:number-columns-repeated="2"/>
          <table:table-cell table:style-name="ce4" office:value-type="string">
            <text:p>Fingerprint Dose</text:p>
          </table:table-cell>
          <table:table-cell table:style-name="ce5" table:number-columns-repeated="31"/>
          <table:table-cell table:number-columns-repeated="990"/>
        </table:table-row>
        <table:table-row table:style-name="ro1">
          <table:table-cell table:style-name="ce5" table:number-columns-repeated="2"/>
          <table:table-cell table:style-name="ce5" table:formula="of:=(([.B19]/[.B$30])*[.V17]*[.AB4] + ([.C19]/[.C$30])*[.X17]*[.AC4] + ([.D19]/[.D$30])*[.Z17]*[.AD4])" office:value-type="float" office:value="0">
            <text:p>0,0000000000</text:p>
          </table:table-cell>
          <table:table-cell table:style-name="ce5" table:number-columns-repeated="31"/>
          <table:table-cell table:number-columns-repeated="990"/>
        </table:table-row>
        <table:table-row table:style-name="ro1">
          <table:table-cell table:style-name="ce5" table:number-columns-repeated="2"/>
          <table:table-cell table:style-name="ce5" table:formula="of:=(([.B20]/[.B$30])*[.V18]*[.AB5] + ([.C20]/[.C$30])*[.X18]*[.AC5] + ([.D20]/[.D$30])*[.Z18]*[.AD5])" office:value-type="float" office:value="0.100337437015501">
            <text:p>0,1003374370</text:p>
          </table:table-cell>
          <table:table-cell table:style-name="ce5" table:number-columns-repeated="31"/>
          <table:table-cell table:number-columns-repeated="990"/>
        </table:table-row>
        <table:table-row table:style-name="ro1">
          <table:table-cell table:style-name="ce5" table:number-columns-repeated="2"/>
          <table:table-cell table:style-name="ce5" table:formula="of:=(([.B21]/[.B$30])*[.V19]*[.AB6] + ([.C21]/[.C$30])*[.X19]*[.AC6] + ([.D21]/[.D$30])*[.Z19]*[.AD6])" office:value-type="float" office:value="0.104224427724102">
            <text:p>0,1042244277</text:p>
          </table:table-cell>
          <table:table-cell table:style-name="ce5" table:number-columns-repeated="31"/>
          <table:table-cell table:number-columns-repeated="990"/>
        </table:table-row>
        <table:table-row table:style-name="ro1">
          <table:table-cell table:style-name="ce5" table:number-columns-repeated="2"/>
          <table:table-cell table:style-name="ce5" table:formula="of:=(([.B22]/[.B$30])*[.V20]*[.AB7] + ([.C22]/[.C$30])*[.X20]*[.AC7] + ([.D22]/[.D$30])*[.Z20]*[.AD7])" office:value-type="float" office:value="0.120847893765838">
            <text:p>0,1208478938</text:p>
          </table:table-cell>
          <table:table-cell table:style-name="ce5" table:number-columns-repeated="31"/>
          <table:table-cell table:number-columns-repeated="990"/>
        </table:table-row>
        <table:table-row table:style-name="ro1">
          <table:table-cell table:style-name="ce5" table:number-columns-repeated="2"/>
          <table:table-cell table:style-name="ce5" table:formula="of:=(([.B23]/[.B$30])*[.V21]*[.AB8] + ([.C23]/[.C$30])*[.X21]*[.AC8] + ([.D23]/[.D$30])*[.Z21]*[.AD8])" office:value-type="float" office:value="0.141032128195904">
            <text:p>0,1410321282</text:p>
          </table:table-cell>
          <table:table-cell table:style-name="ce5" table:number-columns-repeated="31"/>
          <table:table-cell table:number-columns-repeated="990"/>
        </table:table-row>
        <table:table-row table:style-name="ro1">
          <table:table-cell table:style-name="ce5" table:number-columns-repeated="2"/>
          <table:table-cell table:style-name="ce5" table:formula="of:=(([.B24]/[.B$30])*[.V22]*[.AB9] + ([.C24]/[.C$30])*[.X22]*[.AC9] + ([.D24]/[.D$30])*[.Z22]*[.AD9])" office:value-type="float" office:value="0.156326133903803">
            <text:p>0,1563261339</text:p>
          </table:table-cell>
          <table:table-cell table:style-name="ce5" table:number-columns-repeated="31"/>
          <table:table-cell table:number-columns-repeated="990"/>
        </table:table-row>
        <table:table-row table:style-name="ro1">
          <table:table-cell table:style-name="ce5" table:number-columns-repeated="2"/>
          <table:table-cell table:style-name="ce5" table:formula="of:=(([.B25]/[.B$30])*[.V23]*[.AB10] + ([.C25]/[.C$30])*[.X23]*[.AC10] + ([.D25]/[.D$30])*[.Z23]*[.AD10])" office:value-type="float" office:value="0.452091429015915">
            <text:p>0,4520914290</text:p>
          </table:table-cell>
          <table:table-cell table:style-name="ce5" table:number-columns-repeated="31"/>
          <table:table-cell table:number-columns-repeated="990"/>
        </table:table-row>
        <table:table-row table:style-name="ro1">
          <table:table-cell table:style-name="ce5" table:number-columns-repeated="2"/>
          <table:table-cell table:style-name="ce5" table:formula="of:=(([.B26]/[.B$30])*[.V24]*[.AB11] + ([.C26]/[.C$30])*[.X24]*[.AC11] + ([.D26]/[.D$30])*[.Z24]*[.AD11])" office:value-type="float" office:value="0.853077536708776">
            <text:p>0,8530775367</text:p>
          </table:table-cell>
          <table:table-cell table:style-name="ce5" table:number-columns-repeated="31"/>
          <table:table-cell table:number-columns-repeated="990"/>
        </table:table-row>
        <table:table-row table:style-name="ro1" table:number-rows-repeated="3">
          <table:table-cell table:style-name="ce5" table:number-columns-repeated="33"/>
          <table:table-cell table:number-columns-repeated="991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3"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0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2" table:number-columns-repeated="2" table:default-cell-style-name="ce1"/>
        <table:table-column table:style-name="co15" table:number-columns-repeated="3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16" table:default-cell-style-name="ce1"/>
        <table:table-column table:style-name="co12" table:number-columns-repeated="2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16" table:default-cell-style-name="ce1"/>
        <table:table-column table:style-name="co6" table:number-columns-repeated="996" table:default-cell-style-name="ce1"/>
        <table:table-row table:style-name="ro1">
          <table:table-cell office:value-type="string">
            <text:p>Dose Json</text:p>
          </table:table-cell>
          <table:table-cell table:style-name="ce10" office:value-type="string" table:number-columns-spanned="3" table:number-rows-spanned="1">
            <text:p>Strips</text:p>
          </table:table-cell>
          <table:covered-table-cell table:number-columns-repeated="2"/>
          <table:table-cell table:style-name="ce10" office:value-type="string" table:number-columns-spanned="2" table:number-rows-spanned="1">
            <text:p>wd</text:p>
          </table:table-cell>
          <table:covered-table-cell/>
          <table:table-cell table:style-name="ce10" office:value-type="string" table:number-columns-spanned="3" table:number-rows-spanned="1">
            <text:p>Std Programme (vérif ImageJ)</text:p>
          </table:table-cell>
          <table:covered-table-cell table:number-columns-repeated="2"/>
          <table:table-cell table:style-name="ce10" office:value-type="string" table:number-columns-spanned="3" table:number-rows-spanned="1">
            <text:p>Denominateur ws Manuel</text:p>
          </table:table-cell>
          <table:covered-table-cell table:number-columns-repeated="2"/>
          <table:table-cell table:style-name="ce10" office:value-type="string" table:number-columns-spanned="3" table:number-rows-spanned="1">
            <text:p>Division ws Manuel</text:p>
          </table:table-cell>
          <table:covered-table-cell table:number-columns-repeated="2"/>
          <table:table-cell table:style-name="ce10" office:value-type="string" table:number-columns-spanned="6" table:number-rows-spanned="1">
            <text:p>Ws</text:p>
          </table:table-cell>
          <table:covered-table-cell table:number-columns-repeated="5"/>
          <table:table-cell table:style-name="ce10" office:value-type="string" table:number-columns-spanned="3" table:number-rows-spanned="1">
            <text:p>Wc</text:p>
          </table:table-cell>
          <table:covered-table-cell table:number-columns-repeated="2"/>
          <table:table-cell table:number-columns-repeated="3"/>
          <table:table-cell office:value-type="string">
            <text:p>PVT</text:p>
          </table:table-cell>
          <table:table-cell table:number-columns-repeated="996"/>
        </table:table-row>
        <table:table-row table:style-name="ro1">
          <table:table-cell/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Manuel</text:p>
          </table:table-cell>
          <table:table-cell office:value-type="string">
            <text:p>Programme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table:style-name="ce10" office:value-type="string" table:number-columns-spanned="2" table:number-rows-spanned="1">
            <text:p>WsR</text:p>
          </table:table-cell>
          <table:covered-table-cell/>
          <table:table-cell table:style-name="ce10" office:value-type="string">
            <text:p>WsG</text:p>
          </table:table-cell>
          <table:table-cell table:style-name="ce10"/>
          <table:table-cell table:style-name="ce10" office:value-type="string">
            <text:p>WsB</text:p>
          </table:table-cell>
          <table:table-cell table:style-name="ce10"/>
          <table:table-cell office:value-type="string">
            <text:p>WcR</text:p>
          </table:table-cell>
          <table:table-cell/>
          <table:table-cell table:style-name="ce10" office:value-type="string">
            <text:p>WcG</text:p>
          </table:table-cell>
          <table:table-cell table:style-name="ce10"/>
          <table:table-cell table:style-name="ce10" office:value-type="string">
            <text:p>WcB</text:p>
          </table:table-cell>
          <table:table-cell table:number-columns-repeated="998"/>
        </table:table-row>
        <table:table-row table:style-name="ro1">
          <table:table-cell table:number-columns-repeated="15"/>
          <table:table-cell office:value-type="string">
            <text:p>Manuel</text:p>
          </table:table-cell>
          <table:table-cell office:value-type="string">
            <text:p>Programme</text:p>
          </table:table-cell>
          <table:table-cell office:value-type="string">
            <text:p>Manuel</text:p>
          </table:table-cell>
          <table:table-cell office:value-type="string">
            <text:p>Programme</text:p>
          </table:table-cell>
          <table:table-cell office:value-type="string">
            <text:p>Manuel</text:p>
          </table:table-cell>
          <table:table-cell office:value-type="string">
            <text:p>Programme</text:p>
          </table:table-cell>
          <table:table-cell office:value-type="string">
            <text:p>Manuel</text:p>
          </table:table-cell>
          <table:table-cell office:value-type="string">
            <text:p>Programme</text:p>
          </table:table-cell>
          <table:table-cell office:value-type="string">
            <text:p>Manuel</text:p>
          </table:table-cell>
          <table:table-cell office:value-type="string">
            <text:p>Programme</text:p>
          </table:table-cell>
          <table:table-cell office:value-type="string">
            <text:p>Manuel</text:p>
          </table:table-cell>
          <table:table-cell office:value-type="string">
            <text:p>Programme</text:p>
          </table:table-cell>
          <table:table-cell table:number-columns-repeated="997"/>
        </table:table-row>
        <table:table-row table:style-name="ro1">
          <table:table-cell table:style-name="ce5" office:value-type="float" office:value="0">
            <text:p>0,0000000000</text:p>
          </table:table-cell>
          <table:table-cell table:style-name="ce5" office:value-type="float" office:value="45487.296125">
            <text:p>45487,2961250000</text:p>
          </table:table-cell>
          <table:table-cell table:style-name="ce5" office:value-type="float" office:value="44534.6052125">
            <text:p>44534,6052125000</text:p>
          </table:table-cell>
          <table:table-cell table:style-name="ce5" office:value-type="float" office:value="31606.12355">
            <text:p>31606,1235500000</text:p>
          </table:table-cell>
          <table:table-cell table:number-columns-repeated="2" table:style-name="ce5" office:value-type="float" office:value="0">
            <text:p>0,0000000000</text:p>
          </table:table-cell>
          <table:table-cell table:style-name="ce5" office:value-type="float" office:value="391.058092532278">
            <text:p>391,0580925323</text:p>
          </table:table-cell>
          <table:table-cell table:style-name="ce5" office:value-type="float" office:value="354.150564633645">
            <text:p>354,1505646336</text:p>
          </table:table-cell>
          <table:table-cell table:style-name="ce5" office:value-type="float" office:value="303.883605530797">
            <text:p>303,8836055308</text:p>
          </table:table-cell>
          <table:table-cell table:style-name="ce5" table:formula="of:=SQRT(([.G$4]/[.B4])^2+([.G4]*[.B$4]/([.B4]^2))^2)" office:value-type="float" office:value="0.0121581123796661">
            <text:p>0,0121581124</text:p>
          </table:table-cell>
          <table:table-cell table:style-name="ce5" table:formula="of:=SQRT(([.H$4]/[.C4])^2+([.H4]*[.C$4]/([.C4]^2))^2)" office:value-type="float" office:value="0.0112461877507878">
            <text:p>0,0112461878</text:p>
          </table:table-cell>
          <table:table-cell table:style-name="ce5" table:formula="of:=SQRT(([.I$4]/[.D4])^2+([.I4]*[.D$4]/([.D4]^2))^2)" office:value-type="float" office:value="0.0135972485092842">
            <text:p>0,0135972485</text:p>
          </table:table-cell>
          <table:table-cell table:style-name="ce5" table:formula="of:=1/[.J4]" office:value-type="float" office:value="82.2496098713856">
            <text:p>82,2496098714</text:p>
          </table:table-cell>
          <table:table-cell table:style-name="ce5" table:formula="of:=1/[.K4]" office:value-type="float" office:value="88.9190205747672">
            <text:p>88,9190205748</text:p>
          </table:table-cell>
          <table:table-cell table:style-name="ce5" table:formula="of:=1/[.L4]" office:value-type="float" office:value="73.5442909142392">
            <text:p>73,5442909142</text:p>
          </table:table-cell>
          <table:table-cell table:style-name="ce5" table:formula="of:=[.M4]/SUM([.M$4:.M$11])" office:value-type="float" office:value="0.24154637424478">
            <text:p>0,2415463742</text:p>
          </table:table-cell>
          <table:table-cell table:style-name="ce5"/>
          <table:table-cell table:style-name="ce5" table:formula="of:=[.N4]/SUM([.N$4:.N$11])" office:value-type="float" office:value="0.219970351149916">
            <text:p>0,2199703511</text:p>
          </table:table-cell>
          <table:table-cell table:style-name="ce5"/>
          <table:table-cell table:style-name="ce5" table:formula="of:=[.O4]/SUM([.O$4:.O$11])" office:value-type="float" office:value="0.16494153584882">
            <text:p>0,1649415358</text:p>
          </table:table-cell>
          <table:table-cell table:style-name="ce5"/>
          <table:table-cell table:style-name="ce5" table:formula="of:=0.5*[.P4]+0.5*[.E4]" office:value-type="float" office:value="0.12077318712239">
            <text:p>0,1207731871</text:p>
          </table:table-cell>
          <table:table-cell table:style-name="ce5"/>
          <table:table-cell table:style-name="ce5" table:formula="of:=[.R4]*0.5+0.5*[.E4]" office:value-type="float" office:value="0.109985175574958">
            <text:p>0,1099851756</text:p>
          </table:table-cell>
          <table:table-cell table:style-name="ce5"/>
          <table:table-cell table:style-name="ce5" table:formula="of:=[.T4]*0.5+0.5*[.E4]" office:value-type="float" office:value="0.0824707679244102">
            <text:p>0,0824707679</text:p>
          </table:table-cell>
          <table:table-cell table:style-name="ce5"/>
          <table:table-cell table:style-name="ce5" table:formula="of:=[.V4]*[.B4]+[.C4]*[.X4]+[.Z4]*[.D4]" office:value-type="float" office:value="12998.3733803367">
            <text:p>12998,3733803367</text:p>
          </table:table-cell>
          <table:table-cell table:style-name="ce5" table:number-columns-repeated="996"/>
        </table:table-row>
        <table:table-row table:style-name="ro1">
          <table:table-cell table:style-name="ce5" office:value-type="float" office:value="100">
            <text:p>100,0000000000</text:p>
          </table:table-cell>
          <table:table-cell table:style-name="ce5" office:value-type="float" office:value="33109.904175">
            <text:p>33109,9041750000</text:p>
          </table:table-cell>
          <table:table-cell table:style-name="ce5" office:value-type="float" office:value="35980.96284375">
            <text:p>35980,9628437500</text:p>
          </table:table-cell>
          <table:table-cell table:style-name="ce5" office:value-type="float" office:value="28676.61203125">
            <text:p>28676,6120312500</text:p>
          </table:table-cell>
          <table:table-cell table:style-name="ce5" table:formula="of:=([.A5]-[.A4])/MAX([.A4:.A11])" office:value-type="float" office:value="0.125">
            <text:p>0,1250000000</text:p>
          </table:table-cell>
          <table:table-cell table:style-name="ce5" office:value-type="float" office:value="0.125">
            <text:p>0,1250000000</text:p>
          </table:table-cell>
          <table:table-cell table:style-name="ce5" office:value-type="float" office:value="307.673792481695">
            <text:p>307,6737924817</text:p>
          </table:table-cell>
          <table:table-cell table:style-name="ce5" office:value-type="float" office:value="322.625969003834">
            <text:p>322,6259690038</text:p>
          </table:table-cell>
          <table:table-cell table:style-name="ce5" office:value-type="float" office:value="281.692268861782">
            <text:p>281,6922688618</text:p>
          </table:table-cell>
          <table:table-cell table:style-name="ce5" table:formula="of:=SQRT(([.G$4]/[.B5])^2+([.G5]*[.B$4]/([.B5]^2))^2)" office:value-type="float" office:value="0.0173918316015552">
            <text:p>0,0173918316</text:p>
          </table:table-cell>
          <table:table-cell table:style-name="ce5" table:formula="of:=SQRT(([.H$4]/[.C5])^2+([.H5]*[.C$4]/([.C5]^2))^2)" office:value-type="float" office:value="0.0148340325963654">
            <text:p>0,0148340326</text:p>
          </table:table-cell>
          <table:table-cell table:style-name="ce5" table:formula="of:=SQRT(([.I$4]/[.D5])^2+([.I5]*[.D$4]/([.D5]^2))^2)" office:value-type="float" office:value="0.0151495542563806">
            <text:p>0,0151495543</text:p>
          </table:table-cell>
          <table:table-cell table:style-name="ce5" table:formula="of:=1/[.J5]" office:value-type="float" office:value="57.4982568202063">
            <text:p>57,4982568202</text:p>
          </table:table-cell>
          <table:table-cell table:style-name="ce5" table:formula="of:=1/[.K5]" office:value-type="float" office:value="67.4125524198336">
            <text:p>67,4125524198</text:p>
          </table:table-cell>
          <table:table-cell table:style-name="ce5" table:formula="of:=1/[.L5]" office:value-type="float" office:value="66.0085427648026">
            <text:p>66,0085427648</text:p>
          </table:table-cell>
          <table:table-cell table:style-name="ce5" table:formula="of:=[.M5]/SUM([.M$4:.M$11])" office:value-type="float" office:value="0.168857888591005">
            <text:p>0,1688578886</text:p>
          </table:table-cell>
          <table:table-cell table:style-name="ce8"/>
          <table:table-cell table:style-name="ce5" table:formula="of:=[.N5]/SUM([.N$4:.N$11])" office:value-type="float" office:value="0.166767050872251">
            <text:p>0,1667670509</text:p>
          </table:table-cell>
          <table:table-cell table:style-name="ce8"/>
          <table:table-cell table:style-name="ce5" table:formula="of:=[.O5]/SUM([.O$4:.O$11])" office:value-type="float" office:value="0.148040728755753">
            <text:p>0,1480407288</text:p>
          </table:table-cell>
          <table:table-cell table:style-name="ce8"/>
          <table:table-cell table:style-name="ce5" table:formula="of:=0.5*[.P5]+0.5*[.E5]" office:value-type="float" office:value="0.146928944295502">
            <text:p>0,1469289443</text:p>
          </table:table-cell>
          <table:table-cell table:style-name="ce5"/>
          <table:table-cell table:style-name="ce5" table:formula="of:=[.R5]*0.5+0.5*[.E5]" office:value-type="float" office:value="0.145883525436125">
            <text:p>0,1458835254</text:p>
          </table:table-cell>
          <table:table-cell table:style-name="ce5"/>
          <table:table-cell table:style-name="ce5" table:formula="of:=[.T5]*0.5+0.5*[.E5]" office:value-type="float" office:value="0.136520364377877">
            <text:p>0,1365203644</text:p>
          </table:table-cell>
          <table:table-cell table:style-name="ce5"/>
          <table:table-cell table:style-name="ce5" table:formula="of:=[.V5]*[.B5]+[.C5]*[.X5]+[.Z5]*[.D5]" office:value-type="float" office:value="14028.7744980197">
            <text:p>14028,7744980197</text:p>
          </table:table-cell>
          <table:table-cell table:style-name="ce5" table:number-columns-repeated="996"/>
        </table:table-row>
        <table:table-row table:style-name="ro1">
          <table:table-cell table:style-name="ce5" office:value-type="float" office:value="150">
            <text:p>150,0000000000</text:p>
          </table:table-cell>
          <table:table-cell table:style-name="ce5" office:value-type="float" office:value="29497.87848125">
            <text:p>29497,8784812500</text:p>
          </table:table-cell>
          <table:table-cell table:style-name="ce5" office:value-type="float" office:value="32807.14106875">
            <text:p>32807,1410687500</text:p>
          </table:table-cell>
          <table:table-cell table:style-name="ce5" office:value-type="float" office:value="27287.2741875">
            <text:p>27287,2741875000</text:p>
          </table:table-cell>
          <table:table-cell table:style-name="ce5" table:formula="of:=([.A6]-[.A5])/MAX([.A5:.A12])" office:value-type="float" office:value="0.0625">
            <text:p>0,0625000000</text:p>
          </table:table-cell>
          <table:table-cell table:style-name="ce5" office:value-type="float" office:value="0.0625">
            <text:p>0,0625000000</text:p>
          </table:table-cell>
          <table:table-cell table:style-name="ce5" office:value-type="float" office:value="304.134239320309">
            <text:p>304,1342393203</text:p>
          </table:table-cell>
          <table:table-cell table:style-name="ce5" office:value-type="float" office:value="326.516606458779">
            <text:p>326,5166064588</text:p>
          </table:table-cell>
          <table:table-cell table:style-name="ce5" office:value-type="float" office:value="273.792589648103">
            <text:p>273,7925896481</text:p>
          </table:table-cell>
          <table:table-cell table:style-name="ce5" table:formula="of:=SQRT(([.G$4]/[.B6])^2+([.G6]*[.B$4]/([.B6]^2))^2)" office:value-type="float" office:value="0.0207010922708188">
            <text:p>0,0207010923</text:p>
          </table:table-cell>
          <table:table-cell table:style-name="ce5" table:formula="of:=SQRT(([.H$4]/[.C6])^2+([.H6]*[.C$4]/([.C6]^2))^2)" office:value-type="float" office:value="0.0172933371190045">
            <text:p>0,0172933371</text:p>
          </table:table-cell>
          <table:table-cell table:style-name="ce5" table:formula="of:=SQRT(([.I$4]/[.D6])^2+([.I6]*[.D$4]/([.D6]^2))^2)" office:value-type="float" office:value="0.0160961629855014">
            <text:p>0,0160961630</text:p>
          </table:table-cell>
          <table:table-cell table:style-name="ce5" table:formula="of:=1/[.J6]" office:value-type="float" office:value="48.3066297622202">
            <text:p>48,3066297622</text:p>
          </table:table-cell>
          <table:table-cell table:style-name="ce5" table:formula="of:=1/[.K6]" office:value-type="float" office:value="57.8257390761815">
            <text:p>57,8257390762</text:p>
          </table:table-cell>
          <table:table-cell table:style-name="ce5" table:formula="of:=1/[.L6]" office:value-type="float" office:value="62.1266074965041">
            <text:p>62,1266074965</text:p>
          </table:table-cell>
          <table:table-cell table:style-name="ce5" table:formula="of:=[.M6]/SUM([.M$4:.M$11])" office:value-type="float" office:value="0.141864396552094">
            <text:p>0,1418643966</text:p>
          </table:table-cell>
          <table:table-cell table:style-name="ce8"/>
          <table:table-cell table:style-name="ce5" table:formula="of:=[.N6]/SUM([.N$4:.N$11])" office:value-type="float" office:value="0.143050924851287">
            <text:p>0,1430509249</text:p>
          </table:table-cell>
          <table:table-cell table:style-name="ce8"/>
          <table:table-cell table:style-name="ce5" table:formula="of:=[.O6]/SUM([.O$4:.O$11])" office:value-type="float" office:value="0.139334514347275">
            <text:p>0,1393345143</text:p>
          </table:table-cell>
          <table:table-cell table:style-name="ce8"/>
          <table:table-cell table:style-name="ce5" table:formula="of:=0.5*[.P6]+0.5*[.E6]" office:value-type="float" office:value="0.102182198276047">
            <text:p>0,1021821983</text:p>
          </table:table-cell>
          <table:table-cell table:style-name="ce5"/>
          <table:table-cell table:style-name="ce5" table:formula="of:=[.R6]*0.5+0.5*[.E6]" office:value-type="float" office:value="0.102775462425644">
            <text:p>0,1027754624</text:p>
          </table:table-cell>
          <table:table-cell table:style-name="ce5"/>
          <table:table-cell table:style-name="ce5" table:formula="of:=[.T6]*0.5+0.5*[.E6]" office:value-type="float" office:value="0.100917257173637">
            <text:p>0,1009172572</text:p>
          </table:table-cell>
          <table:table-cell table:style-name="ce5"/>
          <table:table-cell table:style-name="ce5" table:formula="of:=[.V6]*[.B6]+[.C6]*[.X6]+[.Z6]*[.D6]" office:value-type="float" office:value="9139.68402864543">
            <text:p>9139,6840286454</text:p>
          </table:table-cell>
          <table:table-cell table:style-name="ce5" table:number-columns-repeated="996"/>
        </table:table-row>
        <table:table-row table:style-name="ro1">
          <table:table-cell table:style-name="ce5" office:value-type="float" office:value="200">
            <text:p>200,0000000000</text:p>
          </table:table-cell>
          <table:table-cell table:style-name="ce5" office:value-type="float" office:value="26873.683125">
            <text:p>26873,6831250000</text:p>
          </table:table-cell>
          <table:table-cell table:style-name="ce5" office:value-type="float" office:value="30301.3136625">
            <text:p>30301,3136625000</text:p>
          </table:table-cell>
          <table:table-cell table:style-name="ce5" office:value-type="float" office:value="26146.2872625">
            <text:p>26146,2872625000</text:p>
          </table:table-cell>
          <table:table-cell table:style-name="ce5" table:formula="of:=([.A7]-[.A6])/MAX([.A6:.A13])" office:value-type="float" office:value="0.0625">
            <text:p>0,0625000000</text:p>
          </table:table-cell>
          <table:table-cell table:style-name="ce5" office:value-type="float" office:value="0.0625">
            <text:p>0,0625000000</text:p>
          </table:table-cell>
          <table:table-cell table:style-name="ce5" office:value-type="float" office:value="316.345054612419">
            <text:p>316,3450546124</text:p>
          </table:table-cell>
          <table:table-cell table:style-name="ce5" office:value-type="float" office:value="347.994828827722">
            <text:p>347,9948288277</text:p>
          </table:table-cell>
          <table:table-cell table:style-name="ce5" office:value-type="float" office:value="285.935974792008">
            <text:p>285,9359747920</text:p>
          </table:table-cell>
          <table:table-cell table:style-name="ce5" table:formula="of:=SQRT(([.G$4]/[.B7])^2+([.G7]*[.B$4]/([.B7]^2))^2)" office:value-type="float" office:value="0.0246729633851356">
            <text:p>0,0246729634</text:p>
          </table:table-cell>
          <table:table-cell table:style-name="ce5" table:formula="of:=SQRT(([.H$4]/[.C7])^2+([.H7]*[.C$4]/([.C7]^2))^2)" office:value-type="float" office:value="0.0205305227215463">
            <text:p>0,0205305227</text:p>
          </table:table-cell>
          <table:table-cell table:style-name="ce5" table:formula="of:=SQRT(([.I$4]/[.D7])^2+([.I7]*[.D$4]/([.D7]^2))^2)" office:value-type="float" office:value="0.0176022790845371">
            <text:p>0,0176022791</text:p>
          </table:table-cell>
          <table:table-cell table:style-name="ce5" table:formula="of:=1/[.J7]" office:value-type="float" office:value="40.5301943017698">
            <text:p>40,5301943018</text:p>
          </table:table-cell>
          <table:table-cell table:style-name="ce5" table:formula="of:=1/[.K7]" office:value-type="float" office:value="48.7079658693016">
            <text:p>48,7079658693</text:p>
          </table:table-cell>
          <table:table-cell table:style-name="ce5" table:formula="of:=1/[.L7]" office:value-type="float" office:value="56.8108251890211">
            <text:p>56,8108251890</text:p>
          </table:table-cell>
          <table:table-cell table:style-name="ce5" table:formula="of:=[.M7]/SUM([.M$4:.M$11])" office:value-type="float" office:value="0.119026965554457">
            <text:p>0,1190269656</text:p>
          </table:table-cell>
          <table:table-cell table:style-name="ce8"/>
          <table:table-cell table:style-name="ce5" table:formula="of:=[.N7]/SUM([.N$4:.N$11])" office:value-type="float" office:value="0.120495123392181">
            <text:p>0,1204951234</text:p>
          </table:table-cell>
          <table:table-cell table:style-name="ce8"/>
          <table:table-cell table:style-name="ce5" table:formula="of:=[.O7]/SUM([.O$4:.O$11])" office:value-type="float" office:value="0.127412537982629">
            <text:p>0,1274125380</text:p>
          </table:table-cell>
          <table:table-cell table:style-name="ce8"/>
          <table:table-cell table:style-name="ce5" table:formula="of:=0.5*[.P7]+0.5*[.E7]" office:value-type="float" office:value="0.0907634827772286">
            <text:p>0,0907634828</text:p>
          </table:table-cell>
          <table:table-cell table:style-name="ce5"/>
          <table:table-cell table:style-name="ce5" table:formula="of:=[.R7]*0.5+0.5*[.E7]" office:value-type="float" office:value="0.0914975616960902">
            <text:p>0,0914975617</text:p>
          </table:table-cell>
          <table:table-cell table:style-name="ce5"/>
          <table:table-cell table:style-name="ce5" table:formula="of:=[.T7]*0.5+0.5*[.E7]" office:value-type="float" office:value="0.0949562689913143">
            <text:p>0,0949562690</text:p>
          </table:table-cell>
          <table:table-cell table:style-name="ce5"/>
          <table:table-cell table:style-name="ce5" table:formula="of:=[.V7]*[.B7]+[.C7]*[.X7]+[.Z7]*[.D7]" office:value-type="float" office:value="7694.39927820594">
            <text:p>7694,3992782059</text:p>
          </table:table-cell>
          <table:table-cell table:style-name="ce5" table:number-columns-repeated="996"/>
        </table:table-row>
        <table:table-row table:style-name="ro1">
          <table:table-cell table:style-name="ce5" office:value-type="float" office:value="250">
            <text:p>250,0000000000</text:p>
          </table:table-cell>
          <table:table-cell table:style-name="ce5" office:value-type="float" office:value="24889.6048625">
            <text:p>24889,6048625000</text:p>
          </table:table-cell>
          <table:table-cell table:style-name="ce5" office:value-type="float" office:value="28317.39133125">
            <text:p>28317,3913312500</text:p>
          </table:table-cell>
          <table:table-cell table:style-name="ce5" office:value-type="float" office:value="25205.43946875">
            <text:p>25205,4394687500</text:p>
          </table:table-cell>
          <table:table-cell table:style-name="ce5" table:formula="of:=([.A8]-[.A7])/MAX([.A7:.A14])" office:value-type="float" office:value="0.0625">
            <text:p>0,0625000000</text:p>
          </table:table-cell>
          <table:table-cell table:style-name="ce5" office:value-type="float" office:value="0.0625">
            <text:p>0,0625000000</text:p>
          </table:table-cell>
          <table:table-cell table:style-name="ce5" office:value-type="float" office:value="288.843051701708">
            <text:p>288,8430517017</text:p>
          </table:table-cell>
          <table:table-cell table:style-name="ce5" office:value-type="float" office:value="307.737190742527">
            <text:p>307,7371907425</text:p>
          </table:table-cell>
          <table:table-cell table:style-name="ce5" office:value-type="float" office:value="269.153697213075">
            <text:p>269,1536972131</text:p>
          </table:table-cell>
          <table:table-cell table:style-name="ce5" table:formula="of:=SQRT(([.G$4]/[.B8])^2+([.G8]*[.B$4]/([.B8]^2))^2)" office:value-type="float" office:value="0.0263945205253182">
            <text:p>0,0263945205</text:p>
          </table:table-cell>
          <table:table-cell table:style-name="ce5" table:formula="of:=SQRT(([.H$4]/[.C8])^2+([.H8]*[.C$4]/([.C8]^2))^2)" office:value-type="float" office:value="0.0211782653507517">
            <text:p>0,0211782654</text:p>
          </table:table-cell>
          <table:table-cell table:style-name="ce5" table:formula="of:=SQRT(([.I$4]/[.D8])^2+([.I8]*[.D$4]/([.D8]^2))^2)" office:value-type="float" office:value="0.0180179853755638">
            <text:p>0,0180179854</text:p>
          </table:table-cell>
          <table:table-cell table:style-name="ce5" table:formula="of:=1/[.J8]" office:value-type="float" office:value="37.8866514752855">
            <text:p>37,8866514753</text:p>
          </table:table-cell>
          <table:table-cell table:style-name="ce5" table:formula="of:=1/[.K8]" office:value-type="float" office:value="47.2182203517676">
            <text:p>47,2182203518</text:p>
          </table:table-cell>
          <table:table-cell table:style-name="ce5" table:formula="of:=1/[.L8]" office:value-type="float" office:value="55.5001005471018">
            <text:p>55,5001005471</text:p>
          </table:table-cell>
          <table:table-cell table:style-name="ce5" table:formula="of:=[.M8]/SUM([.M$4:.M$11])" office:value-type="float" office:value="0.111263546543758">
            <text:p>0,1112635465</text:p>
          </table:table-cell>
          <table:table-cell table:style-name="ce8"/>
          <table:table-cell table:style-name="ce5" table:formula="of:=[.N8]/SUM([.N$4:.N$11])" office:value-type="float" office:value="0.116809749413725">
            <text:p>0,1168097494</text:p>
          </table:table-cell>
          <table:table-cell table:style-name="ce8"/>
          <table:table-cell table:style-name="ce5" table:formula="of:=[.O8]/SUM([.O$4:.O$11])" office:value-type="float" office:value="0.124472908912506">
            <text:p>0,1244729089</text:p>
          </table:table-cell>
          <table:table-cell table:style-name="ce8"/>
          <table:table-cell table:style-name="ce5" table:formula="of:=0.5*[.P8]+0.5*[.E8]" office:value-type="float" office:value="0.0868817732718791">
            <text:p>0,0868817733</text:p>
          </table:table-cell>
          <table:table-cell table:style-name="ce5"/>
          <table:table-cell table:style-name="ce5" table:formula="of:=[.R8]*0.5+0.5*[.E8]" office:value-type="float" office:value="0.0896548747068627">
            <text:p>0,0896548747</text:p>
          </table:table-cell>
          <table:table-cell table:style-name="ce5"/>
          <table:table-cell table:style-name="ce5" table:formula="of:=[.T8]*0.5+0.5*[.E8]" office:value-type="float" office:value="0.0934864544562529">
            <text:p>0,0934864545</text:p>
          </table:table-cell>
          <table:table-cell table:style-name="ce5"/>
          <table:table-cell table:style-name="ce5" table:formula="of:=[.V8]*[.B8]+[.C8]*[.X8]+[.Z8]*[.D8]" office:value-type="float" office:value="7057.61234726394">
            <text:p>7057,6123472639</text:p>
          </table:table-cell>
          <table:table-cell table:style-name="ce5" table:number-columns-repeated="996"/>
        </table:table-row>
        <table:table-row table:style-name="ro1">
          <table:table-cell table:style-name="ce5" office:value-type="float" office:value="300">
            <text:p>300,0000000000</text:p>
          </table:table-cell>
          <table:table-cell table:style-name="ce5" office:value-type="float" office:value="23227.60233125">
            <text:p>23227,6023312500</text:p>
          </table:table-cell>
          <table:table-cell table:style-name="ce5" office:value-type="float" office:value="26562.78166875">
            <text:p>26562,7816687500</text:p>
          </table:table-cell>
          <table:table-cell table:style-name="ce5" office:value-type="float" office:value="24290.73913125">
            <text:p>24290,7391312500</text:p>
          </table:table-cell>
          <table:table-cell table:style-name="ce5" table:formula="of:=([.A9]-[.A8])/MAX([.A8:.A15])" office:value-type="float" office:value="0.0625">
            <text:p>0,0625000000</text:p>
          </table:table-cell>
          <table:table-cell table:style-name="ce5" office:value-type="float" office:value="0.0625">
            <text:p>0,0625000000</text:p>
          </table:table-cell>
          <table:table-cell table:style-name="ce5" office:value-type="float" office:value="284.785404433435">
            <text:p>284,7854044334</text:p>
          </table:table-cell>
          <table:table-cell table:style-name="ce5" office:value-type="float" office:value="295.754473466108">
            <text:p>295,7544734661</text:p>
          </table:table-cell>
          <table:table-cell table:style-name="ce5" office:value-type="float" office:value="261.643066535777">
            <text:p>261,6430665358</text:p>
          </table:table-cell>
          <table:table-cell table:style-name="ce5" table:formula="of:=SQRT(([.G$4]/[.B9])^2+([.G9]*[.B$4]/([.B9]^2))^2)" office:value-type="float" office:value="0.0293248485550771">
            <text:p>0,0293248486</text:p>
          </table:table-cell>
          <table:table-cell table:style-name="ce5" table:formula="of:=SQRT(([.H$4]/[.C9])^2+([.H9]*[.C$4]/([.C9]^2))^2)" office:value-type="float" office:value="0.0229396259936368">
            <text:p>0,0229396260</text:p>
          </table:table-cell>
          <table:table-cell table:style-name="ce5" table:formula="of:=SQRT(([.I$4]/[.D9])^2+([.I9]*[.D$4]/([.D9]^2))^2)" office:value-type="float" office:value="0.01878649293289">
            <text:p>0,0187864929</text:p>
          </table:table-cell>
          <table:table-cell table:style-name="ce5" table:formula="of:=1/[.J9]" office:value-type="float" office:value="34.1007728691873">
            <text:p>34,1007728692</text:p>
          </table:table-cell>
          <table:table-cell table:style-name="ce5" table:formula="of:=1/[.K9]" office:value-type="float" office:value="43.5926897970083">
            <text:p>43,5926897970</text:p>
          </table:table-cell>
          <table:table-cell table:style-name="ce5" table:formula="of:=1/[.L9]" office:value-type="float" office:value="53.2297328496728">
            <text:p>53,2297328497</text:p>
          </table:table-cell>
          <table:table-cell table:style-name="ce5" table:formula="of:=[.M9]/SUM([.M$4:.M$11])" office:value-type="float" office:value="0.100145375259252">
            <text:p>0,1001453753</text:p>
          </table:table-cell>
          <table:table-cell table:style-name="ce8"/>
          <table:table-cell table:style-name="ce5" table:formula="of:=[.N9]/SUM([.N$4:.N$11])" office:value-type="float" office:value="0.107840810888761">
            <text:p>0,1078408109</text:p>
          </table:table-cell>
          <table:table-cell table:style-name="ce8"/>
          <table:table-cell table:style-name="ce5" table:formula="of:=[.O9]/SUM([.O$4:.O$11])" office:value-type="float" office:value="0.119381039369673">
            <text:p>0,1193810394</text:p>
          </table:table-cell>
          <table:table-cell table:style-name="ce8"/>
          <table:table-cell table:style-name="ce5" table:formula="of:=0.5*[.P9]+0.5*[.E9]" office:value-type="float" office:value="0.0813226876296258">
            <text:p>0,0813226876</text:p>
          </table:table-cell>
          <table:table-cell table:style-name="ce5"/>
          <table:table-cell table:style-name="ce5" table:formula="of:=[.R9]*0.5+0.5*[.E9]" office:value-type="float" office:value="0.0851704054443804">
            <text:p>0,0851704054</text:p>
          </table:table-cell>
          <table:table-cell table:style-name="ce5"/>
          <table:table-cell table:style-name="ce5" table:formula="of:=[.T9]*0.5+0.5*[.E9]" office:value-type="float" office:value="0.0909405196848363">
            <text:p>0,0909405197</text:p>
          </table:table-cell>
          <table:table-cell table:style-name="ce5"/>
          <table:table-cell table:style-name="ce5" table:formula="of:=[.V9]*[.B9]+[.C9]*[.X9]+[.Z9]*[.D9]" office:value-type="float" office:value="6360.30637335207">
            <text:p>6360,3063733521</text:p>
          </table:table-cell>
          <table:table-cell table:style-name="ce5" table:number-columns-repeated="996"/>
        </table:table-row>
        <table:table-row table:style-name="ro1">
          <table:table-cell table:style-name="ce5" office:value-type="float" office:value="500">
            <text:p>500,0000000000</text:p>
          </table:table-cell>
          <table:table-cell table:style-name="ce5" office:value-type="float" office:value="18914.21239375">
            <text:p>18914,2123937500</text:p>
          </table:table-cell>
          <table:table-cell table:style-name="ce5" office:value-type="float" office:value="21773.21490625">
            <text:p>21773,2149062500</text:p>
          </table:table-cell>
          <table:table-cell table:style-name="ce5" office:value-type="float" office:value="21665.79270625">
            <text:p>21665,7927062500</text:p>
          </table:table-cell>
          <table:table-cell table:style-name="ce5" table:formula="of:=([.A10]-[.A9])/MAX([.A9:.A16])" office:value-type="float" office:value="0.25">
            <text:p>0,2500000000</text:p>
          </table:table-cell>
          <table:table-cell table:style-name="ce5" office:value-type="float" office:value="0.25">
            <text:p>0,2500000000</text:p>
          </table:table-cell>
          <table:table-cell table:style-name="ce5" office:value-type="float" office:value="288.173315419982">
            <text:p>288,1733154200</text:p>
          </table:table-cell>
          <table:table-cell table:style-name="ce5" office:value-type="float" office:value="300.464328471873">
            <text:p>300,4643284719</text:p>
          </table:table-cell>
          <table:table-cell table:style-name="ce5" office:value-type="float" office:value="259.280480653772">
            <text:p>259,2804806538</text:p>
          </table:table-cell>
          <table:table-cell table:style-name="ce5" table:formula="of:=SQRT(([.G$4]/[.B10])^2+([.G10]*[.B$4]/([.B10]^2))^2)" office:value-type="float" office:value="0.0420717665296268">
            <text:p>0,0420717665</text:p>
          </table:table-cell>
          <table:table-cell table:style-name="ce5" table:formula="of:=SQRT(([.H$4]/[.C10])^2+([.H10]*[.C$4]/([.C10]^2))^2)" office:value-type="float" office:value="0.0325769345659837">
            <text:p>0,0325769346</text:p>
          </table:table-cell>
          <table:table-cell table:style-name="ce5" table:formula="of:=SQRT(([.I$4]/[.D10])^2+([.I10]*[.D$4]/([.D10]^2))^2)" office:value-type="float" office:value="0.0223943240891486">
            <text:p>0,0223943241</text:p>
          </table:table-cell>
          <table:table-cell table:style-name="ce5" table:formula="of:=1/[.J10]" office:value-type="float" office:value="23.7689092350283">
            <text:p>23,7689092350</text:p>
          </table:table-cell>
          <table:table-cell table:style-name="ce5" table:formula="of:=1/[.K10]" office:value-type="float" office:value="30.6965653252158">
            <text:p>30,6965653252</text:p>
          </table:table-cell>
          <table:table-cell table:style-name="ce5" table:formula="of:=1/[.L10]" office:value-type="float" office:value="44.6541720133701">
            <text:p>44,6541720134</text:p>
          </table:table-cell>
          <table:table-cell table:style-name="ce5" table:formula="of:=[.M10]/SUM([.M$4:.M$11])" office:value-type="float" office:value="0.0698032957779625">
            <text:p>0,0698032958</text:p>
          </table:table-cell>
          <table:table-cell table:style-name="ce8"/>
          <table:table-cell table:style-name="ce5" table:formula="of:=[.N10]/SUM([.N$4:.N$11])" office:value-type="float" office:value="0.0759380187730069">
            <text:p>0,0759380188</text:p>
          </table:table-cell>
          <table:table-cell table:style-name="ce8"/>
          <table:table-cell table:style-name="ce5" table:formula="of:=[.O10]/SUM([.O$4:.O$11])" office:value-type="float" office:value="0.100148191278796">
            <text:p>0,1001481913</text:p>
          </table:table-cell>
          <table:table-cell table:style-name="ce8"/>
          <table:table-cell table:style-name="ce5" table:formula="of:=0.5*[.P10]+0.5*[.E10]" office:value-type="float" office:value="0.159901647888981">
            <text:p>0,1599016479</text:p>
          </table:table-cell>
          <table:table-cell table:style-name="ce5"/>
          <table:table-cell table:style-name="ce5" table:formula="of:=[.R10]*0.5+0.5*[.E10]" office:value-type="float" office:value="0.162969009386503">
            <text:p>0,1629690094</text:p>
          </table:table-cell>
          <table:table-cell table:style-name="ce5"/>
          <table:table-cell table:style-name="ce5" table:formula="of:=[.T10]*0.5+0.5*[.E10]" office:value-type="float" office:value="0.175074095639398">
            <text:p>0,1750740956</text:p>
          </table:table-cell>
          <table:table-cell table:style-name="ce5"/>
          <table:table-cell table:style-name="ce5" table:formula="of:=[.V10]*[.B10]+[.C10]*[.X10]+[.Z10]*[.D10]" office:value-type="float" office:value="10365.8920590712">
            <text:p>10365,8920590712</text:p>
          </table:table-cell>
          <table:table-cell table:style-name="ce5" table:number-columns-repeated="996"/>
        </table:table-row>
        <table:table-row table:style-name="ro1">
          <table:table-cell table:style-name="ce5" office:value-type="float" office:value="800">
            <text:p>800,0000000000</text:p>
          </table:table-cell>
          <table:table-cell table:style-name="ce5" office:value-type="float" office:value="15189.34503125">
            <text:p>15189,3450312500</text:p>
          </table:table-cell>
          <table:table-cell table:style-name="ce5" office:value-type="float" office:value="17416.61228125">
            <text:p>17416,6122812500</text:p>
          </table:table-cell>
          <table:table-cell table:style-name="ce5" office:value-type="float" office:value="18849.84799375">
            <text:p>18849,8479937500</text:p>
          </table:table-cell>
          <table:table-cell table:style-name="ce5" table:formula="of:=([.A11]-[.A10])/MAX([.A10:.A17])" office:value-type="float" office:value="0.375">
            <text:p>0,3750000000</text:p>
          </table:table-cell>
          <table:table-cell table:style-name="ce5" office:value-type="float" office:value="0.375">
            <text:p>0,3750000000</text:p>
          </table:table-cell>
          <table:table-cell table:style-name="ce5" office:value-type="float" office:value="285.163884476429">
            <text:p>285,1638844764</text:p>
          </table:table-cell>
          <table:table-cell table:style-name="ce5" office:value-type="float" office:value="313.773058205163">
            <text:p>313,7730582052</text:p>
          </table:table-cell>
          <table:table-cell table:style-name="ce5" office:value-type="float" office:value="276.475141627325">
            <text:p>276,4751416273</text:p>
          </table:table-cell>
          <table:table-cell table:style-name="ce5" table:formula="of:=SQRT(([.G$4]/[.B11])^2+([.G11]*[.B$4]/([.B11]^2))^2)" office:value-type="float" office:value="0.0618364824636616">
            <text:p>0,0618364825</text:p>
          </table:table-cell>
          <table:table-cell table:style-name="ce5" table:formula="of:=SQRT(([.H$4]/[.C11])^2+([.H11]*[.C$4]/([.C11]^2))^2)" office:value-type="float" office:value="0.0503547741838581">
            <text:p>0,0503547742</text:p>
          </table:table-cell>
          <table:table-cell table:style-name="ce5" table:formula="of:=SQRT(([.I$4]/[.D11])^2+([.I11]*[.D$4]/([.D11]^2))^2)" office:value-type="float" office:value="0.0294059772139961">
            <text:p>0,0294059772</text:p>
          </table:table-cell>
          <table:table-cell table:style-name="ce5" table:formula="of:=1/[.J11]" office:value-type="float" office:value="16.1716831255344">
            <text:p>16,1716831255</text:p>
          </table:table-cell>
          <table:table-cell table:style-name="ce5" table:formula="of:=1/[.K11]" office:value-type="float" office:value="19.8590901499974">
            <text:p>19,8590901500</text:p>
          </table:table-cell>
          <table:table-cell table:style-name="ce5" table:formula="of:=1/[.L11]" office:value-type="float" office:value="34.0066916573695">
            <text:p>34,0066916574</text:p>
          </table:table-cell>
          <table:table-cell table:style-name="ce5" table:formula="of:=[.M11]/SUM([.M$4:.M$11])" office:value-type="float" office:value="0.047492157476692">
            <text:p>0,0474921575</text:p>
          </table:table-cell>
          <table:table-cell table:style-name="ce8"/>
          <table:table-cell table:style-name="ce5" table:formula="of:=[.N11]/SUM([.N$4:.N$11])" office:value-type="float" office:value="0.0491279706588717">
            <text:p>0,0491279707</text:p>
          </table:table-cell>
          <table:table-cell table:style-name="ce8"/>
          <table:table-cell table:style-name="ce5" table:formula="of:=[.O11]/SUM([.O$4:.O$11])" office:value-type="float" office:value="0.0762685435045481">
            <text:p>0,0762685435</text:p>
          </table:table-cell>
          <table:table-cell table:style-name="ce8"/>
          <table:table-cell table:style-name="ce5" table:formula="of:=0.5*[.P11]+0.5*[.E11]" office:value-type="float" office:value="0.211246078738346">
            <text:p>0,2112460787</text:p>
          </table:table-cell>
          <table:table-cell table:style-name="ce5"/>
          <table:table-cell table:style-name="ce5" table:formula="of:=[.R11]*0.5+0.5*[.E11]" office:value-type="float" office:value="0.212063985329436">
            <text:p>0,2120639853</text:p>
          </table:table-cell>
          <table:table-cell table:style-name="ce5"/>
          <table:table-cell table:style-name="ce5" table:formula="of:=[.T11]*0.5+0.5*[.E11]" office:value-type="float" office:value="0.225634271752274">
            <text:p>0,2256342718</text:p>
          </table:table-cell>
          <table:table-cell table:style-name="ce5"/>
          <table:table-cell table:style-name="ce5" table:formula="of:=[.V11]*[.B11]+[.C11]*[.X11]+[.Z11]*[.D11]" office:value-type="float" office:value="11155.2975124657">
            <text:p>11155,2975124657</text:p>
          </table:table-cell>
          <table:table-cell table:style-name="ce5" table:number-columns-repeated="99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table:table-column table:style-name="co17" table:default-cell-style-name="ce1"/>
        <table:table-column table:style-name="co6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8107" number:language="fr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8107P0"/>
    </number:currency-style>
    <number:number-style style:name="N106">
      <number:number number:decimal-places="10"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currency-style style:name="N8106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6">16/06/2020</text:date>, <text:time>14:1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Jean-Claude SIRARD</meta:initial-creator>
    <dc:creator>Jean-Claude SIRARD</dc:creator>
    <meta:creation-date>2020-06-04T13:36:56Z</meta:creation-date>
    <dc:date>2020-06-16T14:11:24</dc:date>
    <meta:editing-cycles>13</meta:editing-cycles>
    <meta:editing-duration>P2DT1M42S</meta:editing-duration>
    <meta:document-statistic meta:table-count="4" meta:cell-count="1009" meta:object-count="0"/>
  </office:meta>
</office:document-meta>
</file>